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8.91mm" svg:y="3153.07mm">
            <loext:p draw:notify-on-update-of-ranges="Sheet1.A2:Sheet1.A7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3-&gt;18</text:p>
          </table:table-cell>
          <table:table-cell office:value-type="string" calcext:value-type="string">
            <text:p>18-&gt;3</text:p>
          </table:table-cell>
        </table:table-row>
        <table:table-row table:style-name="ro1">
          <table:table-cell office:value-type="float" office:value="9.88831118011" calcext:value-type="float">
            <text:p>9.8883111801</text:p>
          </table:table-cell>
          <table:table-cell/>
        </table:table-row>
        <table:table-row table:style-name="ro1">
          <table:table-cell office:value-type="float" office:value="9.97137756729" calcext:value-type="float">
            <text:p>9.9713775673</text:p>
          </table:table-cell>
          <table:table-cell/>
        </table:table-row>
        <table:table-row table:style-name="ro1">
          <table:table-cell office:value-type="float" office:value="9.92452980347" calcext:value-type="float">
            <text:p>9.9245298035</text:p>
          </table:table-cell>
          <table:table-cell/>
        </table:table-row>
        <table:table-row table:style-name="ro1">
          <table:table-cell office:value-type="float" office:value="9.78655221558" calcext:value-type="float">
            <text:p>9.7865522156</text:p>
          </table:table-cell>
          <table:table-cell/>
        </table:table-row>
        <table:table-row table:style-name="ro1">
          <table:table-cell office:value-type="float" office:value="9.67008992386" calcext:value-type="float">
            <text:p>9.6700899239</text:p>
          </table:table-cell>
          <table:table-cell/>
        </table:table-row>
        <table:table-row table:style-name="ro1">
          <table:table-cell office:value-type="float" office:value="9.83911880188" calcext:value-type="float">
            <text:p>9.8391188019</text:p>
          </table:table-cell>
          <table:table-cell/>
        </table:table-row>
        <table:table-row table:style-name="ro1">
          <table:table-cell office:value-type="float" office:value="9.68878852005" calcext:value-type="float">
            <text:p>9.6887885201</text:p>
          </table:table-cell>
          <table:table-cell/>
        </table:table-row>
        <table:table-row table:style-name="ro1">
          <table:table-cell office:value-type="float" office:value="9.60764972839" calcext:value-type="float">
            <text:p>9.6076497284</text:p>
          </table:table-cell>
          <table:table-cell/>
        </table:table-row>
        <table:table-row table:style-name="ro1">
          <table:table-cell office:value-type="float" office:value="9.72139061203" calcext:value-type="float">
            <text:p>9.721390612</text:p>
          </table:table-cell>
          <table:table-cell/>
        </table:table-row>
        <table:table-row table:style-name="ro1">
          <table:table-cell office:value-type="float" office:value="9.64151962509" calcext:value-type="float">
            <text:p>9.6415196251</text:p>
          </table:table-cell>
          <table:table-cell/>
        </table:table-row>
        <table:table-row table:style-name="ro1">
          <table:table-cell office:value-type="float" office:value="9.69050246582" calcext:value-type="float">
            <text:p>9.6905024658</text:p>
          </table:table-cell>
          <table:table-cell/>
        </table:table-row>
        <table:table-row table:style-name="ro1">
          <table:table-cell office:value-type="float" office:value="9.81596627197" calcext:value-type="float">
            <text:p>9.815966272</text:p>
          </table:table-cell>
          <table:table-cell/>
        </table:table-row>
        <table:table-row table:style-name="ro1">
          <table:table-cell office:value-type="float" office:value="9.69738879166" calcext:value-type="float">
            <text:p>9.6973887917</text:p>
          </table:table-cell>
          <table:table-cell/>
        </table:table-row>
        <table:table-row table:style-name="ro1">
          <table:table-cell office:value-type="float" office:value="9.77375390396" calcext:value-type="float">
            <text:p>9.773753904</text:p>
          </table:table-cell>
          <table:table-cell/>
        </table:table-row>
        <table:table-row table:style-name="ro1">
          <table:table-cell office:value-type="float" office:value="9.93262935333" calcext:value-type="float">
            <text:p>9.9326293533</text:p>
          </table:table-cell>
          <table:table-cell/>
        </table:table-row>
        <table:table-row table:style-name="ro1">
          <table:table-cell office:value-type="float" office:value="10.0669684654" calcext:value-type="float">
            <text:p>10.0669684654</text:p>
          </table:table-cell>
          <table:table-cell/>
        </table:table-row>
        <table:table-row table:style-name="ro1">
          <table:table-cell office:value-type="float" office:value="9.75031475067" calcext:value-type="float">
            <text:p>9.7503147507</text:p>
          </table:table-cell>
          <table:table-cell/>
        </table:table-row>
        <table:table-row table:style-name="ro1">
          <table:table-cell office:value-type="float" office:value="9.97080319901" calcext:value-type="float">
            <text:p>9.970803199</text:p>
          </table:table-cell>
          <table:table-cell/>
        </table:table-row>
        <table:table-row table:style-name="ro1">
          <table:table-cell office:value-type="float" office:value="9.91984868698" calcext:value-type="float">
            <text:p>9.919848687</text:p>
          </table:table-cell>
          <table:table-cell/>
        </table:table-row>
        <table:table-row table:style-name="ro1">
          <table:table-cell office:value-type="float" office:value="9.80616582336" calcext:value-type="float">
            <text:p>9.8061658234</text:p>
          </table:table-cell>
          <table:table-cell/>
        </table:table-row>
        <table:table-row table:style-name="ro1">
          <table:table-cell office:value-type="float" office:value="9.66438302689" calcext:value-type="float">
            <text:p>9.6643830269</text:p>
          </table:table-cell>
          <table:table-cell/>
        </table:table-row>
        <table:table-row table:style-name="ro1">
          <table:table-cell office:value-type="float" office:value="9.90044282227" calcext:value-type="float">
            <text:p>9.9004428223</text:p>
          </table:table-cell>
          <table:table-cell/>
        </table:table-row>
        <table:table-row table:style-name="ro1">
          <table:table-cell office:value-type="float" office:value="9.6772438446" calcext:value-type="float">
            <text:p>9.6772438446</text:p>
          </table:table-cell>
          <table:table-cell/>
        </table:table-row>
        <table:table-row table:style-name="ro1">
          <table:table-cell office:value-type="float" office:value="9.53643916397" calcext:value-type="float">
            <text:p>9.536439164</text:p>
          </table:table-cell>
          <table:table-cell/>
        </table:table-row>
        <table:table-row table:style-name="ro1">
          <table:table-cell office:value-type="float" office:value="9.88024164963" calcext:value-type="float">
            <text:p>9.8802416496</text:p>
          </table:table-cell>
          <table:table-cell/>
        </table:table-row>
        <table:table-row table:style-name="ro1">
          <table:table-cell office:value-type="float" office:value="9.7051156601" calcext:value-type="float">
            <text:p>9.7051156601</text:p>
          </table:table-cell>
          <table:table-cell/>
        </table:table-row>
        <table:table-row table:style-name="ro1">
          <table:table-cell office:value-type="float" office:value="9.64071762543" calcext:value-type="float">
            <text:p>9.6407176254</text:p>
          </table:table-cell>
          <table:table-cell/>
        </table:table-row>
        <table:table-row table:style-name="ro1">
          <table:table-cell office:value-type="float" office:value="9.80193675461" calcext:value-type="float">
            <text:p>9.8019367546</text:p>
          </table:table-cell>
          <table:table-cell/>
        </table:table-row>
        <table:table-row table:style-name="ro1">
          <table:table-cell office:value-type="float" office:value="9.61662114868" calcext:value-type="float">
            <text:p>9.6166211487</text:p>
          </table:table-cell>
          <table:table-cell/>
        </table:table-row>
        <table:table-row table:style-name="ro1">
          <table:table-cell office:value-type="float" office:value="9.67511856232" calcext:value-type="float">
            <text:p>9.6751185623</text:p>
          </table:table-cell>
          <table:table-cell/>
        </table:table-row>
        <table:table-row table:style-name="ro1">
          <table:table-cell office:value-type="float" office:value="9.8245533844" calcext:value-type="float">
            <text:p>9.8245533844</text:p>
          </table:table-cell>
          <table:table-cell/>
        </table:table-row>
        <table:table-row table:style-name="ro1">
          <table:table-cell office:value-type="float" office:value="9.49976737137" calcext:value-type="float">
            <text:p>9.4997673714</text:p>
          </table:table-cell>
          <table:table-cell/>
        </table:table-row>
        <table:table-row table:style-name="ro1">
          <table:table-cell office:value-type="float" office:value="9.64980422592" calcext:value-type="float">
            <text:p>9.6498042259</text:p>
          </table:table-cell>
          <table:table-cell/>
        </table:table-row>
        <table:table-row table:style-name="ro1">
          <table:table-cell office:value-type="float" office:value="9.8743241684" calcext:value-type="float">
            <text:p>9.8743241684</text:p>
          </table:table-cell>
          <table:table-cell/>
        </table:table-row>
        <table:table-row table:style-name="ro1">
          <table:table-cell office:value-type="float" office:value="10.0145425552" calcext:value-type="float">
            <text:p>10.0145425552</text:p>
          </table:table-cell>
          <table:table-cell/>
        </table:table-row>
        <table:table-row table:style-name="ro1">
          <table:table-cell office:value-type="float" office:value="9.81793024216" calcext:value-type="float">
            <text:p>9.8179302422</text:p>
          </table:table-cell>
          <table:table-cell/>
        </table:table-row>
        <table:table-row table:style-name="ro1">
          <table:table-cell office:value-type="float" office:value="9.98400484695" calcext:value-type="float">
            <text:p>9.984004847</text:p>
          </table:table-cell>
          <table:table-cell/>
        </table:table-row>
        <table:table-row table:style-name="ro1">
          <table:table-cell office:value-type="float" office:value="10.0546606323" calcext:value-type="float">
            <text:p>10.0546606323</text:p>
          </table:table-cell>
          <table:table-cell/>
        </table:table-row>
        <table:table-row table:style-name="ro1">
          <table:table-cell office:value-type="float" office:value="9.66753405228" calcext:value-type="float">
            <text:p>9.6675340523</text:p>
          </table:table-cell>
          <table:table-cell/>
        </table:table-row>
        <table:table-row table:style-name="ro1">
          <table:table-cell office:value-type="float" office:value="10.0129797531" calcext:value-type="float">
            <text:p>10.0129797531</text:p>
          </table:table-cell>
          <table:table-cell/>
        </table:table-row>
        <table:table-row table:style-name="ro1">
          <table:table-cell office:value-type="float" office:value="9.92901899033" calcext:value-type="float">
            <text:p>9.9290189903</text:p>
          </table:table-cell>
          <table:table-cell/>
        </table:table-row>
        <table:table-row table:style-name="ro1">
          <table:table-cell office:value-type="float" office:value="9.81011196976" calcext:value-type="float">
            <text:p>9.8101119698</text:p>
          </table:table-cell>
          <table:table-cell/>
        </table:table-row>
        <table:table-row table:style-name="ro1">
          <table:table-cell office:value-type="float" office:value="9.73637271194" calcext:value-type="float">
            <text:p>9.7363727119</text:p>
          </table:table-cell>
          <table:table-cell/>
        </table:table-row>
        <table:table-row table:style-name="ro1">
          <table:table-cell office:value-type="float" office:value="9.92432834091" calcext:value-type="float">
            <text:p>9.9243283409</text:p>
          </table:table-cell>
          <table:table-cell/>
        </table:table-row>
        <table:table-row table:style-name="ro1">
          <table:table-cell office:value-type="float" office:value="9.69801175919" calcext:value-type="float">
            <text:p>9.6980117592</text:p>
          </table:table-cell>
          <table:table-cell/>
        </table:table-row>
        <table:table-row table:style-name="ro1">
          <table:table-cell office:value-type="float" office:value="9.69584038239" calcext:value-type="float">
            <text:p>9.6958403824</text:p>
          </table:table-cell>
          <table:table-cell/>
        </table:table-row>
        <table:table-row table:style-name="ro1">
          <table:table-cell office:value-type="float" office:value="10.0443843597" calcext:value-type="float">
            <text:p>10.0443843597</text:p>
          </table:table-cell>
          <table:table-cell/>
        </table:table-row>
        <table:table-row table:style-name="ro1">
          <table:table-cell office:value-type="float" office:value="9.95195185165" calcext:value-type="float">
            <text:p>9.9519518517</text:p>
          </table:table-cell>
          <table:table-cell/>
        </table:table-row>
        <table:table-row table:style-name="ro1">
          <table:table-cell office:value-type="float" office:value="10.1111478317" calcext:value-type="float">
            <text:p>10.1111478317</text:p>
          </table:table-cell>
          <table:table-cell/>
        </table:table-row>
        <table:table-row table:style-name="ro1">
          <table:table-cell office:value-type="float" office:value="10.0865201279" calcext:value-type="float">
            <text:p>10.0865201279</text:p>
          </table:table-cell>
          <table:table-cell/>
        </table:table-row>
        <table:table-row table:style-name="ro1">
          <table:table-cell office:value-type="float" office:value="10.1060628555" calcext:value-type="float">
            <text:p>10.1060628555</text:p>
          </table:table-cell>
          <table:table-cell/>
        </table:table-row>
        <table:table-row table:style-name="ro1">
          <table:table-cell office:value-type="float" office:value="10.1000243248" calcext:value-type="float">
            <text:p>10.1000243248</text:p>
          </table:table-cell>
          <table:table-cell/>
        </table:table-row>
        <table:table-row table:style-name="ro1">
          <table:table-cell office:value-type="float" office:value="10.3087972527" calcext:value-type="float">
            <text:p>10.3087972527</text:p>
          </table:table-cell>
          <table:table-cell/>
        </table:table-row>
        <table:table-row table:style-name="ro1">
          <table:table-cell office:value-type="float" office:value="10.379417112" calcext:value-type="float">
            <text:p>10.379417112</text:p>
          </table:table-cell>
          <table:table-cell/>
        </table:table-row>
        <table:table-row table:style-name="ro1">
          <table:table-cell office:value-type="float" office:value="10.2290387169" calcext:value-type="float">
            <text:p>10.2290387169</text:p>
          </table:table-cell>
          <table:table-cell/>
        </table:table-row>
        <table:table-row table:style-name="ro1">
          <table:table-cell office:value-type="float" office:value="10.3668772736" calcext:value-type="float">
            <text:p>10.3668772736</text:p>
          </table:table-cell>
          <table:table-cell/>
        </table:table-row>
        <table:table-row table:style-name="ro1">
          <table:table-cell office:value-type="float" office:value="10.4269149841" calcext:value-type="float">
            <text:p>10.4269149841</text:p>
          </table:table-cell>
          <table:table-cell/>
        </table:table-row>
        <table:table-row table:style-name="ro1">
          <table:table-cell office:value-type="float" office:value="10.4656871613" calcext:value-type="float">
            <text:p>10.4656871613</text:p>
          </table:table-cell>
          <table:table-cell/>
        </table:table-row>
        <table:table-row table:style-name="ro1">
          <table:table-cell office:value-type="float" office:value="10.5241679016" calcext:value-type="float">
            <text:p>10.5241679016</text:p>
          </table:table-cell>
          <table:table-cell/>
        </table:table-row>
        <table:table-row table:style-name="ro1">
          <table:table-cell office:value-type="float" office:value="10.5764941086" calcext:value-type="float">
            <text:p>10.5764941086</text:p>
          </table:table-cell>
          <table:table-cell/>
        </table:table-row>
        <table:table-row table:style-name="ro1">
          <table:table-cell office:value-type="float" office:value="10.4743707245" calcext:value-type="float">
            <text:p>10.4743707245</text:p>
          </table:table-cell>
          <table:table-cell/>
        </table:table-row>
        <table:table-row table:style-name="ro1">
          <table:table-cell office:value-type="float" office:value="10.5298712471" calcext:value-type="float">
            <text:p>10.5298712471</text:p>
          </table:table-cell>
          <table:table-cell/>
        </table:table-row>
        <table:table-row table:style-name="ro1">
          <table:table-cell office:value-type="float" office:value="10.5143184799" calcext:value-type="float">
            <text:p>10.5143184799</text:p>
          </table:table-cell>
          <table:table-cell/>
        </table:table-row>
        <table:table-row table:style-name="ro1">
          <table:table-cell office:value-type="float" office:value="10.6467150803" calcext:value-type="float">
            <text:p>10.6467150803</text:p>
          </table:table-cell>
          <table:table-cell/>
        </table:table-row>
        <table:table-row table:style-name="ro1">
          <table:table-cell office:value-type="float" office:value="10.59152649" calcext:value-type="float">
            <text:p>10.59152649</text:p>
          </table:table-cell>
          <table:table-cell/>
        </table:table-row>
        <table:table-row table:style-name="ro1">
          <table:table-cell office:value-type="float" office:value="10.5758901695" calcext:value-type="float">
            <text:p>10.5758901695</text:p>
          </table:table-cell>
          <table:table-cell/>
        </table:table-row>
        <table:table-row table:style-name="ro1">
          <table:table-cell office:value-type="float" office:value="10.6632412903" calcext:value-type="float">
            <text:p>10.6632412903</text:p>
          </table:table-cell>
          <table:table-cell/>
        </table:table-row>
        <table:table-row table:style-name="ro1">
          <table:table-cell office:value-type="float" office:value="10.6124842781" calcext:value-type="float">
            <text:p>10.6124842781</text:p>
          </table:table-cell>
          <table:table-cell/>
        </table:table-row>
        <table:table-row table:style-name="ro1">
          <table:table-cell office:value-type="float" office:value="10.5040984329" calcext:value-type="float">
            <text:p>10.5040984329</text:p>
          </table:table-cell>
          <table:table-cell/>
        </table:table-row>
        <table:table-row table:style-name="ro1">
          <table:table-cell office:value-type="float" office:value="10.6002103897" calcext:value-type="float">
            <text:p>10.6002103897</text:p>
          </table:table-cell>
          <table:table-cell/>
        </table:table-row>
        <table:table-row table:style-name="ro1">
          <table:table-cell office:value-type="float" office:value="10.667085154" calcext:value-type="float">
            <text:p>10.667085154</text:p>
          </table:table-cell>
          <table:table-cell/>
        </table:table-row>
        <table:table-row table:style-name="ro1">
          <table:table-cell office:value-type="float" office:value="10.5571000572" calcext:value-type="float">
            <text:p>10.5571000572</text:p>
          </table:table-cell>
          <table:table-cell/>
        </table:table-row>
        <table:table-row table:style-name="ro1">
          <table:table-cell office:value-type="float" office:value="10.5854971558" calcext:value-type="float">
            <text:p>10.5854971558</text:p>
          </table:table-cell>
          <table:table-cell/>
        </table:table-row>
        <table:table-row table:style-name="ro1">
          <table:table-cell office:value-type="float" office:value="10.6789574631" calcext:value-type="float">
            <text:p>10.6789574631</text:p>
          </table:table-cell>
          <table:table-cell/>
        </table:table-row>
        <table:table-row table:style-name="ro1">
          <table:table-cell office:value-type="float" office:value="10.4730893867" calcext:value-type="float">
            <text:p>10.4730893867</text:p>
          </table:table-cell>
          <table:table-cell/>
        </table:table-row>
        <table:table-row table:style-name="ro1">
          <table:table-cell office:value-type="float" office:value="10.649158239" calcext:value-type="float">
            <text:p>10.649158239</text:p>
          </table:table-cell>
          <table:table-cell/>
        </table:table-row>
        <table:table-row table:style-name="ro1">
          <table:table-cell office:value-type="float" office:value="10.6486311615" calcext:value-type="float">
            <text:p>10.6486311615</text:p>
          </table:table-cell>
          <table:table-cell/>
        </table:table-row>
        <table:table-row table:style-name="ro1">
          <table:table-cell office:value-type="float" office:value="10.7097179428" calcext:value-type="float">
            <text:p>10.7097179428</text:p>
          </table:table-cell>
          <table:table-cell/>
        </table:table-row>
        <table:table-row table:style-name="ro1">
          <table:table-cell office:value-type="float" office:value="10.6112678764" calcext:value-type="float">
            <text:p>10.6112678764</text:p>
          </table:table-cell>
          <table:table-cell/>
        </table:table-row>
        <table:table-row table:style-name="ro1">
          <table:table-cell office:value-type="float" office:value="10.4894577988" calcext:value-type="float">
            <text:p>10.4894577988</text:p>
          </table:table-cell>
          <table:table-cell/>
        </table:table-row>
        <table:table-row table:style-name="ro1">
          <table:table-cell office:value-type="float" office:value="10.7625049454" calcext:value-type="float">
            <text:p>10.7625049454</text:p>
          </table:table-cell>
          <table:table-cell/>
        </table:table-row>
        <table:table-row table:style-name="ro1">
          <table:table-cell office:value-type="float" office:value="10.4123599594" calcext:value-type="float">
            <text:p>10.4123599594</text:p>
          </table:table-cell>
          <table:table-cell/>
        </table:table-row>
        <table:table-row table:style-name="ro1">
          <table:table-cell office:value-type="float" office:value="10.8000138412" calcext:value-type="float">
            <text:p>10.8000138412</text:p>
          </table:table-cell>
          <table:table-cell/>
        </table:table-row>
        <table:table-row table:style-name="ro1">
          <table:table-cell office:value-type="float" office:value="10.5403958992" calcext:value-type="float">
            <text:p>10.5403958992</text:p>
          </table:table-cell>
          <table:table-cell/>
        </table:table-row>
        <table:table-row table:style-name="ro1">
          <table:table-cell office:value-type="float" office:value="10.7912882584" calcext:value-type="float">
            <text:p>10.7912882584</text:p>
          </table:table-cell>
          <table:table-cell/>
        </table:table-row>
        <table:table-row table:style-name="ro1">
          <table:table-cell office:value-type="float" office:value="10.7675397148" calcext:value-type="float">
            <text:p>10.7675397148</text:p>
          </table:table-cell>
          <table:table-cell/>
        </table:table-row>
        <table:table-row table:style-name="ro1">
          <table:table-cell office:value-type="float" office:value="10.6214332306" calcext:value-type="float">
            <text:p>10.6214332306</text:p>
          </table:table-cell>
          <table:table-cell/>
        </table:table-row>
        <table:table-row table:style-name="ro1">
          <table:table-cell office:value-type="float" office:value="10.5441927711" calcext:value-type="float">
            <text:p>10.5441927711</text:p>
          </table:table-cell>
          <table:table-cell/>
        </table:table-row>
        <table:table-row table:style-name="ro1">
          <table:table-cell office:value-type="float" office:value="10.426103302" calcext:value-type="float">
            <text:p>10.426103302</text:p>
          </table:table-cell>
          <table:table-cell/>
        </table:table-row>
        <table:table-row table:style-name="ro1">
          <table:table-cell office:value-type="float" office:value="10.6144802116" calcext:value-type="float">
            <text:p>10.6144802116</text:p>
          </table:table-cell>
          <table:table-cell/>
        </table:table-row>
        <table:table-row table:style-name="ro1">
          <table:table-cell office:value-type="float" office:value="10.3524288681" calcext:value-type="float">
            <text:p>10.3524288681</text:p>
          </table:table-cell>
          <table:table-cell/>
        </table:table-row>
        <table:table-row table:style-name="ro1">
          <table:table-cell office:value-type="float" office:value="10.5230041367" calcext:value-type="float">
            <text:p>10.5230041367</text:p>
          </table:table-cell>
          <table:table-cell/>
        </table:table-row>
        <table:table-row table:style-name="ro1">
          <table:table-cell office:value-type="float" office:value="10.6362995148" calcext:value-type="float">
            <text:p>10.6362995148</text:p>
          </table:table-cell>
          <table:table-cell/>
        </table:table-row>
        <table:table-row table:style-name="ro1">
          <table:table-cell office:value-type="float" office:value="10.7810077988" calcext:value-type="float">
            <text:p>10.7810077988</text:p>
          </table:table-cell>
          <table:table-cell/>
        </table:table-row>
        <table:table-row table:style-name="ro1">
          <table:table-cell office:value-type="float" office:value="10.5019751694" calcext:value-type="float">
            <text:p>10.5019751694</text:p>
          </table:table-cell>
          <table:table-cell/>
        </table:table-row>
        <table:table-row table:style-name="ro1">
          <table:table-cell office:value-type="float" office:value="10.6551104874" calcext:value-type="float">
            <text:p>10.6551104874</text:p>
          </table:table-cell>
          <table:table-cell/>
        </table:table-row>
        <table:table-row table:style-name="ro1">
          <table:table-cell office:value-type="float" office:value="10.7606340988" calcext:value-type="float">
            <text:p>10.7606340988</text:p>
          </table:table-cell>
          <table:table-cell/>
        </table:table-row>
        <table:table-row table:style-name="ro1">
          <table:table-cell office:value-type="float" office:value="10.6735222733" calcext:value-type="float">
            <text:p>10.6735222733</text:p>
          </table:table-cell>
          <table:table-cell/>
        </table:table-row>
        <table:table-row table:style-name="ro1">
          <table:table-cell office:value-type="float" office:value="10.8637777679" calcext:value-type="float">
            <text:p>10.8637777679</text:p>
          </table:table-cell>
          <table:table-cell/>
        </table:table-row>
        <table:table-row table:style-name="ro1">
          <table:table-cell office:value-type="float" office:value="10.827721167" calcext:value-type="float">
            <text:p>10.827721167</text:p>
          </table:table-cell>
          <table:table-cell/>
        </table:table-row>
        <table:table-row table:style-name="ro1">
          <table:table-cell office:value-type="float" office:value="10.4679862419" calcext:value-type="float">
            <text:p>10.4679862419</text:p>
          </table:table-cell>
          <table:table-cell/>
        </table:table-row>
        <table:table-row table:style-name="ro1">
          <table:table-cell office:value-type="float" office:value="10.5633712288" calcext:value-type="float">
            <text:p>10.5633712288</text:p>
          </table:table-cell>
          <table:table-cell/>
        </table:table-row>
        <table:table-row table:style-name="ro1">
          <table:table-cell office:value-type="float" office:value="10.7326509537" calcext:value-type="float">
            <text:p>10.7326509537</text:p>
          </table:table-cell>
          <table:table-cell/>
        </table:table-row>
        <table:table-row table:style-name="ro1">
          <table:table-cell office:value-type="float" office:value="10.5809532013" calcext:value-type="float">
            <text:p>10.5809532013</text:p>
          </table:table-cell>
          <table:table-cell/>
        </table:table-row>
        <table:table-row table:style-name="ro1">
          <table:table-cell office:value-type="float" office:value="10.3864456841" calcext:value-type="float">
            <text:p>10.3864456841</text:p>
          </table:table-cell>
          <table:table-cell/>
        </table:table-row>
        <table:table-row table:style-name="ro1">
          <table:table-cell office:value-type="float" office:value="10.6404656288" calcext:value-type="float">
            <text:p>10.6404656288</text:p>
          </table:table-cell>
          <table:table-cell/>
        </table:table-row>
        <table:table-row table:style-name="ro1">
          <table:table-cell office:value-type="float" office:value="10.7198988861" calcext:value-type="float">
            <text:p>10.7198988861</text:p>
          </table:table-cell>
          <table:table-cell/>
        </table:table-row>
        <table:table-row table:style-name="ro1">
          <table:table-cell office:value-type="float" office:value="10.2810787491" calcext:value-type="float">
            <text:p>10.2810787491</text:p>
          </table:table-cell>
          <table:table-cell/>
        </table:table-row>
        <table:table-row table:style-name="ro1">
          <table:table-cell office:value-type="float" office:value="10.5048696655" calcext:value-type="float">
            <text:p>10.5048696655</text:p>
          </table:table-cell>
          <table:table-cell/>
        </table:table-row>
        <table:table-row table:style-name="ro1">
          <table:table-cell office:value-type="float" office:value="10.3048261337" calcext:value-type="float">
            <text:p>10.3048261337</text:p>
          </table:table-cell>
          <table:table-cell/>
        </table:table-row>
        <table:table-row table:style-name="ro1">
          <table:table-cell office:value-type="float" office:value="10.209174337" calcext:value-type="float">
            <text:p>10.209174337</text:p>
          </table:table-cell>
          <table:table-cell/>
        </table:table-row>
        <table:table-row table:style-name="ro1">
          <table:table-cell office:value-type="float" office:value="10.2288211792" calcext:value-type="float">
            <text:p>10.2288211792</text:p>
          </table:table-cell>
          <table:table-cell/>
        </table:table-row>
        <table:table-row table:style-name="ro1">
          <table:table-cell office:value-type="float" office:value="10.3757885429" calcext:value-type="float">
            <text:p>10.3757885429</text:p>
          </table:table-cell>
          <table:table-cell/>
        </table:table-row>
        <table:table-row table:style-name="ro1">
          <table:table-cell office:value-type="float" office:value="10.0377052162" calcext:value-type="float">
            <text:p>10.0377052162</text:p>
          </table:table-cell>
          <table:table-cell/>
        </table:table-row>
        <table:table-row table:style-name="ro1">
          <table:table-cell office:value-type="float" office:value="10.2185234108" calcext:value-type="float">
            <text:p>10.2185234108</text:p>
          </table:table-cell>
          <table:table-cell/>
        </table:table-row>
        <table:table-row table:style-name="ro1">
          <table:table-cell office:value-type="float" office:value="10.3101657326" calcext:value-type="float">
            <text:p>10.3101657326</text:p>
          </table:table-cell>
          <table:table-cell/>
        </table:table-row>
        <table:table-row table:style-name="ro1">
          <table:table-cell office:value-type="float" office:value="10.0217407387" calcext:value-type="float">
            <text:p>10.0217407387</text:p>
          </table:table-cell>
          <table:table-cell/>
        </table:table-row>
        <table:table-row table:style-name="ro1">
          <table:table-cell office:value-type="float" office:value="10.1791836693" calcext:value-type="float">
            <text:p>10.1791836693</text:p>
          </table:table-cell>
          <table:table-cell/>
        </table:table-row>
        <table:table-row table:style-name="ro1">
          <table:table-cell office:value-type="float" office:value="10.2438946457" calcext:value-type="float">
            <text:p>10.2438946457</text:p>
          </table:table-cell>
          <table:table-cell/>
        </table:table-row>
        <table:table-row table:style-name="ro1">
          <table:table-cell office:value-type="float" office:value="10.1848071251" calcext:value-type="float">
            <text:p>10.1848071251</text:p>
          </table:table-cell>
          <table:table-cell/>
        </table:table-row>
        <table:table-row table:style-name="ro1">
          <table:table-cell office:value-type="float" office:value="10.1564444572" calcext:value-type="float">
            <text:p>10.1564444572</text:p>
          </table:table-cell>
          <table:table-cell/>
        </table:table-row>
        <table:table-row table:style-name="ro1">
          <table:table-cell office:value-type="float" office:value="10.2184043427" calcext:value-type="float">
            <text:p>10.2184043427</text:p>
          </table:table-cell>
          <table:table-cell/>
        </table:table-row>
        <table:table-row table:style-name="ro1">
          <table:table-cell office:value-type="float" office:value="10.0264420052" calcext:value-type="float">
            <text:p>10.0264420052</text:p>
          </table:table-cell>
          <table:table-cell/>
        </table:table-row>
        <table:table-row table:style-name="ro1">
          <table:table-cell office:value-type="float" office:value="9.76917652817" calcext:value-type="float">
            <text:p>9.7691765282</text:p>
          </table:table-cell>
          <table:table-cell/>
        </table:table-row>
        <table:table-row table:style-name="ro1">
          <table:table-cell office:value-type="float" office:value="9.96172770157" calcext:value-type="float">
            <text:p>9.9617277016</text:p>
          </table:table-cell>
          <table:table-cell/>
        </table:table-row>
        <table:table-row table:style-name="ro1">
          <table:table-cell office:value-type="float" office:value="9.81279476013" calcext:value-type="float">
            <text:p>9.8127947601</text:p>
          </table:table-cell>
          <table:table-cell/>
        </table:table-row>
        <table:table-row table:style-name="ro1">
          <table:table-cell office:value-type="float" office:value="9.63684303207" calcext:value-type="float">
            <text:p>9.6368430321</text:p>
          </table:table-cell>
          <table:table-cell/>
        </table:table-row>
        <table:table-row table:style-name="ro1">
          <table:table-cell office:value-type="float" office:value="9.50499223862" calcext:value-type="float">
            <text:p>9.5049922386</text:p>
          </table:table-cell>
          <table:table-cell/>
        </table:table-row>
        <table:table-row table:style-name="ro1">
          <table:table-cell office:value-type="float" office:value="9.62233653183" calcext:value-type="float">
            <text:p>9.6223365318</text:p>
          </table:table-cell>
          <table:table-cell/>
        </table:table-row>
        <table:table-row table:style-name="ro1">
          <table:table-cell office:value-type="float" office:value="9.46225593338" calcext:value-type="float">
            <text:p>9.4622559334</text:p>
          </table:table-cell>
          <table:table-cell/>
        </table:table-row>
        <table:table-row table:style-name="ro1">
          <table:table-cell office:value-type="float" office:value="9.49843377075" calcext:value-type="float">
            <text:p>9.4984337708</text:p>
          </table:table-cell>
          <table:table-cell/>
        </table:table-row>
        <table:table-row table:style-name="ro1">
          <table:table-cell office:value-type="float" office:value="9.70703435822" calcext:value-type="float">
            <text:p>9.7070343582</text:p>
          </table:table-cell>
          <table:table-cell/>
        </table:table-row>
        <table:table-row table:style-name="ro1">
          <table:table-cell office:value-type="float" office:value="9.93715158768" calcext:value-type="float">
            <text:p>9.9371515877</text:p>
          </table:table-cell>
          <table:table-cell/>
        </table:table-row>
        <table:table-row table:style-name="ro1">
          <table:table-cell office:value-type="float" office:value="9.74528214951" calcext:value-type="float">
            <text:p>9.7452821495</text:p>
          </table:table-cell>
          <table:table-cell/>
        </table:table-row>
        <table:table-row table:style-name="ro1">
          <table:table-cell office:value-type="float" office:value="9.91068055191" calcext:value-type="float">
            <text:p>9.9106805519</text:p>
          </table:table-cell>
          <table:table-cell/>
        </table:table-row>
        <table:table-row table:style-name="ro1">
          <table:table-cell office:value-type="float" office:value="10.0382689301" calcext:value-type="float">
            <text:p>10.0382689301</text:p>
          </table:table-cell>
          <table:table-cell/>
        </table:table-row>
        <table:table-row table:style-name="ro1">
          <table:table-cell office:value-type="float" office:value="9.71105688019" calcext:value-type="float">
            <text:p>9.7110568802</text:p>
          </table:table-cell>
          <table:table-cell/>
        </table:table-row>
        <table:table-row table:style-name="ro1">
          <table:table-cell office:value-type="float" office:value="9.90149978104" calcext:value-type="float">
            <text:p>9.901499781</text:p>
          </table:table-cell>
          <table:table-cell/>
        </table:table-row>
        <table:table-row table:style-name="ro1">
          <table:table-cell office:value-type="float" office:value="9.92432004166" calcext:value-type="float">
            <text:p>9.9243200417</text:p>
          </table:table-cell>
          <table:table-cell/>
        </table:table-row>
        <table:table-row table:style-name="ro1">
          <table:table-cell office:value-type="float" office:value="9.87364075089" calcext:value-type="float">
            <text:p>9.8736407509</text:p>
          </table:table-cell>
          <table:table-cell/>
        </table:table-row>
        <table:table-row table:style-name="ro1">
          <table:table-cell office:value-type="float" office:value="9.96266103134" calcext:value-type="float">
            <text:p>9.9626610313</text:p>
          </table:table-cell>
          <table:table-cell/>
        </table:table-row>
        <table:table-row table:style-name="ro1">
          <table:table-cell office:value-type="float" office:value="9.92259185257" calcext:value-type="float">
            <text:p>9.9225918526</text:p>
          </table:table-cell>
          <table:table-cell/>
        </table:table-row>
        <table:table-row table:style-name="ro1">
          <table:table-cell office:value-type="float" office:value="9.87505293274" calcext:value-type="float">
            <text:p>9.8750529327</text:p>
          </table:table-cell>
          <table:table-cell/>
        </table:table-row>
        <table:table-row table:style-name="ro1">
          <table:table-cell office:value-type="float" office:value="9.65497197037" calcext:value-type="float">
            <text:p>9.6549719704</text:p>
          </table:table-cell>
          <table:table-cell/>
        </table:table-row>
        <table:table-row table:style-name="ro1">
          <table:table-cell office:value-type="float" office:value="9.91029018784" calcext:value-type="float">
            <text:p>9.9102901878</text:p>
          </table:table-cell>
          <table:table-cell/>
        </table:table-row>
        <table:table-row table:style-name="ro1">
          <table:table-cell office:value-type="float" office:value="9.80457801132" calcext:value-type="float">
            <text:p>9.8045780113</text:p>
          </table:table-cell>
          <table:table-cell/>
        </table:table-row>
        <table:table-row table:style-name="ro1">
          <table:table-cell office:value-type="float" office:value="9.90382394638" calcext:value-type="float">
            <text:p>9.9038239464</text:p>
          </table:table-cell>
          <table:table-cell/>
        </table:table-row>
        <table:table-row table:style-name="ro1">
          <table:table-cell office:value-type="float" office:value="9.75486999512" calcext:value-type="float">
            <text:p>9.7548699951</text:p>
          </table:table-cell>
          <table:table-cell/>
        </table:table-row>
        <table:table-row table:style-name="ro1">
          <table:table-cell office:value-type="float" office:value="9.76336170349" calcext:value-type="float">
            <text:p>9.7633617035</text:p>
          </table:table-cell>
          <table:table-cell/>
        </table:table-row>
        <table:table-row table:style-name="ro1">
          <table:table-cell office:value-type="float" office:value="9.68600157776" calcext:value-type="float">
            <text:p>9.6860015778</text:p>
          </table:table-cell>
          <table:table-cell/>
        </table:table-row>
        <table:table-row table:style-name="ro1">
          <table:table-cell office:value-type="float" office:value="9.71438962936" calcext:value-type="float">
            <text:p>9.7143896294</text:p>
          </table:table-cell>
          <table:table-cell/>
        </table:table-row>
        <table:table-row table:style-name="ro1">
          <table:table-cell office:value-type="float" office:value="9.70527072906" calcext:value-type="float">
            <text:p>9.7052707291</text:p>
          </table:table-cell>
          <table:table-cell/>
        </table:table-row>
        <table:table-row table:style-name="ro1">
          <table:table-cell office:value-type="float" office:value="9.68130547028" calcext:value-type="float">
            <text:p>9.6813054703</text:p>
          </table:table-cell>
          <table:table-cell/>
        </table:table-row>
        <table:table-row table:style-name="ro1">
          <table:table-cell office:value-type="float" office:value="9.7272895134" calcext:value-type="float">
            <text:p>9.7272895134</text:p>
          </table:table-cell>
          <table:table-cell/>
        </table:table-row>
        <table:table-row table:style-name="ro1">
          <table:table-cell office:value-type="float" office:value="9.81701265106" calcext:value-type="float">
            <text:p>9.8170126511</text:p>
          </table:table-cell>
          <table:table-cell/>
        </table:table-row>
        <table:table-row table:style-name="ro1">
          <table:table-cell office:value-type="float" office:value="9.79244876175" calcext:value-type="float">
            <text:p>9.7924487618</text:p>
          </table:table-cell>
          <table:table-cell/>
        </table:table-row>
        <table:table-row table:style-name="ro1">
          <table:table-cell office:value-type="float" office:value="9.85617223892" calcext:value-type="float">
            <text:p>9.8561722389</text:p>
          </table:table-cell>
          <table:table-cell/>
        </table:table-row>
        <table:table-row table:style-name="ro1">
          <table:table-cell office:value-type="float" office:value="9.82787817078" calcext:value-type="float">
            <text:p>9.8278781708</text:p>
          </table:table-cell>
          <table:table-cell/>
        </table:table-row>
        <table:table-row table:style-name="ro1">
          <table:table-cell office:value-type="float" office:value="9.80524610138" calcext:value-type="float">
            <text:p>9.8052461014</text:p>
          </table:table-cell>
          <table:table-cell/>
        </table:table-row>
        <table:table-row table:style-name="ro1">
          <table:table-cell office:value-type="float" office:value="9.85016866226" calcext:value-type="float">
            <text:p>9.8501686623</text:p>
          </table:table-cell>
          <table:table-cell/>
        </table:table-row>
        <table:table-row table:style-name="ro1">
          <table:table-cell office:value-type="float" office:value="9.82511048126" calcext:value-type="float">
            <text:p>9.8251104813</text:p>
          </table:table-cell>
          <table:table-cell/>
        </table:table-row>
        <table:table-row table:style-name="ro1">
          <table:table-cell office:value-type="float" office:value="9.90881243439" calcext:value-type="float">
            <text:p>9.9088124344</text:p>
          </table:table-cell>
          <table:table-cell/>
        </table:table-row>
        <table:table-row table:style-name="ro1">
          <table:table-cell office:value-type="float" office:value="9.88403130646" calcext:value-type="float">
            <text:p>9.8840313065</text:p>
          </table:table-cell>
          <table:table-cell/>
        </table:table-row>
        <table:table-row table:style-name="ro1">
          <table:table-cell office:value-type="float" office:value="9.81228499146" calcext:value-type="float">
            <text:p>9.8122849915</text:p>
          </table:table-cell>
          <table:table-cell/>
        </table:table-row>
        <table:table-row table:style-name="ro1">
          <table:table-cell office:value-type="float" office:value="9.80635988388" calcext:value-type="float">
            <text:p>9.8063598839</text:p>
          </table:table-cell>
          <table:table-cell/>
        </table:table-row>
        <table:table-row table:style-name="ro1">
          <table:table-cell office:value-type="float" office:value="9.82226858444" calcext:value-type="float">
            <text:p>9.8222685844</text:p>
          </table:table-cell>
          <table:table-cell/>
        </table:table-row>
        <table:table-row table:style-name="ro1">
          <table:table-cell office:value-type="float" office:value="9.80455356216" calcext:value-type="float">
            <text:p>9.8045535622</text:p>
          </table:table-cell>
          <table:table-cell/>
        </table:table-row>
        <table:table-row table:style-name="ro1">
          <table:table-cell office:value-type="float" office:value="9.85533588333" calcext:value-type="float">
            <text:p>9.8553358833</text:p>
          </table:table-cell>
          <table:table-cell/>
        </table:table-row>
        <table:table-row table:style-name="ro1">
          <table:table-cell office:value-type="float" office:value="9.89217605362" calcext:value-type="float">
            <text:p>9.8921760536</text:p>
          </table:table-cell>
          <table:table-cell/>
        </table:table-row>
        <table:table-row table:style-name="ro1">
          <table:table-cell office:value-type="float" office:value="9.86918636856" calcext:value-type="float">
            <text:p>9.8691863686</text:p>
          </table:table-cell>
          <table:table-cell/>
        </table:table-row>
        <table:table-row table:style-name="ro1">
          <table:table-cell office:value-type="float" office:value="9.9003010994" calcext:value-type="float">
            <text:p>9.9003010994</text:p>
          </table:table-cell>
          <table:table-cell/>
        </table:table-row>
        <table:table-row table:style-name="ro1">
          <table:table-cell office:value-type="float" office:value="9.89465136261" calcext:value-type="float">
            <text:p>9.8946513626</text:p>
          </table:table-cell>
          <table:table-cell/>
        </table:table-row>
        <table:table-row table:style-name="ro1">
          <table:table-cell office:value-type="float" office:value="9.83977324677" calcext:value-type="float">
            <text:p>9.8397732468</text:p>
          </table:table-cell>
          <table:table-cell/>
        </table:table-row>
        <table:table-row table:style-name="ro1">
          <table:table-cell office:value-type="float" office:value="9.73935894852" calcext:value-type="float">
            <text:p>9.7393589485</text:p>
          </table:table-cell>
          <table:table-cell/>
        </table:table-row>
        <table:table-row table:style-name="ro1">
          <table:table-cell office:value-type="float" office:value="9.69858866959" calcext:value-type="float">
            <text:p>9.6985886696</text:p>
          </table:table-cell>
          <table:table-cell/>
        </table:table-row>
        <table:table-row table:style-name="ro1">
          <table:table-cell office:value-type="float" office:value="9.83464053116" calcext:value-type="float">
            <text:p>9.8346405312</text:p>
          </table:table-cell>
          <table:table-cell/>
        </table:table-row>
        <table:table-row table:style-name="ro1">
          <table:table-cell office:value-type="float" office:value="9.74347343521" calcext:value-type="float">
            <text:p>9.7434734352</text:p>
          </table:table-cell>
          <table:table-cell/>
        </table:table-row>
        <table:table-row table:style-name="ro1">
          <table:table-cell office:value-type="float" office:value="9.75561655426" calcext:value-type="float">
            <text:p>9.7556165543</text:p>
          </table:table-cell>
          <table:table-cell/>
        </table:table-row>
        <table:table-row table:style-name="ro1">
          <table:table-cell office:value-type="float" office:value="9.77077753677" calcext:value-type="float">
            <text:p>9.7707775368</text:p>
          </table:table-cell>
          <table:table-cell/>
        </table:table-row>
        <table:table-row table:style-name="ro1">
          <table:table-cell office:value-type="float" office:value="9.73020576706" calcext:value-type="float">
            <text:p>9.7302057671</text:p>
          </table:table-cell>
          <table:table-cell/>
        </table:table-row>
        <table:table-row table:style-name="ro1">
          <table:table-cell office:value-type="float" office:value="9.68151156845" calcext:value-type="float">
            <text:p>9.6815115685</text:p>
          </table:table-cell>
          <table:table-cell/>
        </table:table-row>
        <table:table-row table:style-name="ro1">
          <table:table-cell office:value-type="float" office:value="9.74656954346" calcext:value-type="float">
            <text:p>9.7465695435</text:p>
          </table:table-cell>
          <table:table-cell/>
        </table:table-row>
        <table:table-row table:style-name="ro1">
          <table:table-cell office:value-type="float" office:value="9.69078303299" calcext:value-type="float">
            <text:p>9.690783033</text:p>
          </table:table-cell>
          <table:table-cell/>
        </table:table-row>
        <table:table-row table:style-name="ro1">
          <table:table-cell office:value-type="float" office:value="9.72802653961" calcext:value-type="float">
            <text:p>9.7280265396</text:p>
          </table:table-cell>
          <table:table-cell/>
        </table:table-row>
        <table:table-row table:style-name="ro1">
          <table:table-cell office:value-type="float" office:value="9.88471550903" calcext:value-type="float">
            <text:p>9.884715509</text:p>
          </table:table-cell>
          <table:table-cell/>
        </table:table-row>
        <table:table-row table:style-name="ro1">
          <table:table-cell office:value-type="float" office:value="9.87100136337" calcext:value-type="float">
            <text:p>9.8710013634</text:p>
          </table:table-cell>
          <table:table-cell/>
        </table:table-row>
        <table:table-row table:style-name="ro1">
          <table:table-cell office:value-type="float" office:value="9.76157983093" calcext:value-type="float">
            <text:p>9.7615798309</text:p>
          </table:table-cell>
          <table:table-cell/>
        </table:table-row>
        <table:table-row table:style-name="ro1">
          <table:table-cell office:value-type="float" office:value="9.83243797607" calcext:value-type="float">
            <text:p>9.8324379761</text:p>
          </table:table-cell>
          <table:table-cell/>
        </table:table-row>
        <table:table-row table:style-name="ro1">
          <table:table-cell office:value-type="float" office:value="9.88307812576" calcext:value-type="float">
            <text:p>9.8830781258</text:p>
          </table:table-cell>
          <table:table-cell/>
        </table:table-row>
        <table:table-row table:style-name="ro1">
          <table:table-cell office:value-type="float" office:value="9.89509174652" calcext:value-type="float">
            <text:p>9.8950917465</text:p>
          </table:table-cell>
          <table:table-cell/>
        </table:table-row>
        <table:table-row table:style-name="ro1">
          <table:table-cell office:value-type="float" office:value="9.92590168533" calcext:value-type="float">
            <text:p>9.9259016853</text:p>
          </table:table-cell>
          <table:table-cell/>
        </table:table-row>
        <table:table-row table:style-name="ro1">
          <table:table-cell office:value-type="float" office:value="9.97356916885" calcext:value-type="float">
            <text:p>9.9735691689</text:p>
          </table:table-cell>
          <table:table-cell/>
        </table:table-row>
        <table:table-row table:style-name="ro1">
          <table:table-cell office:value-type="float" office:value="9.76127795486" calcext:value-type="float">
            <text:p>9.7612779549</text:p>
          </table:table-cell>
          <table:table-cell/>
        </table:table-row>
        <table:table-row table:style-name="ro1">
          <table:table-cell office:value-type="float" office:value="9.92395999603" calcext:value-type="float">
            <text:p>9.923959996</text:p>
          </table:table-cell>
          <table:table-cell/>
        </table:table-row>
        <table:table-row table:style-name="ro1">
          <table:table-cell office:value-type="float" office:value="9.78683016586" calcext:value-type="float">
            <text:p>9.7868301659</text:p>
          </table:table-cell>
          <table:table-cell/>
        </table:table-row>
        <table:table-row table:style-name="ro1">
          <table:table-cell office:value-type="float" office:value="9.81458067017" calcext:value-type="float">
            <text:p>9.8145806702</text:p>
          </table:table-cell>
          <table:table-cell/>
        </table:table-row>
        <table:table-row table:style-name="ro1">
          <table:table-cell office:value-type="float" office:value="10.0240399315" calcext:value-type="float">
            <text:p>10.0240399315</text:p>
          </table:table-cell>
          <table:table-cell/>
        </table:table-row>
        <table:table-row table:style-name="ro1">
          <table:table-cell office:value-type="float" office:value="9.93485822678" calcext:value-type="float">
            <text:p>9.9348582268</text:p>
          </table:table-cell>
          <table:table-cell/>
        </table:table-row>
        <table:table-row table:style-name="ro1">
          <table:table-cell office:value-type="float" office:value="9.73098238297" calcext:value-type="float">
            <text:p>9.730982383</text:p>
          </table:table-cell>
          <table:table-cell/>
        </table:table-row>
        <table:table-row table:style-name="ro1">
          <table:table-cell office:value-type="float" office:value="9.67294778366" calcext:value-type="float">
            <text:p>9.6729477837</text:p>
          </table:table-cell>
          <table:table-cell/>
        </table:table-row>
        <table:table-row table:style-name="ro1">
          <table:table-cell office:value-type="float" office:value="9.74062350082" calcext:value-type="float">
            <text:p>9.7406235008</text:p>
          </table:table-cell>
          <table:table-cell/>
        </table:table-row>
        <table:table-row table:style-name="ro1">
          <table:table-cell office:value-type="float" office:value="9.74993522797" calcext:value-type="float">
            <text:p>9.749935228</text:p>
          </table:table-cell>
          <table:table-cell/>
        </table:table-row>
        <table:table-row table:style-name="ro1">
          <table:table-cell office:value-type="float" office:value="9.66404182281" calcext:value-type="float">
            <text:p>9.6640418228</text:p>
          </table:table-cell>
          <table:table-cell/>
        </table:table-row>
        <table:table-row table:style-name="ro1">
          <table:table-cell office:value-type="float" office:value="9.69846436768" calcext:value-type="float">
            <text:p>9.6984643677</text:p>
          </table:table-cell>
          <table:table-cell/>
        </table:table-row>
        <table:table-row table:style-name="ro1">
          <table:table-cell office:value-type="float" office:value="9.86126420593" calcext:value-type="float">
            <text:p>9.8612642059</text:p>
          </table:table-cell>
          <table:table-cell/>
        </table:table-row>
        <table:table-row table:style-name="ro1">
          <table:table-cell office:value-type="float" office:value="9.53281541748" calcext:value-type="float">
            <text:p>9.5328154175</text:p>
          </table:table-cell>
          <table:table-cell/>
        </table:table-row>
        <table:table-row table:style-name="ro1">
          <table:table-cell office:value-type="float" office:value="9.69166290359" calcext:value-type="float">
            <text:p>9.6916629036</text:p>
          </table:table-cell>
          <table:table-cell/>
        </table:table-row>
        <table:table-row table:style-name="ro1">
          <table:table-cell office:value-type="float" office:value="9.85995344696" calcext:value-type="float">
            <text:p>9.859953447</text:p>
          </table:table-cell>
          <table:table-cell/>
        </table:table-row>
        <table:table-row table:style-name="ro1">
          <table:table-cell office:value-type="float" office:value="9.93740142517" calcext:value-type="float">
            <text:p>9.9374014252</text:p>
          </table:table-cell>
          <table:table-cell/>
        </table:table-row>
        <table:table-row table:style-name="ro1">
          <table:table-cell office:value-type="float" office:value="9.89966336517" calcext:value-type="float">
            <text:p>9.8996633652</text:p>
          </table:table-cell>
          <table:table-cell/>
        </table:table-row>
        <table:table-row table:style-name="ro1">
          <table:table-cell office:value-type="float" office:value="9.93965942078" calcext:value-type="float">
            <text:p>9.9396594208</text:p>
          </table:table-cell>
          <table:table-cell/>
        </table:table-row>
        <table:table-row table:style-name="ro1">
          <table:table-cell office:value-type="float" office:value="9.98042801743" calcext:value-type="float">
            <text:p>9.9804280174</text:p>
          </table:table-cell>
          <table:table-cell/>
        </table:table-row>
        <table:table-row table:style-name="ro1">
          <table:table-cell office:value-type="float" office:value="9.55282918396" calcext:value-type="float">
            <text:p>9.552829184</text:p>
          </table:table-cell>
          <table:table-cell/>
        </table:table-row>
        <table:table-row table:style-name="ro1">
          <table:table-cell office:value-type="float" office:value="10.0813406448" calcext:value-type="float">
            <text:p>10.0813406448</text:p>
          </table:table-cell>
          <table:table-cell/>
        </table:table-row>
        <table:table-row table:style-name="ro1">
          <table:table-cell office:value-type="float" office:value="10.0366829872" calcext:value-type="float">
            <text:p>10.0366829872</text:p>
          </table:table-cell>
          <table:table-cell/>
        </table:table-row>
        <table:table-row table:style-name="ro1">
          <table:table-cell office:value-type="float" office:value="9.85551880341" calcext:value-type="float">
            <text:p>9.8555188034</text:p>
          </table:table-cell>
          <table:table-cell/>
        </table:table-row>
        <table:table-row table:style-name="ro1">
          <table:table-cell office:value-type="float" office:value="9.96927598648" calcext:value-type="float">
            <text:p>9.9692759865</text:p>
          </table:table-cell>
          <table:table-cell/>
        </table:table-row>
        <table:table-row table:style-name="ro1">
          <table:table-cell office:value-type="float" office:value="9.85972540436" calcext:value-type="float">
            <text:p>9.8597254044</text:p>
          </table:table-cell>
          <table:table-cell/>
        </table:table-row>
        <table:table-row table:style-name="ro1">
          <table:table-cell office:value-type="float" office:value="9.6474296669" calcext:value-type="float">
            <text:p>9.6474296669</text:p>
          </table:table-cell>
          <table:table-cell/>
        </table:table-row>
        <table:table-row table:style-name="ro1">
          <table:table-cell office:value-type="float" office:value="9.53969426651" calcext:value-type="float">
            <text:p>9.5396942665</text:p>
          </table:table-cell>
          <table:table-cell/>
        </table:table-row>
        <table:table-row table:style-name="ro1">
          <table:table-cell office:value-type="float" office:value="9.67379789658" calcext:value-type="float">
            <text:p>9.6737978966</text:p>
          </table:table-cell>
          <table:table-cell/>
        </table:table-row>
        <table:table-row table:style-name="ro1">
          <table:table-cell office:value-type="float" office:value="9.61673943176" calcext:value-type="float">
            <text:p>9.6167394318</text:p>
          </table:table-cell>
          <table:table-cell/>
        </table:table-row>
        <table:table-row table:style-name="ro1">
          <table:table-cell office:value-type="float" office:value="9.61966850815" calcext:value-type="float">
            <text:p>9.6196685082</text:p>
          </table:table-cell>
          <table:table-cell/>
        </table:table-row>
        <table:table-row table:style-name="ro1">
          <table:table-cell office:value-type="float" office:value="9.76128431015" calcext:value-type="float">
            <text:p>9.7612843102</text:p>
          </table:table-cell>
          <table:table-cell/>
        </table:table-row>
        <table:table-row table:style-name="ro1">
          <table:table-cell office:value-type="float" office:value="9.60370705872" calcext:value-type="float">
            <text:p>9.6037070587</text:p>
          </table:table-cell>
          <table:table-cell/>
        </table:table-row>
        <table:table-row table:style-name="ro1">
          <table:table-cell office:value-type="float" office:value="9.61769048157" calcext:value-type="float">
            <text:p>9.6176904816</text:p>
          </table:table-cell>
          <table:table-cell/>
        </table:table-row>
        <table:table-row table:style-name="ro1">
          <table:table-cell office:value-type="float" office:value="9.76476472626" calcext:value-type="float">
            <text:p>9.7647647263</text:p>
          </table:table-cell>
          <table:table-cell/>
        </table:table-row>
        <table:table-row table:style-name="ro1">
          <table:table-cell office:value-type="float" office:value="9.98348326492" calcext:value-type="float">
            <text:p>9.9834832649</text:p>
          </table:table-cell>
          <table:table-cell/>
        </table:table-row>
        <table:table-row table:style-name="ro1">
          <table:table-cell office:value-type="float" office:value="9.66852839279" calcext:value-type="float">
            <text:p>9.6685283928</text:p>
          </table:table-cell>
          <table:table-cell/>
        </table:table-row>
        <table:table-row table:style-name="ro1">
          <table:table-cell office:value-type="float" office:value="9.8576824791" calcext:value-type="float">
            <text:p>9.8576824791</text:p>
          </table:table-cell>
          <table:table-cell/>
        </table:table-row>
        <table:table-row table:style-name="ro1">
          <table:table-cell office:value-type="float" office:value="9.94476017303" calcext:value-type="float">
            <text:p>9.944760173</text:p>
          </table:table-cell>
          <table:table-cell/>
        </table:table-row>
        <table:table-row table:style-name="ro1">
          <table:table-cell office:value-type="float" office:value="9.79656395874" calcext:value-type="float">
            <text:p>9.7965639587</text:p>
          </table:table-cell>
          <table:table-cell/>
        </table:table-row>
        <table:table-row table:style-name="ro1">
          <table:table-cell office:value-type="float" office:value="9.9361279007" calcext:value-type="float">
            <text:p>9.9361279007</text:p>
          </table:table-cell>
          <table:table-cell/>
        </table:table-row>
        <table:table-row table:style-name="ro1">
          <table:table-cell office:value-type="float" office:value="9.88161712036" calcext:value-type="float">
            <text:p>9.8816171204</text:p>
          </table:table-cell>
          <table:table-cell/>
        </table:table-row>
        <table:table-row table:style-name="ro1">
          <table:table-cell office:value-type="float" office:value="10.0205395897" calcext:value-type="float">
            <text:p>10.0205395897</text:p>
          </table:table-cell>
          <table:table-cell/>
        </table:table-row>
        <table:table-row table:style-name="ro1">
          <table:table-cell office:value-type="float" office:value="9.59408489456" calcext:value-type="float">
            <text:p>9.5940848946</text:p>
          </table:table-cell>
          <table:table-cell/>
        </table:table-row>
        <table:table-row table:style-name="ro1">
          <table:table-cell office:value-type="float" office:value="10.0809495331" calcext:value-type="float">
            <text:p>10.0809495331</text:p>
          </table:table-cell>
          <table:table-cell/>
        </table:table-row>
        <table:table-row table:style-name="ro1">
          <table:table-cell office:value-type="float" office:value="9.95877982101" calcext:value-type="float">
            <text:p>9.958779821</text:p>
          </table:table-cell>
          <table:table-cell/>
        </table:table-row>
        <table:table-row table:style-name="ro1">
          <table:table-cell office:value-type="float" office:value="9.74610471039" calcext:value-type="float">
            <text:p>9.7461047104</text:p>
          </table:table-cell>
          <table:table-cell/>
        </table:table-row>
        <table:table-row table:style-name="ro1">
          <table:table-cell office:value-type="float" office:value="9.91874593277" calcext:value-type="float">
            <text:p>9.9187459328</text:p>
          </table:table-cell>
          <table:table-cell/>
        </table:table-row>
        <table:table-row table:style-name="ro1">
          <table:table-cell office:value-type="float" office:value="9.75299679337" calcext:value-type="float">
            <text:p>9.7529967934</text:p>
          </table:table-cell>
          <table:table-cell/>
        </table:table-row>
        <table:table-row table:style-name="ro1">
          <table:table-cell office:value-type="float" office:value="9.63357148056" calcext:value-type="float">
            <text:p>9.6335714806</text:p>
          </table:table-cell>
          <table:table-cell/>
        </table:table-row>
        <table:table-row table:style-name="ro1">
          <table:table-cell office:value-type="float" office:value="9.57125599823" calcext:value-type="float">
            <text:p>9.5712559982</text:p>
          </table:table-cell>
          <table:table-cell/>
        </table:table-row>
        <table:table-row table:style-name="ro1">
          <table:table-cell office:value-type="float" office:value="9.80946339417" calcext:value-type="float">
            <text:p>9.8094633942</text:p>
          </table:table-cell>
          <table:table-cell/>
        </table:table-row>
        <table:table-row table:style-name="ro1">
          <table:table-cell office:value-type="float" office:value="9.71341102753" calcext:value-type="float">
            <text:p>9.7134110275</text:p>
          </table:table-cell>
          <table:table-cell/>
        </table:table-row>
        <table:table-row table:style-name="ro1">
          <table:table-cell office:value-type="float" office:value="9.82146497726" calcext:value-type="float">
            <text:p>9.8214649773</text:p>
          </table:table-cell>
          <table:table-cell/>
        </table:table-row>
        <table:table-row table:style-name="ro1">
          <table:table-cell office:value-type="float" office:value="9.82007672119" calcext:value-type="float">
            <text:p>9.8200767212</text:p>
          </table:table-cell>
          <table:table-cell/>
        </table:table-row>
        <table:table-row table:style-name="ro1">
          <table:table-cell office:value-type="float" office:value="9.71464589691" calcext:value-type="float">
            <text:p>9.7146458969</text:p>
          </table:table-cell>
          <table:table-cell/>
        </table:table-row>
        <table:table-row table:style-name="ro1">
          <table:table-cell office:value-type="float" office:value="9.70771239243" calcext:value-type="float">
            <text:p>9.7077123924</text:p>
          </table:table-cell>
          <table:table-cell/>
        </table:table-row>
        <table:table-row table:style-name="ro1">
          <table:table-cell office:value-type="float" office:value="9.75397674103" calcext:value-type="float">
            <text:p>9.753976741</text:p>
          </table:table-cell>
          <table:table-cell/>
        </table:table-row>
        <table:table-row table:style-name="ro1">
          <table:table-cell office:value-type="float" office:value="9.87910364227" calcext:value-type="float">
            <text:p>9.8791036423</text:p>
          </table:table-cell>
          <table:table-cell/>
        </table:table-row>
        <table:table-row table:style-name="ro1">
          <table:table-cell office:value-type="float" office:value="9.73164422989" calcext:value-type="float">
            <text:p>9.7316442299</text:p>
          </table:table-cell>
          <table:table-cell/>
        </table:table-row>
        <table:table-row table:style-name="ro1">
          <table:table-cell office:value-type="float" office:value="9.82464684448" calcext:value-type="float">
            <text:p>9.8246468445</text:p>
          </table:table-cell>
          <table:table-cell/>
        </table:table-row>
        <table:table-row table:style-name="ro1">
          <table:table-cell office:value-type="float" office:value="9.88735037308" calcext:value-type="float">
            <text:p>9.8873503731</text:p>
          </table:table-cell>
          <table:table-cell/>
        </table:table-row>
        <table:table-row table:style-name="ro1">
          <table:table-cell office:value-type="float" office:value="9.88610103607" calcext:value-type="float">
            <text:p>9.8861010361</text:p>
          </table:table-cell>
          <table:table-cell/>
        </table:table-row>
        <table:table-row table:style-name="ro1">
          <table:table-cell office:value-type="float" office:value="9.87471913071" calcext:value-type="float">
            <text:p>9.8747191307</text:p>
          </table:table-cell>
          <table:table-cell/>
        </table:table-row>
        <table:table-row table:style-name="ro1">
          <table:table-cell office:value-type="float" office:value="9.85039020004" calcext:value-type="float">
            <text:p>9.8503902</text:p>
          </table:table-cell>
          <table:table-cell/>
        </table:table-row>
        <table:table-row table:style-name="ro1">
          <table:table-cell office:value-type="float" office:value="9.80977839203" calcext:value-type="float">
            <text:p>9.809778392</text:p>
          </table:table-cell>
          <table:table-cell/>
        </table:table-row>
        <table:table-row table:style-name="ro1">
          <table:table-cell office:value-type="float" office:value="9.74454086151" calcext:value-type="float">
            <text:p>9.7445408615</text:p>
          </table:table-cell>
          <table:table-cell/>
        </table:table-row>
        <table:table-row table:style-name="ro1">
          <table:table-cell office:value-type="float" office:value="9.88266170502" calcext:value-type="float">
            <text:p>9.882661705</text:p>
          </table:table-cell>
          <table:table-cell/>
        </table:table-row>
        <table:table-row table:style-name="ro1">
          <table:table-cell office:value-type="float" office:value="9.94371001816" calcext:value-type="float">
            <text:p>9.9437100182</text:p>
          </table:table-cell>
          <table:table-cell/>
        </table:table-row>
        <table:table-row table:style-name="ro1">
          <table:table-cell office:value-type="float" office:value="9.88737497177" calcext:value-type="float">
            <text:p>9.8873749718</text:p>
          </table:table-cell>
          <table:table-cell/>
        </table:table-row>
        <table:table-row table:style-name="ro1">
          <table:table-cell office:value-type="float" office:value="9.8702609726" calcext:value-type="float">
            <text:p>9.8702609726</text:p>
          </table:table-cell>
          <table:table-cell/>
        </table:table-row>
        <table:table-row table:style-name="ro1">
          <table:table-cell office:value-type="float" office:value="9.7913985321" calcext:value-type="float">
            <text:p>9.7913985321</text:p>
          </table:table-cell>
          <table:table-cell/>
        </table:table-row>
        <table:table-row table:style-name="ro1">
          <table:table-cell office:value-type="float" office:value="9.63932465897" calcext:value-type="float">
            <text:p>9.639324659</text:p>
          </table:table-cell>
          <table:table-cell/>
        </table:table-row>
        <table:table-row table:style-name="ro1">
          <table:table-cell office:value-type="float" office:value="9.79559231033" calcext:value-type="float">
            <text:p>9.7955923103</text:p>
          </table:table-cell>
          <table:table-cell/>
        </table:table-row>
        <table:table-row table:style-name="ro1">
          <table:table-cell office:value-type="float" office:value="9.8938925415" calcext:value-type="float">
            <text:p>9.8938925415</text:p>
          </table:table-cell>
          <table:table-cell/>
        </table:table-row>
        <table:table-row table:style-name="ro1">
          <table:table-cell office:value-type="float" office:value="9.85488058319" calcext:value-type="float">
            <text:p>9.8548805832</text:p>
          </table:table-cell>
          <table:table-cell/>
        </table:table-row>
        <table:table-row table:style-name="ro1">
          <table:table-cell office:value-type="float" office:value="9.81486908798" calcext:value-type="float">
            <text:p>9.814869088</text:p>
          </table:table-cell>
          <table:table-cell/>
        </table:table-row>
        <table:table-row table:style-name="ro1">
          <table:table-cell office:value-type="float" office:value="9.75553640289" calcext:value-type="float">
            <text:p>9.7555364029</text:p>
          </table:table-cell>
          <table:table-cell/>
        </table:table-row>
        <table:table-row table:style-name="ro1">
          <table:table-cell office:value-type="float" office:value="9.85228388824" calcext:value-type="float">
            <text:p>9.8522838882</text:p>
          </table:table-cell>
          <table:table-cell/>
        </table:table-row>
        <table:table-row table:style-name="ro1">
          <table:table-cell office:value-type="float" office:value="9.78578935699" calcext:value-type="float">
            <text:p>9.785789357</text:p>
          </table:table-cell>
          <table:table-cell/>
        </table:table-row>
        <table:table-row table:style-name="ro1">
          <table:table-cell office:value-type="float" office:value="9.87507984924" calcext:value-type="float">
            <text:p>9.8750798492</text:p>
          </table:table-cell>
          <table:table-cell/>
        </table:table-row>
        <table:table-row table:style-name="ro1">
          <table:table-cell office:value-type="float" office:value="9.85045143509" calcext:value-type="float">
            <text:p>9.8504514351</text:p>
          </table:table-cell>
          <table:table-cell/>
        </table:table-row>
        <table:table-row table:style-name="ro1">
          <table:table-cell office:value-type="float" office:value="9.83315851593" calcext:value-type="float">
            <text:p>9.8331585159</text:p>
          </table:table-cell>
          <table:table-cell/>
        </table:table-row>
        <table:table-row table:style-name="ro1">
          <table:table-cell office:value-type="float" office:value="9.75335882034" calcext:value-type="float">
            <text:p>9.7533588203</text:p>
          </table:table-cell>
          <table:table-cell/>
        </table:table-row>
        <table:table-row table:style-name="ro1">
          <table:table-cell office:value-type="float" office:value="9.87694781723" calcext:value-type="float">
            <text:p>9.8769478172</text:p>
          </table:table-cell>
          <table:table-cell/>
        </table:table-row>
        <table:table-row table:style-name="ro1">
          <table:table-cell office:value-type="float" office:value="9.72678942719" calcext:value-type="float">
            <text:p>9.7267894272</text:p>
          </table:table-cell>
          <table:table-cell/>
        </table:table-row>
        <table:table-row table:style-name="ro1">
          <table:table-cell office:value-type="float" office:value="9.79514508514" calcext:value-type="float">
            <text:p>9.7951450851</text:p>
          </table:table-cell>
          <table:table-cell/>
        </table:table-row>
        <table:table-row table:style-name="ro1">
          <table:table-cell office:value-type="float" office:value="9.74745793762" calcext:value-type="float">
            <text:p>9.7474579376</text:p>
          </table:table-cell>
          <table:table-cell/>
        </table:table-row>
        <table:table-row table:style-name="ro1">
          <table:table-cell office:value-type="float" office:value="9.98299480515" calcext:value-type="float">
            <text:p>9.9829948052</text:p>
          </table:table-cell>
          <table:table-cell/>
        </table:table-row>
        <table:table-row table:style-name="ro1">
          <table:table-cell office:value-type="float" office:value="9.69615683823" calcext:value-type="float">
            <text:p>9.6961568382</text:p>
          </table:table-cell>
          <table:table-cell/>
        </table:table-row>
        <table:table-row table:style-name="ro1">
          <table:table-cell office:value-type="float" office:value="9.74332438507" calcext:value-type="float">
            <text:p>9.7433243851</text:p>
          </table:table-cell>
          <table:table-cell/>
        </table:table-row>
        <table:table-row table:style-name="ro1">
          <table:table-cell office:value-type="float" office:value="9.9168538147" calcext:value-type="float">
            <text:p>9.9168538147</text:p>
          </table:table-cell>
          <table:table-cell/>
        </table:table-row>
        <table:table-row table:style-name="ro1">
          <table:table-cell office:value-type="float" office:value="9.81730701294" calcext:value-type="float">
            <text:p>9.8173070129</text:p>
          </table:table-cell>
          <table:table-cell/>
        </table:table-row>
        <table:table-row table:style-name="ro1">
          <table:table-cell office:value-type="float" office:value="9.81498161392" calcext:value-type="float">
            <text:p>9.8149816139</text:p>
          </table:table-cell>
          <table:table-cell/>
        </table:table-row>
        <table:table-row table:style-name="ro1">
          <table:table-cell office:value-type="float" office:value="9.85572781754" calcext:value-type="float">
            <text:p>9.8557278175</text:p>
          </table:table-cell>
          <table:table-cell/>
        </table:table-row>
        <table:table-row table:style-name="ro1">
          <table:table-cell office:value-type="float" office:value="9.77045588455" calcext:value-type="float">
            <text:p>9.7704558846</text:p>
          </table:table-cell>
          <table:table-cell/>
        </table:table-row>
        <table:table-row table:style-name="ro1">
          <table:table-cell office:value-type="float" office:value="9.82217448883" calcext:value-type="float">
            <text:p>9.8221744888</text:p>
          </table:table-cell>
          <table:table-cell/>
        </table:table-row>
        <table:table-row table:style-name="ro1">
          <table:table-cell office:value-type="float" office:value="9.92171815033" calcext:value-type="float">
            <text:p>9.9217181503</text:p>
          </table:table-cell>
          <table:table-cell/>
        </table:table-row>
        <table:table-row table:style-name="ro1">
          <table:table-cell office:value-type="float" office:value="9.78457590866" calcext:value-type="float">
            <text:p>9.7845759087</text:p>
          </table:table-cell>
          <table:table-cell/>
        </table:table-row>
        <table:table-row table:style-name="ro1">
          <table:table-cell office:value-type="float" office:value="9.87925878601" calcext:value-type="float">
            <text:p>9.879258786</text:p>
          </table:table-cell>
          <table:table-cell/>
        </table:table-row>
        <table:table-row table:style-name="ro1">
          <table:table-cell office:value-type="float" office:value="9.88064393921" calcext:value-type="float">
            <text:p>9.8806439392</text:p>
          </table:table-cell>
          <table:table-cell/>
        </table:table-row>
        <table:table-row table:style-name="ro1">
          <table:table-cell office:value-type="float" office:value="9.77696223907" calcext:value-type="float">
            <text:p>9.7769622391</text:p>
          </table:table-cell>
          <table:table-cell/>
        </table:table-row>
        <table:table-row table:style-name="ro1">
          <table:table-cell office:value-type="float" office:value="9.9776247757" calcext:value-type="float">
            <text:p>9.9776247757</text:p>
          </table:table-cell>
          <table:table-cell/>
        </table:table-row>
        <table:table-row table:style-name="ro1">
          <table:table-cell office:value-type="float" office:value="9.62600020447" calcext:value-type="float">
            <text:p>9.6260002045</text:p>
          </table:table-cell>
          <table:table-cell/>
        </table:table-row>
        <table:table-row table:style-name="ro1">
          <table:table-cell office:value-type="float" office:value="9.72923209991" calcext:value-type="float">
            <text:p>9.7292320999</text:p>
          </table:table-cell>
          <table:table-cell/>
        </table:table-row>
        <table:table-row table:style-name="ro1">
          <table:table-cell office:value-type="float" office:value="9.62411818008" calcext:value-type="float">
            <text:p>9.6241181801</text:p>
          </table:table-cell>
          <table:table-cell/>
        </table:table-row>
        <table:table-row table:style-name="ro1">
          <table:table-cell office:value-type="float" office:value="9.64362763596" calcext:value-type="float">
            <text:p>9.643627636</text:p>
          </table:table-cell>
          <table:table-cell/>
        </table:table-row>
        <table:table-row table:style-name="ro1">
          <table:table-cell office:value-type="float" office:value="9.80109860458" calcext:value-type="float">
            <text:p>9.8010986046</text:p>
          </table:table-cell>
          <table:table-cell/>
        </table:table-row>
        <table:table-row table:style-name="ro1">
          <table:table-cell office:value-type="float" office:value="9.68093458328" calcext:value-type="float">
            <text:p>9.6809345833</text:p>
          </table:table-cell>
          <table:table-cell/>
        </table:table-row>
        <table:table-row table:style-name="ro1">
          <table:table-cell office:value-type="float" office:value="9.71657352982" calcext:value-type="float">
            <text:p>9.7165735298</text:p>
          </table:table-cell>
          <table:table-cell/>
        </table:table-row>
        <table:table-row table:style-name="ro1">
          <table:table-cell office:value-type="float" office:value="9.88632866745" calcext:value-type="float">
            <text:p>9.8863286675</text:p>
          </table:table-cell>
          <table:table-cell/>
        </table:table-row>
        <table:table-row table:style-name="ro1">
          <table:table-cell office:value-type="float" office:value="10.0049366158" calcext:value-type="float">
            <text:p>10.0049366158</text:p>
          </table:table-cell>
          <table:table-cell/>
        </table:table-row>
        <table:table-row table:style-name="ro1">
          <table:table-cell office:value-type="float" office:value="9.72428522034" calcext:value-type="float">
            <text:p>9.7242852203</text:p>
          </table:table-cell>
          <table:table-cell/>
        </table:table-row>
        <table:table-row table:style-name="ro1">
          <table:table-cell office:value-type="float" office:value="9.66793312683" calcext:value-type="float">
            <text:p>9.6679331268</text:p>
          </table:table-cell>
          <table:table-cell/>
        </table:table-row>
        <table:table-row table:style-name="ro1">
          <table:table-cell office:value-type="float" office:value="9.97576850891" calcext:value-type="float">
            <text:p>9.9757685089</text:p>
          </table:table-cell>
          <table:table-cell/>
        </table:table-row>
        <table:table-row table:style-name="ro1">
          <table:table-cell office:value-type="float" office:value="9.88971973572" calcext:value-type="float">
            <text:p>9.8897197357</text:p>
          </table:table-cell>
          <table:table-cell/>
        </table:table-row>
        <table:table-row table:style-name="ro1">
          <table:table-cell office:value-type="float" office:value="9.95939748001" calcext:value-type="float">
            <text:p>9.95939748</text:p>
          </table:table-cell>
          <table:table-cell/>
        </table:table-row>
        <table:table-row table:style-name="ro1">
          <table:table-cell office:value-type="float" office:value="10.0073315491" calcext:value-type="float">
            <text:p>10.0073315491</text:p>
          </table:table-cell>
          <table:table-cell/>
        </table:table-row>
        <table:table-row table:style-name="ro1">
          <table:table-cell office:value-type="float" office:value="9.86417496414" calcext:value-type="float">
            <text:p>9.8641749641</text:p>
          </table:table-cell>
          <table:table-cell/>
        </table:table-row>
        <table:table-row table:style-name="ro1">
          <table:table-cell office:value-type="float" office:value="9.68493246918" calcext:value-type="float">
            <text:p>9.6849324692</text:p>
          </table:table-cell>
          <table:table-cell/>
        </table:table-row>
        <table:table-row table:style-name="ro1">
          <table:table-cell office:value-type="float" office:value="10.001323748" calcext:value-type="float">
            <text:p>10.001323748</text:p>
          </table:table-cell>
          <table:table-cell/>
        </table:table-row>
        <table:table-row table:style-name="ro1">
          <table:table-cell office:value-type="float" office:value="9.78257212448" calcext:value-type="float">
            <text:p>9.7825721245</text:p>
          </table:table-cell>
          <table:table-cell/>
        </table:table-row>
        <table:table-row table:style-name="ro1">
          <table:table-cell office:value-type="float" office:value="9.68475526886" calcext:value-type="float">
            <text:p>9.6847552689</text:p>
          </table:table-cell>
          <table:table-cell/>
        </table:table-row>
        <table:table-row table:style-name="ro1">
          <table:table-cell office:value-type="float" office:value="9.64495331116" calcext:value-type="float">
            <text:p>9.6449533112</text:p>
          </table:table-cell>
          <table:table-cell/>
        </table:table-row>
        <table:table-row table:style-name="ro1">
          <table:table-cell office:value-type="float" office:value="9.66800830612" calcext:value-type="float">
            <text:p>9.6680083061</text:p>
          </table:table-cell>
          <table:table-cell/>
        </table:table-row>
        <table:table-row table:style-name="ro1">
          <table:table-cell office:value-type="float" office:value="9.53324327774" calcext:value-type="float">
            <text:p>9.5332432777</text:p>
          </table:table-cell>
          <table:table-cell/>
        </table:table-row>
        <table:table-row table:style-name="ro1">
          <table:table-cell office:value-type="float" office:value="9.61049039154" calcext:value-type="float">
            <text:p>9.6104903915</text:p>
          </table:table-cell>
          <table:table-cell/>
        </table:table-row>
        <table:table-row table:style-name="ro1">
          <table:table-cell office:value-type="float" office:value="9.65828015823" calcext:value-type="float">
            <text:p>9.6582801582</text:p>
          </table:table-cell>
          <table:table-cell/>
        </table:table-row>
        <table:table-row table:style-name="ro1">
          <table:table-cell office:value-type="float" office:value="9.58473955917" calcext:value-type="float">
            <text:p>9.5847395592</text:p>
          </table:table-cell>
          <table:table-cell/>
        </table:table-row>
        <table:table-row table:style-name="ro1">
          <table:table-cell office:value-type="float" office:value="9.73518191833" calcext:value-type="float">
            <text:p>9.7351819183</text:p>
          </table:table-cell>
          <table:table-cell/>
        </table:table-row>
        <table:table-row table:style-name="ro1">
          <table:table-cell office:value-type="float" office:value="9.69565364914" calcext:value-type="float">
            <text:p>9.6956536491</text:p>
          </table:table-cell>
          <table:table-cell/>
        </table:table-row>
        <table:table-row table:style-name="ro1">
          <table:table-cell office:value-type="float" office:value="9.71813020096" calcext:value-type="float">
            <text:p>9.718130201</text:p>
          </table:table-cell>
          <table:table-cell/>
        </table:table-row>
        <table:table-row table:style-name="ro1">
          <table:table-cell office:value-type="float" office:value="9.67659369888" calcext:value-type="float">
            <text:p>9.6765936989</text:p>
          </table:table-cell>
          <table:table-cell/>
        </table:table-row>
        <table:table-row table:style-name="ro1">
          <table:table-cell office:value-type="float" office:value="9.98513668594" calcext:value-type="float">
            <text:p>9.9851366859</text:p>
          </table:table-cell>
          <table:table-cell/>
        </table:table-row>
        <table:table-row table:style-name="ro1">
          <table:table-cell office:value-type="float" office:value="10.0841452698" calcext:value-type="float">
            <text:p>10.0841452698</text:p>
          </table:table-cell>
          <table:table-cell/>
        </table:table-row>
        <table:table-row table:style-name="ro1">
          <table:table-cell office:value-type="float" office:value="9.79877320557" calcext:value-type="float">
            <text:p>9.7987732056</text:p>
          </table:table-cell>
          <table:table-cell/>
        </table:table-row>
        <table:table-row table:style-name="ro1">
          <table:table-cell office:value-type="float" office:value="9.8963835144" calcext:value-type="float">
            <text:p>9.8963835144</text:p>
          </table:table-cell>
          <table:table-cell/>
        </table:table-row>
        <table:table-row table:style-name="ro1">
          <table:table-cell office:value-type="float" office:value="9.91196674957" calcext:value-type="float">
            <text:p>9.9119667496</text:p>
          </table:table-cell>
          <table:table-cell/>
        </table:table-row>
        <table:table-row table:style-name="ro1">
          <table:table-cell office:value-type="float" office:value="9.82468587341" calcext:value-type="float">
            <text:p>9.8246858734</text:p>
          </table:table-cell>
          <table:table-cell/>
        </table:table-row>
        <table:table-row table:style-name="ro1">
          <table:table-cell office:value-type="float" office:value="9.97891912308" calcext:value-type="float">
            <text:p>9.9789191231</text:p>
          </table:table-cell>
          <table:table-cell/>
        </table:table-row>
        <table:table-row table:style-name="ro1">
          <table:table-cell office:value-type="float" office:value="9.92817855988" calcext:value-type="float">
            <text:p>9.9281785599</text:p>
          </table:table-cell>
          <table:table-cell/>
        </table:table-row>
        <table:table-row table:style-name="ro1">
          <table:table-cell office:value-type="float" office:value="9.77573458481" calcext:value-type="float">
            <text:p>9.7757345848</text:p>
          </table:table-cell>
          <table:table-cell/>
        </table:table-row>
        <table:table-row table:style-name="ro1">
          <table:table-cell office:value-type="float" office:value="9.60014765015" calcext:value-type="float">
            <text:p>9.6001476502</text:p>
          </table:table-cell>
          <table:table-cell/>
        </table:table-row>
        <table:table-row table:style-name="ro1">
          <table:table-cell office:value-type="float" office:value="9.90152340775" calcext:value-type="float">
            <text:p>9.9015234078</text:p>
          </table:table-cell>
          <table:table-cell/>
        </table:table-row>
        <table:table-row table:style-name="ro1">
          <table:table-cell office:value-type="float" office:value="9.76226119232" calcext:value-type="float">
            <text:p>9.7622611923</text:p>
          </table:table-cell>
          <table:table-cell/>
        </table:table-row>
        <table:table-row table:style-name="ro1">
          <table:table-cell office:value-type="float" office:value="9.92062040558" calcext:value-type="float">
            <text:p>9.9206204056</text:p>
          </table:table-cell>
          <table:table-cell/>
        </table:table-row>
        <table:table-row table:style-name="ro1">
          <table:table-cell office:value-type="float" office:value="9.78234471741" calcext:value-type="float">
            <text:p>9.7823447174</text:p>
          </table:table-cell>
          <table:table-cell/>
        </table:table-row>
        <table:table-row table:style-name="ro1">
          <table:table-cell office:value-type="float" office:value="9.75134759674" calcext:value-type="float">
            <text:p>9.7513475967</text:p>
          </table:table-cell>
          <table:table-cell/>
        </table:table-row>
        <table:table-row table:style-name="ro1">
          <table:table-cell office:value-type="float" office:value="9.69054736404" calcext:value-type="float">
            <text:p>9.690547364</text:p>
          </table:table-cell>
          <table:table-cell/>
        </table:table-row>
        <table:table-row table:style-name="ro1">
          <table:table-cell office:value-type="float" office:value="9.71538423157" calcext:value-type="float">
            <text:p>9.7153842316</text:p>
          </table:table-cell>
          <table:table-cell/>
        </table:table-row>
        <table:table-row table:style-name="ro1">
          <table:table-cell office:value-type="float" office:value="9.86797961197" calcext:value-type="float">
            <text:p>9.867979612</text:p>
          </table:table-cell>
          <table:table-cell/>
        </table:table-row>
        <table:table-row table:style-name="ro1">
          <table:table-cell office:value-type="float" office:value="9.69058138351" calcext:value-type="float">
            <text:p>9.6905813835</text:p>
          </table:table-cell>
          <table:table-cell/>
        </table:table-row>
        <table:table-row table:style-name="ro1">
          <table:table-cell office:value-type="float" office:value="9.80508411636" calcext:value-type="float">
            <text:p>9.8050841164</text:p>
          </table:table-cell>
          <table:table-cell/>
        </table:table-row>
        <table:table-row table:style-name="ro1">
          <table:table-cell office:value-type="float" office:value="9.85115477829" calcext:value-type="float">
            <text:p>9.8511547783</text:p>
          </table:table-cell>
          <table:table-cell/>
        </table:table-row>
        <table:table-row table:style-name="ro1">
          <table:table-cell office:value-type="float" office:value="9.84600307159" calcext:value-type="float">
            <text:p>9.8460030716</text:p>
          </table:table-cell>
          <table:table-cell/>
        </table:table-row>
        <table:table-row table:style-name="ro1">
          <table:table-cell office:value-type="float" office:value="9.87791068039" calcext:value-type="float">
            <text:p>9.8779106804</text:p>
          </table:table-cell>
          <table:table-cell/>
        </table:table-row>
        <table:table-row table:style-name="ro1">
          <table:table-cell office:value-type="float" office:value="9.86848212814" calcext:value-type="float">
            <text:p>9.8684821281</text:p>
          </table:table-cell>
          <table:table-cell/>
        </table:table-row>
        <table:table-row table:style-name="ro1">
          <table:table-cell office:value-type="float" office:value="9.90022431259" calcext:value-type="float">
            <text:p>9.9002243126</text:p>
          </table:table-cell>
          <table:table-cell/>
        </table:table-row>
        <table:table-row table:style-name="ro1">
          <table:table-cell office:value-type="float" office:value="9.82599760437" calcext:value-type="float">
            <text:p>9.8259976044</text:p>
          </table:table-cell>
          <table:table-cell/>
        </table:table-row>
        <table:table-row table:style-name="ro1">
          <table:table-cell office:value-type="float" office:value="9.82838509827" calcext:value-type="float">
            <text:p>9.8283850983</text:p>
          </table:table-cell>
          <table:table-cell/>
        </table:table-row>
        <table:table-row table:style-name="ro1">
          <table:table-cell office:value-type="float" office:value="9.77067764664" calcext:value-type="float">
            <text:p>9.7706776466</text:p>
          </table:table-cell>
          <table:table-cell/>
        </table:table-row>
        <table:table-row table:style-name="ro1">
          <table:table-cell office:value-type="float" office:value="9.80892513885" calcext:value-type="float">
            <text:p>9.8089251389</text:p>
          </table:table-cell>
          <table:table-cell/>
        </table:table-row>
        <table:table-row table:style-name="ro1">
          <table:table-cell office:value-type="float" office:value="9.82286747665" calcext:value-type="float">
            <text:p>9.8228674767</text:p>
          </table:table-cell>
          <table:table-cell/>
        </table:table-row>
        <table:table-row table:style-name="ro1">
          <table:table-cell office:value-type="float" office:value="9.84750183487" calcext:value-type="float">
            <text:p>9.8475018349</text:p>
          </table:table-cell>
          <table:table-cell/>
        </table:table-row>
        <table:table-row table:style-name="ro1">
          <table:table-cell office:value-type="float" office:value="9.83097024155" calcext:value-type="float">
            <text:p>9.8309702416</text:p>
          </table:table-cell>
          <table:table-cell/>
        </table:table-row>
        <table:table-row table:style-name="ro1">
          <table:table-cell office:value-type="float" office:value="9.76876504211" calcext:value-type="float">
            <text:p>9.7687650421</text:p>
          </table:table-cell>
          <table:table-cell/>
        </table:table-row>
        <table:table-row table:style-name="ro1">
          <table:table-cell office:value-type="float" office:value="9.88035806351" calcext:value-type="float">
            <text:p>9.8803580635</text:p>
          </table:table-cell>
          <table:table-cell/>
        </table:table-row>
        <table:table-row table:style-name="ro1">
          <table:table-cell office:value-type="float" office:value="9.88206109314" calcext:value-type="float">
            <text:p>9.8820610931</text:p>
          </table:table-cell>
          <table:table-cell/>
        </table:table-row>
        <table:table-row table:style-name="ro1">
          <table:table-cell office:value-type="float" office:value="9.8374329689" calcext:value-type="float">
            <text:p>9.8374329689</text:p>
          </table:table-cell>
          <table:table-cell/>
        </table:table-row>
        <table:table-row table:style-name="ro1">
          <table:table-cell office:value-type="float" office:value="9.87084109802" calcext:value-type="float">
            <text:p>9.870841098</text:p>
          </table:table-cell>
          <table:table-cell/>
        </table:table-row>
        <table:table-row table:style-name="ro1">
          <table:table-cell office:value-type="float" office:value="9.77605272293" calcext:value-type="float">
            <text:p>9.7760527229</text:p>
          </table:table-cell>
          <table:table-cell/>
        </table:table-row>
        <table:table-row table:style-name="ro1">
          <table:table-cell office:value-type="float" office:value="9.79235821762" calcext:value-type="float">
            <text:p>9.7923582176</text:p>
          </table:table-cell>
          <table:table-cell/>
        </table:table-row>
        <table:table-row table:style-name="ro1">
          <table:table-cell office:value-type="float" office:value="9.7258224144" calcext:value-type="float">
            <text:p>9.7258224144</text:p>
          </table:table-cell>
          <table:table-cell/>
        </table:table-row>
        <table:table-row table:style-name="ro1">
          <table:table-cell office:value-type="float" office:value="9.74798056641" calcext:value-type="float">
            <text:p>9.7479805664</text:p>
          </table:table-cell>
          <table:table-cell/>
        </table:table-row>
        <table:table-row table:style-name="ro1">
          <table:table-cell office:value-type="float" office:value="9.76696088867" calcext:value-type="float">
            <text:p>9.7669608887</text:p>
          </table:table-cell>
          <table:table-cell/>
        </table:table-row>
        <table:table-row table:style-name="ro1">
          <table:table-cell office:value-type="float" office:value="9.7193743042" calcext:value-type="float">
            <text:p>9.7193743042</text:p>
          </table:table-cell>
          <table:table-cell/>
        </table:table-row>
        <table:table-row table:style-name="ro1">
          <table:table-cell office:value-type="float" office:value="9.73061628113" calcext:value-type="float">
            <text:p>9.7306162811</text:p>
          </table:table-cell>
          <table:table-cell/>
        </table:table-row>
        <table:table-row table:style-name="ro1">
          <table:table-cell office:value-type="float" office:value="9.78678010864" calcext:value-type="float">
            <text:p>9.7867801086</text:p>
          </table:table-cell>
          <table:table-cell/>
        </table:table-row>
        <table:table-row table:style-name="ro1">
          <table:table-cell office:value-type="float" office:value="9.69816761322" calcext:value-type="float">
            <text:p>9.6981676132</text:p>
          </table:table-cell>
          <table:table-cell/>
        </table:table-row>
        <table:table-row table:style-name="ro1">
          <table:table-cell office:value-type="float" office:value="9.74622101212" calcext:value-type="float">
            <text:p>9.7462210121</text:p>
          </table:table-cell>
          <table:table-cell/>
        </table:table-row>
        <table:table-row table:style-name="ro1">
          <table:table-cell office:value-type="float" office:value="9.88469868622" calcext:value-type="float">
            <text:p>9.8846986862</text:p>
          </table:table-cell>
          <table:table-cell/>
        </table:table-row>
        <table:table-row table:style-name="ro1">
          <table:table-cell office:value-type="float" office:value="9.74676001511" calcext:value-type="float">
            <text:p>9.7467600151</text:p>
          </table:table-cell>
          <table:table-cell/>
        </table:table-row>
        <table:table-row table:style-name="ro1">
          <table:table-cell office:value-type="float" office:value="9.91769652557" calcext:value-type="float">
            <text:p>9.9176965256</text:p>
          </table:table-cell>
          <table:table-cell/>
        </table:table-row>
        <table:table-row table:style-name="ro1">
          <table:table-cell office:value-type="float" office:value="9.90882394867" calcext:value-type="float">
            <text:p>9.9088239487</text:p>
          </table:table-cell>
          <table:table-cell/>
        </table:table-row>
        <table:table-row table:style-name="ro1">
          <table:table-cell office:value-type="float" office:value="9.81051545563" calcext:value-type="float">
            <text:p>9.8105154556</text:p>
          </table:table-cell>
          <table:table-cell/>
        </table:table-row>
        <table:table-row table:style-name="ro1">
          <table:table-cell office:value-type="float" office:value="9.81241923752" calcext:value-type="float">
            <text:p>9.8124192375</text:p>
          </table:table-cell>
          <table:table-cell/>
        </table:table-row>
        <table:table-row table:style-name="ro1">
          <table:table-cell office:value-type="float" office:value="9.8562788208" calcext:value-type="float">
            <text:p>9.8562788208</text:p>
          </table:table-cell>
          <table:table-cell/>
        </table:table-row>
        <table:table-row table:style-name="ro1">
          <table:table-cell office:value-type="float" office:value="9.90228039703" calcext:value-type="float">
            <text:p>9.902280397</text:p>
          </table:table-cell>
          <table:table-cell/>
        </table:table-row>
        <table:table-row table:style-name="ro1">
          <table:table-cell office:value-type="float" office:value="9.8118767952" calcext:value-type="float">
            <text:p>9.8118767952</text:p>
          </table:table-cell>
          <table:table-cell/>
        </table:table-row>
        <table:table-row table:style-name="ro1">
          <table:table-cell office:value-type="float" office:value="10.0036616333" calcext:value-type="float">
            <text:p>10.0036616333</text:p>
          </table:table-cell>
          <table:table-cell/>
        </table:table-row>
        <table:table-row table:style-name="ro1">
          <table:table-cell office:value-type="float" office:value="9.88016733017" calcext:value-type="float">
            <text:p>9.8801673302</text:p>
          </table:table-cell>
          <table:table-cell/>
        </table:table-row>
        <table:table-row table:style-name="ro1">
          <table:table-cell office:value-type="float" office:value="9.78239219513" calcext:value-type="float">
            <text:p>9.7823921951</text:p>
          </table:table-cell>
          <table:table-cell/>
        </table:table-row>
        <table:table-row table:style-name="ro1">
          <table:table-cell office:value-type="float" office:value="9.69760640411" calcext:value-type="float">
            <text:p>9.6976064041</text:p>
          </table:table-cell>
          <table:table-cell/>
        </table:table-row>
        <table:table-row table:style-name="ro1">
          <table:table-cell office:value-type="float" office:value="9.82571842041" calcext:value-type="float">
            <text:p>9.8257184204</text:p>
          </table:table-cell>
          <table:table-cell/>
        </table:table-row>
        <table:table-row table:style-name="ro1">
          <table:table-cell office:value-type="float" office:value="9.66355758743" calcext:value-type="float">
            <text:p>9.6635575874</text:p>
          </table:table-cell>
          <table:table-cell/>
        </table:table-row>
        <table:table-row table:style-name="ro1">
          <table:table-cell office:value-type="float" office:value="9.7989335083" calcext:value-type="float">
            <text:p>9.7989335083</text:p>
          </table:table-cell>
          <table:table-cell/>
        </table:table-row>
        <table:table-row table:style-name="ro1">
          <table:table-cell office:value-type="float" office:value="9.73437834854" calcext:value-type="float">
            <text:p>9.7343783485</text:p>
          </table:table-cell>
          <table:table-cell/>
        </table:table-row>
        <table:table-row table:style-name="ro1">
          <table:table-cell office:value-type="float" office:value="9.98432025604" calcext:value-type="float">
            <text:p>9.984320256</text:p>
          </table:table-cell>
          <table:table-cell/>
        </table:table-row>
        <table:table-row table:style-name="ro1">
          <table:table-cell office:value-type="float" office:value="9.68363273849" calcext:value-type="float">
            <text:p>9.6836327385</text:p>
          </table:table-cell>
          <table:table-cell/>
        </table:table-row>
        <table:table-row table:style-name="ro1">
          <table:table-cell office:value-type="float" office:value="9.76893674698" calcext:value-type="float">
            <text:p>9.768936747</text:p>
          </table:table-cell>
          <table:table-cell/>
        </table:table-row>
        <table:table-row table:style-name="ro1">
          <table:table-cell office:value-type="float" office:value="9.86495430908" calcext:value-type="float">
            <text:p>9.8649543091</text:p>
          </table:table-cell>
          <table:table-cell/>
        </table:table-row>
        <table:table-row table:style-name="ro1">
          <table:table-cell office:value-type="float" office:value="9.67552320709" calcext:value-type="float">
            <text:p>9.6755232071</text:p>
          </table:table-cell>
          <table:table-cell/>
        </table:table-row>
        <table:table-row table:style-name="ro1">
          <table:table-cell office:value-type="float" office:value="9.61889794846" calcext:value-type="float">
            <text:p>9.6188979485</text:p>
          </table:table-cell>
          <table:table-cell/>
        </table:table-row>
        <table:table-row table:style-name="ro1">
          <table:table-cell office:value-type="float" office:value="9.59685168686" calcext:value-type="float">
            <text:p>9.5968516869</text:p>
          </table:table-cell>
          <table:table-cell/>
        </table:table-row>
        <table:table-row table:style-name="ro1">
          <table:table-cell office:value-type="float" office:value="9.99841426086" calcext:value-type="float">
            <text:p>9.9984142609</text:p>
          </table:table-cell>
          <table:table-cell/>
        </table:table-row>
        <table:table-row table:style-name="ro1">
          <table:table-cell office:value-type="float" office:value="9.86093788071" calcext:value-type="float">
            <text:p>9.8609378807</text:p>
          </table:table-cell>
          <table:table-cell/>
        </table:table-row>
        <table:table-row table:style-name="ro1">
          <table:table-cell office:value-type="float" office:value="9.92128909378" calcext:value-type="float">
            <text:p>9.9212890938</text:p>
          </table:table-cell>
          <table:table-cell/>
        </table:table-row>
        <table:table-row table:style-name="ro1">
          <table:table-cell office:value-type="float" office:value="9.87098577423" calcext:value-type="float">
            <text:p>9.8709857742</text:p>
          </table:table-cell>
          <table:table-cell/>
        </table:table-row>
        <table:table-row table:style-name="ro1">
          <table:table-cell office:value-type="float" office:value="9.97468067093" calcext:value-type="float">
            <text:p>9.9746806709</text:p>
          </table:table-cell>
          <table:table-cell/>
        </table:table-row>
        <table:table-row table:style-name="ro1">
          <table:table-cell office:value-type="float" office:value="9.97436328049" calcext:value-type="float">
            <text:p>9.9743632805</text:p>
          </table:table-cell>
          <table:table-cell/>
        </table:table-row>
        <table:table-row table:style-name="ro1">
          <table:table-cell office:value-type="float" office:value="9.87385701752" calcext:value-type="float">
            <text:p>9.8738570175</text:p>
          </table:table-cell>
          <table:table-cell/>
        </table:table-row>
        <table:table-row table:style-name="ro1">
          <table:table-cell office:value-type="float" office:value="9.72351245499" calcext:value-type="float">
            <text:p>9.723512455</text:p>
          </table:table-cell>
          <table:table-cell/>
        </table:table-row>
        <table:table-row table:style-name="ro1">
          <table:table-cell office:value-type="float" office:value="9.99047669601" calcext:value-type="float">
            <text:p>9.990476696</text:p>
          </table:table-cell>
          <table:table-cell/>
        </table:table-row>
        <table:table-row table:style-name="ro1">
          <table:table-cell office:value-type="float" office:value="9.83694914474" calcext:value-type="float">
            <text:p>9.8369491447</text:p>
          </table:table-cell>
          <table:table-cell/>
        </table:table-row>
        <table:table-row table:style-name="ro1">
          <table:table-cell office:value-type="float" office:value="9.71324893036" calcext:value-type="float">
            <text:p>9.7132489304</text:p>
          </table:table-cell>
          <table:table-cell/>
        </table:table-row>
        <table:table-row table:style-name="ro1">
          <table:table-cell office:value-type="float" office:value="9.66426365967" calcext:value-type="float">
            <text:p>9.6642636597</text:p>
          </table:table-cell>
          <table:table-cell/>
        </table:table-row>
        <table:table-row table:style-name="ro1">
          <table:table-cell office:value-type="float" office:value="9.63331637192" calcext:value-type="float">
            <text:p>9.6333163719</text:p>
          </table:table-cell>
          <table:table-cell/>
        </table:table-row>
        <table:table-row table:style-name="ro1">
          <table:table-cell office:value-type="float" office:value="9.50509781113" calcext:value-type="float">
            <text:p>9.5050978111</text:p>
          </table:table-cell>
          <table:table-cell/>
        </table:table-row>
        <table:table-row table:style-name="ro1">
          <table:table-cell office:value-type="float" office:value="9.59976098709" calcext:value-type="float">
            <text:p>9.5997609871</text:p>
          </table:table-cell>
          <table:table-cell/>
        </table:table-row>
        <table:table-row table:style-name="ro1">
          <table:table-cell office:value-type="float" office:value="9.8265458786" calcext:value-type="float">
            <text:p>9.8265458786</text:p>
          </table:table-cell>
          <table:table-cell/>
        </table:table-row>
        <table:table-row table:style-name="ro1">
          <table:table-cell office:value-type="float" office:value="9.7162146431" calcext:value-type="float">
            <text:p>9.7162146431</text:p>
          </table:table-cell>
          <table:table-cell/>
        </table:table-row>
        <table:table-row table:style-name="ro1">
          <table:table-cell office:value-type="float" office:value="9.76052836761" calcext:value-type="float">
            <text:p>9.7605283676</text:p>
          </table:table-cell>
          <table:table-cell/>
        </table:table-row>
        <table:table-row table:style-name="ro1">
          <table:table-cell office:value-type="float" office:value="9.89659308929" calcext:value-type="float">
            <text:p>9.8965930893</text:p>
          </table:table-cell>
          <table:table-cell/>
        </table:table-row>
        <table:table-row table:style-name="ro1">
          <table:table-cell office:value-type="float" office:value="9.93822331314" calcext:value-type="float">
            <text:p>9.9382233131</text:p>
          </table:table-cell>
          <table:table-cell/>
        </table:table-row>
        <table:table-row table:style-name="ro1">
          <table:table-cell office:value-type="float" office:value="9.76635108032" calcext:value-type="float">
            <text:p>9.7663510803</text:p>
          </table:table-cell>
          <table:table-cell/>
        </table:table-row>
        <table:table-row table:style-name="ro1">
          <table:table-cell office:value-type="float" office:value="9.98186176987" calcext:value-type="float">
            <text:p>9.9818617699</text:p>
          </table:table-cell>
          <table:table-cell/>
        </table:table-row>
        <table:table-row table:style-name="ro1">
          <table:table-cell office:value-type="float" office:value="9.91240246048" calcext:value-type="float">
            <text:p>9.9124024605</text:p>
          </table:table-cell>
          <table:table-cell/>
        </table:table-row>
        <table:table-row table:style-name="ro1">
          <table:table-cell office:value-type="float" office:value="9.83926216965" calcext:value-type="float">
            <text:p>9.8392621697</text:p>
          </table:table-cell>
          <table:table-cell/>
        </table:table-row>
        <table:table-row table:style-name="ro1">
          <table:table-cell office:value-type="float" office:value="9.6766758316" calcext:value-type="float">
            <text:p>9.6766758316</text:p>
          </table:table-cell>
          <table:table-cell/>
        </table:table-row>
        <table:table-row table:style-name="ro1">
          <table:table-cell office:value-type="float" office:value="9.97523462753" calcext:value-type="float">
            <text:p>9.9752346275</text:p>
          </table:table-cell>
          <table:table-cell/>
        </table:table-row>
        <table:table-row table:style-name="ro1">
          <table:table-cell office:value-type="float" office:value="9.83175814743" calcext:value-type="float">
            <text:p>9.8317581474</text:p>
          </table:table-cell>
          <table:table-cell/>
        </table:table-row>
        <table:table-row table:style-name="ro1">
          <table:table-cell office:value-type="float" office:value="10.0301000328" calcext:value-type="float">
            <text:p>10.0301000328</text:p>
          </table:table-cell>
          <table:table-cell/>
        </table:table-row>
        <table:table-row table:style-name="ro1">
          <table:table-cell office:value-type="float" office:value="10.0097233421" calcext:value-type="float">
            <text:p>10.0097233421</text:p>
          </table:table-cell>
          <table:table-cell/>
        </table:table-row>
        <table:table-row table:style-name="ro1">
          <table:table-cell office:value-type="float" office:value="9.82550723801" calcext:value-type="float">
            <text:p>9.825507238</text:p>
          </table:table-cell>
          <table:table-cell/>
        </table:table-row>
        <table:table-row table:style-name="ro1">
          <table:table-cell office:value-type="float" office:value="9.69258412094" calcext:value-type="float">
            <text:p>9.6925841209</text:p>
          </table:table-cell>
          <table:table-cell/>
        </table:table-row>
        <table:table-row table:style-name="ro1">
          <table:table-cell office:value-type="float" office:value="9.93921537323" calcext:value-type="float">
            <text:p>9.9392153732</text:p>
          </table:table-cell>
          <table:table-cell/>
        </table:table-row>
        <table:table-row table:style-name="ro1">
          <table:table-cell office:value-type="float" office:value="9.70504971466" calcext:value-type="float">
            <text:p>9.7050497147</text:p>
          </table:table-cell>
          <table:table-cell/>
        </table:table-row>
        <table:table-row table:style-name="ro1">
          <table:table-cell office:value-type="float" office:value="9.62784148026" calcext:value-type="float">
            <text:p>9.6278414803</text:p>
          </table:table-cell>
          <table:table-cell/>
        </table:table-row>
        <table:table-row table:style-name="ro1">
          <table:table-cell office:value-type="float" office:value="9.66094186401" calcext:value-type="float">
            <text:p>9.660941864</text:p>
          </table:table-cell>
          <table:table-cell/>
        </table:table-row>
        <table:table-row table:style-name="ro1">
          <table:table-cell office:value-type="float" office:value="10.0004518776" calcext:value-type="float">
            <text:p>10.0004518776</text:p>
          </table:table-cell>
          <table:table-cell/>
        </table:table-row>
        <table:table-row table:style-name="ro1">
          <table:table-cell office:value-type="float" office:value="9.56830845413" calcext:value-type="float">
            <text:p>9.5683084541</text:p>
          </table:table-cell>
          <table:table-cell/>
        </table:table-row>
        <table:table-row table:style-name="ro1">
          <table:table-cell office:value-type="float" office:value="9.75407741623" calcext:value-type="float">
            <text:p>9.7540774162</text:p>
          </table:table-cell>
          <table:table-cell/>
        </table:table-row>
        <table:table-row table:style-name="ro1">
          <table:table-cell office:value-type="float" office:value="9.71663435364" calcext:value-type="float">
            <text:p>9.7166343536</text:p>
          </table:table-cell>
          <table:table-cell/>
        </table:table-row>
        <table:table-row table:style-name="ro1">
          <table:table-cell office:value-type="float" office:value="9.81471282272" calcext:value-type="float">
            <text:p>9.8147128227</text:p>
          </table:table-cell>
          <table:table-cell/>
        </table:table-row>
        <table:table-row table:style-name="ro1">
          <table:table-cell office:value-type="float" office:value="9.88718636932" calcext:value-type="float">
            <text:p>9.8871863693</text:p>
          </table:table-cell>
          <table:table-cell/>
        </table:table-row>
        <table:table-row table:style-name="ro1">
          <table:table-cell office:value-type="float" office:value="9.96189271469" calcext:value-type="float">
            <text:p>9.9618927147</text:p>
          </table:table-cell>
          <table:table-cell/>
        </table:table-row>
        <table:table-row table:style-name="ro1">
          <table:table-cell office:value-type="float" office:value="9.96016426392" calcext:value-type="float">
            <text:p>9.9601642639</text:p>
          </table:table-cell>
          <table:table-cell/>
        </table:table-row>
        <table:table-row table:style-name="ro1">
          <table:table-cell office:value-type="float" office:value="9.84788703995" calcext:value-type="float">
            <text:p>9.84788704</text:p>
          </table:table-cell>
          <table:table-cell/>
        </table:table-row>
        <table:table-row table:style-name="ro1">
          <table:table-cell office:value-type="float" office:value="9.953836306" calcext:value-type="float">
            <text:p>9.953836306</text:p>
          </table:table-cell>
          <table:table-cell/>
        </table:table-row>
        <table:table-row table:style-name="ro1">
          <table:table-cell office:value-type="float" office:value="9.75672700958" calcext:value-type="float">
            <text:p>9.7567270096</text:p>
          </table:table-cell>
          <table:table-cell/>
        </table:table-row>
        <table:table-row table:style-name="ro1">
          <table:table-cell office:value-type="float" office:value="9.84712055511" calcext:value-type="float">
            <text:p>9.8471205551</text:p>
          </table:table-cell>
          <table:table-cell/>
        </table:table-row>
        <table:table-row table:style-name="ro1">
          <table:table-cell office:value-type="float" office:value="9.8815488945" calcext:value-type="float">
            <text:p>9.8815488945</text:p>
          </table:table-cell>
          <table:table-cell/>
        </table:table-row>
        <table:table-row table:style-name="ro1">
          <table:table-cell office:value-type="float" office:value="9.74454321671" calcext:value-type="float">
            <text:p>9.7445432167</text:p>
          </table:table-cell>
          <table:table-cell/>
        </table:table-row>
        <table:table-row table:style-name="ro1">
          <table:table-cell office:value-type="float" office:value="9.75155242386" calcext:value-type="float">
            <text:p>9.7515524239</text:p>
          </table:table-cell>
          <table:table-cell/>
        </table:table-row>
        <table:table-row table:style-name="ro1">
          <table:table-cell office:value-type="float" office:value="9.66200072937" calcext:value-type="float">
            <text:p>9.6620007294</text:p>
          </table:table-cell>
          <table:table-cell/>
        </table:table-row>
        <table:table-row table:style-name="ro1">
          <table:table-cell office:value-type="float" office:value="9.89990509033" calcext:value-type="float">
            <text:p>9.8999050903</text:p>
          </table:table-cell>
          <table:table-cell/>
        </table:table-row>
        <table:table-row table:style-name="ro1">
          <table:table-cell office:value-type="float" office:value="9.85454446335" calcext:value-type="float">
            <text:p>9.8545444634</text:p>
          </table:table-cell>
          <table:table-cell/>
        </table:table-row>
        <table:table-row table:style-name="ro1">
          <table:table-cell office:value-type="float" office:value="9.79390311279" calcext:value-type="float">
            <text:p>9.7939031128</text:p>
          </table:table-cell>
          <table:table-cell/>
        </table:table-row>
        <table:table-row table:style-name="ro1">
          <table:table-cell office:value-type="float" office:value="9.77742258606" calcext:value-type="float">
            <text:p>9.7774225861</text:p>
          </table:table-cell>
          <table:table-cell/>
        </table:table-row>
        <table:table-row table:style-name="ro1">
          <table:table-cell office:value-type="float" office:value="9.79514015045" calcext:value-type="float">
            <text:p>9.7951401505</text:p>
          </table:table-cell>
          <table:table-cell/>
        </table:table-row>
        <table:table-row table:style-name="ro1">
          <table:table-cell office:value-type="float" office:value="9.77653882751" calcext:value-type="float">
            <text:p>9.7765388275</text:p>
          </table:table-cell>
          <table:table-cell/>
        </table:table-row>
        <table:table-row table:style-name="ro1">
          <table:table-cell office:value-type="float" office:value="9.76287571106" calcext:value-type="float">
            <text:p>9.7628757111</text:p>
          </table:table-cell>
          <table:table-cell/>
        </table:table-row>
        <table:table-row table:style-name="ro1">
          <table:table-cell office:value-type="float" office:value="9.80572353287" calcext:value-type="float">
            <text:p>9.8057235329</text:p>
          </table:table-cell>
          <table:table-cell/>
        </table:table-row>
        <table:table-row table:style-name="ro1">
          <table:table-cell office:value-type="float" office:value="9.87774835892" calcext:value-type="float">
            <text:p>9.8777483589</text:p>
          </table:table-cell>
          <table:table-cell/>
        </table:table-row>
        <table:table-row table:style-name="ro1">
          <table:table-cell office:value-type="float" office:value="9.75100859833" calcext:value-type="float">
            <text:p>9.7510085983</text:p>
          </table:table-cell>
          <table:table-cell/>
        </table:table-row>
        <table:table-row table:style-name="ro1">
          <table:table-cell office:value-type="float" office:value="9.80138507843" calcext:value-type="float">
            <text:p>9.8013850784</text:p>
          </table:table-cell>
          <table:table-cell/>
        </table:table-row>
        <table:table-row table:style-name="ro1">
          <table:table-cell office:value-type="float" office:value="9.79256663361" calcext:value-type="float">
            <text:p>9.7925666336</text:p>
          </table:table-cell>
          <table:table-cell/>
        </table:table-row>
        <table:table-row table:style-name="ro1">
          <table:table-cell office:value-type="float" office:value="9.77261185913" calcext:value-type="float">
            <text:p>9.7726118591</text:p>
          </table:table-cell>
          <table:table-cell/>
        </table:table-row>
        <table:table-row table:style-name="ro1">
          <table:table-cell office:value-type="float" office:value="9.75501257782" calcext:value-type="float">
            <text:p>9.7550125778</text:p>
          </table:table-cell>
          <table:table-cell/>
        </table:table-row>
        <table:table-row table:style-name="ro1">
          <table:table-cell office:value-type="float" office:value="9.79000489273" calcext:value-type="float">
            <text:p>9.7900048927</text:p>
          </table:table-cell>
          <table:table-cell/>
        </table:table-row>
        <table:table-row table:style-name="ro1">
          <table:table-cell office:value-type="float" office:value="9.74796318283" calcext:value-type="float">
            <text:p>9.7479631828</text:p>
          </table:table-cell>
          <table:table-cell/>
        </table:table-row>
        <table:table-row table:style-name="ro1">
          <table:table-cell office:value-type="float" office:value="9.77863801575" calcext:value-type="float">
            <text:p>9.7786380158</text:p>
          </table:table-cell>
          <table:table-cell/>
        </table:table-row>
        <table:table-row table:style-name="ro1">
          <table:table-cell office:value-type="float" office:value="9.86310892105" calcext:value-type="float">
            <text:p>9.8631089211</text:p>
          </table:table-cell>
          <table:table-cell/>
        </table:table-row>
        <table:table-row table:style-name="ro1">
          <table:table-cell office:value-type="float" office:value="9.70813116837" calcext:value-type="float">
            <text:p>9.7081311684</text:p>
          </table:table-cell>
          <table:table-cell/>
        </table:table-row>
        <table:table-row table:style-name="ro1">
          <table:table-cell office:value-type="float" office:value="9.72399302673" calcext:value-type="float">
            <text:p>9.7239930267</text:p>
          </table:table-cell>
          <table:table-cell/>
        </table:table-row>
        <table:table-row table:style-name="ro1">
          <table:table-cell office:value-type="float" office:value="9.75511108475" calcext:value-type="float">
            <text:p>9.7551110848</text:p>
          </table:table-cell>
          <table:table-cell/>
        </table:table-row>
        <table:table-row table:style-name="ro1">
          <table:table-cell office:value-type="float" office:value="9.7431077446" calcext:value-type="float">
            <text:p>9.7431077446</text:p>
          </table:table-cell>
          <table:table-cell/>
        </table:table-row>
        <table:table-row table:style-name="ro1">
          <table:table-cell office:value-type="float" office:value="9.79466929855" calcext:value-type="float">
            <text:p>9.7946692986</text:p>
          </table:table-cell>
          <table:table-cell/>
        </table:table-row>
        <table:table-row table:style-name="ro1">
          <table:table-cell office:value-type="float" office:value="9.87125718231" calcext:value-type="float">
            <text:p>9.8712571823</text:p>
          </table:table-cell>
          <table:table-cell/>
        </table:table-row>
        <table:table-row table:style-name="ro1">
          <table:table-cell office:value-type="float" office:value="9.90362098846" calcext:value-type="float">
            <text:p>9.9036209885</text:p>
          </table:table-cell>
          <table:table-cell/>
        </table:table-row>
        <table:table-row table:style-name="ro1">
          <table:table-cell office:value-type="float" office:value="9.80368079453" calcext:value-type="float">
            <text:p>9.8036807945</text:p>
          </table:table-cell>
          <table:table-cell/>
        </table:table-row>
        <table:table-row table:style-name="ro1">
          <table:table-cell office:value-type="float" office:value="9.89557269211" calcext:value-type="float">
            <text:p>9.8955726921</text:p>
          </table:table-cell>
          <table:table-cell/>
        </table:table-row>
        <table:table-row table:style-name="ro1">
          <table:table-cell office:value-type="float" office:value="9.91087902374" calcext:value-type="float">
            <text:p>9.9108790237</text:p>
          </table:table-cell>
          <table:table-cell/>
        </table:table-row>
        <table:table-row table:style-name="ro1">
          <table:table-cell office:value-type="float" office:value="9.80513282776" calcext:value-type="float">
            <text:p>9.8051328278</text:p>
          </table:table-cell>
          <table:table-cell/>
        </table:table-row>
        <table:table-row table:style-name="ro1">
          <table:table-cell office:value-type="float" office:value="9.90108294907" calcext:value-type="float">
            <text:p>9.9010829491</text:p>
          </table:table-cell>
          <table:table-cell/>
        </table:table-row>
        <table:table-row table:style-name="ro1">
          <table:table-cell office:value-type="float" office:value="9.92230855637" calcext:value-type="float">
            <text:p>9.9223085564</text:p>
          </table:table-cell>
          <table:table-cell/>
        </table:table-row>
        <table:table-row table:style-name="ro1">
          <table:table-cell office:value-type="float" office:value="9.84471874313" calcext:value-type="float">
            <text:p>9.8447187431</text:p>
          </table:table-cell>
          <table:table-cell/>
        </table:table-row>
        <table:table-row table:style-name="ro1">
          <table:table-cell office:value-type="float" office:value="9.72067627792" calcext:value-type="float">
            <text:p>9.7206762779</text:p>
          </table:table-cell>
          <table:table-cell/>
        </table:table-row>
        <table:table-row table:style-name="ro1">
          <table:table-cell office:value-type="float" office:value="9.9639556778" calcext:value-type="float">
            <text:p>9.9639556778</text:p>
          </table:table-cell>
          <table:table-cell/>
        </table:table-row>
        <table:table-row table:style-name="ro1">
          <table:table-cell office:value-type="float" office:value="9.8572820961" calcext:value-type="float">
            <text:p>9.8572820961</text:p>
          </table:table-cell>
          <table:table-cell/>
        </table:table-row>
        <table:table-row table:style-name="ro1">
          <table:table-cell office:value-type="float" office:value="9.71986874542" calcext:value-type="float">
            <text:p>9.7198687454</text:p>
          </table:table-cell>
          <table:table-cell/>
        </table:table-row>
        <table:table-row table:style-name="ro1">
          <table:table-cell office:value-type="float" office:value="9.90574769135" calcext:value-type="float">
            <text:p>9.9057476914</text:p>
          </table:table-cell>
          <table:table-cell/>
        </table:table-row>
        <table:table-row table:style-name="ro1">
          <table:table-cell office:value-type="float" office:value="9.73077019119" calcext:value-type="float">
            <text:p>9.7307701912</text:p>
          </table:table-cell>
          <table:table-cell/>
        </table:table-row>
        <table:table-row table:style-name="ro1">
          <table:table-cell office:value-type="float" office:value="9.65022472153" calcext:value-type="float">
            <text:p>9.6502247215</text:p>
          </table:table-cell>
          <table:table-cell/>
        </table:table-row>
        <table:table-row table:style-name="ro1">
          <table:table-cell office:value-type="float" office:value="9.64641289597" calcext:value-type="float">
            <text:p>9.646412896</text:p>
          </table:table-cell>
          <table:table-cell/>
        </table:table-row>
        <table:table-row table:style-name="ro1">
          <table:table-cell office:value-type="float" office:value="9.76456509552" calcext:value-type="float">
            <text:p>9.7645650955</text:p>
          </table:table-cell>
          <table:table-cell/>
        </table:table-row>
        <table:table-row table:style-name="ro1">
          <table:table-cell office:value-type="float" office:value="9.72804411011" calcext:value-type="float">
            <text:p>9.7280441101</text:p>
          </table:table-cell>
          <table:table-cell/>
        </table:table-row>
        <table:table-row table:style-name="ro1">
          <table:table-cell office:value-type="float" office:value="9.75773271484" calcext:value-type="float">
            <text:p>9.7577327148</text:p>
          </table:table-cell>
          <table:table-cell/>
        </table:table-row>
        <table:table-row table:style-name="ro1">
          <table:table-cell office:value-type="float" office:value="9.88157861481" calcext:value-type="float">
            <text:p>9.8815786148</text:p>
          </table:table-cell>
          <table:table-cell/>
        </table:table-row>
        <table:table-row table:style-name="ro1">
          <table:table-cell office:value-type="float" office:value="9.64091116257" calcext:value-type="float">
            <text:p>9.6409111626</text:p>
          </table:table-cell>
          <table:table-cell/>
        </table:table-row>
        <table:table-row table:style-name="ro1">
          <table:table-cell office:value-type="float" office:value="9.75335683899" calcext:value-type="float">
            <text:p>9.753356839</text:p>
          </table:table-cell>
          <table:table-cell/>
        </table:table-row>
        <table:table-row table:style-name="ro1">
          <table:table-cell office:value-type="float" office:value="9.94381155319" calcext:value-type="float">
            <text:p>9.9438115532</text:p>
          </table:table-cell>
          <table:table-cell/>
        </table:table-row>
        <table:table-row table:style-name="ro1">
          <table:table-cell office:value-type="float" office:value="9.87875298004" calcext:value-type="float">
            <text:p>9.87875298</text:p>
          </table:table-cell>
          <table:table-cell/>
        </table:table-row>
        <table:table-row table:style-name="ro1">
          <table:table-cell office:value-type="float" office:value="9.75714716873" calcext:value-type="float">
            <text:p>9.7571471687</text:p>
          </table:table-cell>
          <table:table-cell/>
        </table:table-row>
        <table:table-row table:style-name="ro1">
          <table:table-cell office:value-type="float" office:value="9.6590449234" calcext:value-type="float">
            <text:p>9.6590449234</text:p>
          </table:table-cell>
          <table:table-cell/>
        </table:table-row>
        <table:table-row table:style-name="ro1">
          <table:table-cell office:value-type="float" office:value="9.94002503662" calcext:value-type="float">
            <text:p>9.9400250366</text:p>
          </table:table-cell>
          <table:table-cell/>
        </table:table-row>
        <table:table-row table:style-name="ro1">
          <table:table-cell office:value-type="float" office:value="9.90486382065" calcext:value-type="float">
            <text:p>9.9048638207</text:p>
          </table:table-cell>
          <table:table-cell/>
        </table:table-row>
        <table:table-row table:style-name="ro1">
          <table:table-cell office:value-type="float" office:value="9.99890279541" calcext:value-type="float">
            <text:p>9.9989027954</text:p>
          </table:table-cell>
          <table:table-cell/>
        </table:table-row>
        <table:table-row table:style-name="ro1">
          <table:table-cell office:value-type="float" office:value="9.92488446579" calcext:value-type="float">
            <text:p>9.9248844658</text:p>
          </table:table-cell>
          <table:table-cell/>
        </table:table-row>
        <table:table-row table:style-name="ro1">
          <table:table-cell office:value-type="float" office:value="9.77748240051" calcext:value-type="float">
            <text:p>9.7774824005</text:p>
          </table:table-cell>
          <table:table-cell/>
        </table:table-row>
        <table:table-row table:style-name="ro1">
          <table:table-cell office:value-type="float" office:value="10.0839486671" calcext:value-type="float">
            <text:p>10.0839486671</text:p>
          </table:table-cell>
          <table:table-cell/>
        </table:table-row>
        <table:table-row table:style-name="ro1">
          <table:table-cell office:value-type="float" office:value="9.97287053604" calcext:value-type="float">
            <text:p>9.972870536</text:p>
          </table:table-cell>
          <table:table-cell/>
        </table:table-row>
        <table:table-row table:style-name="ro1">
          <table:table-cell office:value-type="float" office:value="9.76508256531" calcext:value-type="float">
            <text:p>9.7650825653</text:p>
          </table:table-cell>
          <table:table-cell/>
        </table:table-row>
        <table:table-row table:style-name="ro1">
          <table:table-cell office:value-type="float" office:value="9.65432219849" calcext:value-type="float">
            <text:p>9.6543221985</text:p>
          </table:table-cell>
          <table:table-cell/>
        </table:table-row>
        <table:table-row table:style-name="ro1">
          <table:table-cell office:value-type="float" office:value="9.73479181595" calcext:value-type="float">
            <text:p>9.734791816</text:p>
          </table:table-cell>
          <table:table-cell/>
        </table:table-row>
        <table:table-row table:style-name="ro1">
          <table:table-cell office:value-type="float" office:value="9.59875659027" calcext:value-type="float">
            <text:p>9.5987565903</text:p>
          </table:table-cell>
          <table:table-cell/>
        </table:table-row>
        <table:table-row table:style-name="ro1">
          <table:table-cell office:value-type="float" office:value="9.56735362854" calcext:value-type="float">
            <text:p>9.5673536285</text:p>
          </table:table-cell>
          <table:table-cell/>
        </table:table-row>
        <table:table-row table:style-name="ro1">
          <table:table-cell office:value-type="float" office:value="9.70308604355" calcext:value-type="float">
            <text:p>9.7030860436</text:p>
          </table:table-cell>
          <table:table-cell/>
        </table:table-row>
        <table:table-row table:style-name="ro1">
          <table:table-cell office:value-type="float" office:value="9.94359128647" calcext:value-type="float">
            <text:p>9.9435912865</text:p>
          </table:table-cell>
          <table:table-cell/>
        </table:table-row>
        <table:table-row table:style-name="ro1">
          <table:table-cell office:value-type="float" office:value="9.66115416794" calcext:value-type="float">
            <text:p>9.6611541679</text:p>
          </table:table-cell>
          <table:table-cell/>
        </table:table-row>
        <table:table-row table:style-name="ro1">
          <table:table-cell office:value-type="float" office:value="9.83281854553" calcext:value-type="float">
            <text:p>9.8328185455</text:p>
          </table:table-cell>
          <table:table-cell/>
        </table:table-row>
        <table:table-row table:style-name="ro1">
          <table:table-cell office:value-type="float" office:value="9.97787251968" calcext:value-type="float">
            <text:p>9.9778725197</text:p>
          </table:table-cell>
          <table:table-cell/>
        </table:table-row>
        <table:table-row table:style-name="ro1">
          <table:table-cell office:value-type="float" office:value="9.98494337311" calcext:value-type="float">
            <text:p>9.9849433731</text:p>
          </table:table-cell>
          <table:table-cell/>
        </table:table-row>
        <table:table-row table:style-name="ro1">
          <table:table-cell office:value-type="float" office:value="9.89250615463" calcext:value-type="float">
            <text:p>9.8925061546</text:p>
          </table:table-cell>
          <table:table-cell/>
        </table:table-row>
        <table:table-row table:style-name="ro1">
          <table:table-cell office:value-type="float" office:value="10.0428148285" calcext:value-type="float">
            <text:p>10.0428148285</text:p>
          </table:table-cell>
          <table:table-cell/>
        </table:table-row>
        <table:table-row table:style-name="ro1">
          <table:table-cell office:value-type="float" office:value="9.98923341522" calcext:value-type="float">
            <text:p>9.9892334152</text:p>
          </table:table-cell>
          <table:table-cell/>
        </table:table-row>
        <table:table-row table:style-name="ro1">
          <table:table-cell office:value-type="float" office:value="9.82742593613" calcext:value-type="float">
            <text:p>9.8274259361</text:p>
          </table:table-cell>
          <table:table-cell/>
        </table:table-row>
        <table:table-row table:style-name="ro1">
          <table:table-cell office:value-type="float" office:value="9.94848119278" calcext:value-type="float">
            <text:p>9.9484811928</text:p>
          </table:table-cell>
          <table:table-cell/>
        </table:table-row>
        <table:table-row table:style-name="ro1">
          <table:table-cell office:value-type="float" office:value="9.83922052383" calcext:value-type="float">
            <text:p>9.8392205238</text:p>
          </table:table-cell>
          <table:table-cell/>
        </table:table-row>
        <table:table-row table:style-name="ro1">
          <table:table-cell office:value-type="float" office:value="9.71454066086" calcext:value-type="float">
            <text:p>9.7145406609</text:p>
          </table:table-cell>
          <table:table-cell/>
        </table:table-row>
        <table:table-row table:style-name="ro1">
          <table:table-cell office:value-type="float" office:value="9.9664925209" calcext:value-type="float">
            <text:p>9.9664925209</text:p>
          </table:table-cell>
          <table:table-cell/>
        </table:table-row>
        <table:table-row table:style-name="ro1">
          <table:table-cell office:value-type="float" office:value="9.84531412125" calcext:value-type="float">
            <text:p>9.8453141213</text:p>
          </table:table-cell>
          <table:table-cell/>
        </table:table-row>
        <table:table-row table:style-name="ro1">
          <table:table-cell office:value-type="float" office:value="9.62259840698" calcext:value-type="float">
            <text:p>9.622598407</text:p>
          </table:table-cell>
          <table:table-cell/>
        </table:table-row>
        <table:table-row table:style-name="ro1">
          <table:table-cell office:value-type="float" office:value="9.66165204849" calcext:value-type="float">
            <text:p>9.6616520485</text:p>
          </table:table-cell>
          <table:table-cell/>
        </table:table-row>
        <table:table-row table:style-name="ro1">
          <table:table-cell office:value-type="float" office:value="9.74151656799" calcext:value-type="float">
            <text:p>9.741516568</text:p>
          </table:table-cell>
          <table:table-cell/>
        </table:table-row>
        <table:table-row table:style-name="ro1">
          <table:table-cell office:value-type="float" office:value="9.67032327499" calcext:value-type="float">
            <text:p>9.670323275</text:p>
          </table:table-cell>
          <table:table-cell/>
        </table:table-row>
        <table:table-row table:style-name="ro1">
          <table:table-cell office:value-type="float" office:value="9.63074588318" calcext:value-type="float">
            <text:p>9.6307458832</text:p>
          </table:table-cell>
          <table:table-cell/>
        </table:table-row>
        <table:table-row table:style-name="ro1">
          <table:table-cell office:value-type="float" office:value="9.93291911697" calcext:value-type="float">
            <text:p>9.932919117</text:p>
          </table:table-cell>
          <table:table-cell/>
        </table:table-row>
        <table:table-row table:style-name="ro1">
          <table:table-cell office:value-type="float" office:value="9.63951688766" calcext:value-type="float">
            <text:p>9.6395168877</text:p>
          </table:table-cell>
          <table:table-cell/>
        </table:table-row>
        <table:table-row table:style-name="ro1">
          <table:table-cell office:value-type="float" office:value="9.89803087921" calcext:value-type="float">
            <text:p>9.8980308792</text:p>
          </table:table-cell>
          <table:table-cell/>
        </table:table-row>
        <table:table-row table:style-name="ro1">
          <table:table-cell office:value-type="float" office:value="9.7940965004" calcext:value-type="float">
            <text:p>9.7940965004</text:p>
          </table:table-cell>
          <table:table-cell/>
        </table:table-row>
        <table:table-row table:style-name="ro1">
          <table:table-cell office:value-type="float" office:value="9.85216111908" calcext:value-type="float">
            <text:p>9.8521611191</text:p>
          </table:table-cell>
          <table:table-cell/>
        </table:table-row>
        <table:table-row table:style-name="ro1">
          <table:table-cell office:value-type="float" office:value="9.75281701355" calcext:value-type="float">
            <text:p>9.7528170136</text:p>
          </table:table-cell>
          <table:table-cell/>
        </table:table-row>
        <table:table-row table:style-name="ro1">
          <table:table-cell office:value-type="float" office:value="9.90340109558" calcext:value-type="float">
            <text:p>9.9034010956</text:p>
          </table:table-cell>
          <table:table-cell/>
        </table:table-row>
        <table:table-row table:style-name="ro1">
          <table:table-cell office:value-type="float" office:value="9.94874975967" calcext:value-type="float">
            <text:p>9.9487497597</text:p>
          </table:table-cell>
          <table:table-cell/>
        </table:table-row>
        <table:table-row table:style-name="ro1">
          <table:table-cell office:value-type="float" office:value="9.78527001801" calcext:value-type="float">
            <text:p>9.785270018</text:p>
          </table:table-cell>
          <table:table-cell/>
        </table:table-row>
        <table:table-row table:style-name="ro1">
          <table:table-cell office:value-type="float" office:value="9.84440505371" calcext:value-type="float">
            <text:p>9.8444050537</text:p>
          </table:table-cell>
          <table:table-cell/>
        </table:table-row>
        <table:table-row table:style-name="ro1">
          <table:table-cell office:value-type="float" office:value="9.6910407959" calcext:value-type="float">
            <text:p>9.6910407959</text:p>
          </table:table-cell>
          <table:table-cell/>
        </table:table-row>
        <table:table-row table:style-name="ro1">
          <table:table-cell office:value-type="float" office:value="9.8861138588" calcext:value-type="float">
            <text:p>9.8861138588</text:p>
          </table:table-cell>
          <table:table-cell/>
        </table:table-row>
        <table:table-row table:style-name="ro1">
          <table:table-cell office:value-type="float" office:value="9.88018647079" calcext:value-type="float">
            <text:p>9.8801864708</text:p>
          </table:table-cell>
          <table:table-cell/>
        </table:table-row>
        <table:table-row table:style-name="ro1">
          <table:table-cell office:value-type="float" office:value="9.84560085678" calcext:value-type="float">
            <text:p>9.8456008568</text:p>
          </table:table-cell>
          <table:table-cell/>
        </table:table-row>
        <table:table-row table:style-name="ro1">
          <table:table-cell office:value-type="float" office:value="9.82817941132" calcext:value-type="float">
            <text:p>9.8281794113</text:p>
          </table:table-cell>
          <table:table-cell/>
        </table:table-row>
        <table:table-row table:style-name="ro1">
          <table:table-cell office:value-type="float" office:value="9.82795749969" calcext:value-type="float">
            <text:p>9.8279574997</text:p>
          </table:table-cell>
          <table:table-cell/>
        </table:table-row>
        <table:table-row table:style-name="ro1">
          <table:table-cell office:value-type="float" office:value="9.77841718826" calcext:value-type="float">
            <text:p>9.7784171883</text:p>
          </table:table-cell>
          <table:table-cell/>
        </table:table-row>
        <table:table-row table:style-name="ro1">
          <table:table-cell office:value-type="float" office:value="9.8504930809" calcext:value-type="float">
            <text:p>9.8504930809</text:p>
          </table:table-cell>
          <table:table-cell/>
        </table:table-row>
        <table:table-row table:style-name="ro1">
          <table:table-cell office:value-type="float" office:value="9.78851061554" calcext:value-type="float">
            <text:p>9.7885106155</text:p>
          </table:table-cell>
          <table:table-cell/>
        </table:table-row>
        <table:table-row table:style-name="ro1">
          <table:table-cell office:value-type="float" office:value="9.80108062286" calcext:value-type="float">
            <text:p>9.8010806229</text:p>
          </table:table-cell>
          <table:table-cell/>
        </table:table-row>
        <table:table-row table:style-name="ro1">
          <table:table-cell office:value-type="float" office:value="9.83718429031" calcext:value-type="float">
            <text:p>9.8371842903</text:p>
          </table:table-cell>
          <table:table-cell/>
        </table:table-row>
        <table:table-row table:style-name="ro1">
          <table:table-cell office:value-type="float" office:value="9.84551614456" calcext:value-type="float">
            <text:p>9.8455161446</text:p>
          </table:table-cell>
          <table:table-cell/>
        </table:table-row>
        <table:table-row table:style-name="ro1">
          <table:table-cell office:value-type="float" office:value="9.77089118423" calcext:value-type="float">
            <text:p>9.7708911842</text:p>
          </table:table-cell>
          <table:table-cell/>
        </table:table-row>
        <table:table-row table:style-name="ro1">
          <table:table-cell office:value-type="float" office:value="9.73874013062" calcext:value-type="float">
            <text:p>9.7387401306</text:p>
          </table:table-cell>
          <table:table-cell/>
        </table:table-row>
        <table:table-row table:style-name="ro1">
          <table:table-cell office:value-type="float" office:value="9.84113948364" calcext:value-type="float">
            <text:p>9.8411394836</text:p>
          </table:table-cell>
          <table:table-cell/>
        </table:table-row>
        <table:table-row table:style-name="ro1">
          <table:table-cell office:value-type="float" office:value="9.75308315048" calcext:value-type="float">
            <text:p>9.7530831505</text:p>
          </table:table-cell>
          <table:table-cell/>
        </table:table-row>
        <table:table-row table:style-name="ro1">
          <table:table-cell office:value-type="float" office:value="9.83318696518" calcext:value-type="float">
            <text:p>9.8331869652</text:p>
          </table:table-cell>
          <table:table-cell/>
        </table:table-row>
        <table:table-row table:style-name="ro1">
          <table:table-cell office:value-type="float" office:value="9.68457821808" calcext:value-type="float">
            <text:p>9.6845782181</text:p>
          </table:table-cell>
          <table:table-cell/>
        </table:table-row>
        <table:table-row table:style-name="ro1">
          <table:table-cell office:value-type="float" office:value="9.63841906815" calcext:value-type="float">
            <text:p>9.6384190682</text:p>
          </table:table-cell>
          <table:table-cell/>
        </table:table-row>
        <table:table-row table:style-name="ro1">
          <table:table-cell office:value-type="float" office:value="9.58226694183" calcext:value-type="float">
            <text:p>9.5822669418</text:p>
          </table:table-cell>
          <table:table-cell/>
        </table:table-row>
        <table:table-row table:style-name="ro1">
          <table:table-cell office:value-type="float" office:value="9.62018078156" calcext:value-type="float">
            <text:p>9.6201807816</text:p>
          </table:table-cell>
          <table:table-cell/>
        </table:table-row>
        <table:table-row table:style-name="ro1">
          <table:table-cell office:value-type="float" office:value="9.46545368881" calcext:value-type="float">
            <text:p>9.4654536888</text:p>
          </table:table-cell>
          <table:table-cell/>
        </table:table-row>
        <table:table-row table:style-name="ro1">
          <table:table-cell office:value-type="float" office:value="9.48652568512" calcext:value-type="float">
            <text:p>9.4865256851</text:p>
          </table:table-cell>
          <table:table-cell/>
        </table:table-row>
        <table:table-row table:style-name="ro1">
          <table:table-cell office:value-type="float" office:value="9.45782330856" calcext:value-type="float">
            <text:p>9.4578233086</text:p>
          </table:table-cell>
          <table:table-cell/>
        </table:table-row>
        <table:table-row table:style-name="ro1">
          <table:table-cell office:value-type="float" office:value="9.52484230042" calcext:value-type="float">
            <text:p>9.5248423004</text:p>
          </table:table-cell>
          <table:table-cell/>
        </table:table-row>
        <table:table-row table:style-name="ro1">
          <table:table-cell office:value-type="float" office:value="9.25370084229" calcext:value-type="float">
            <text:p>9.2537008423</text:p>
          </table:table-cell>
          <table:table-cell/>
        </table:table-row>
        <table:table-row table:style-name="ro1">
          <table:table-cell office:value-type="float" office:value="9.3175707901" calcext:value-type="float">
            <text:p>9.3175707901</text:p>
          </table:table-cell>
          <table:table-cell/>
        </table:table-row>
        <table:table-row table:style-name="ro1">
          <table:table-cell office:value-type="float" office:value="9.42984248123" calcext:value-type="float">
            <text:p>9.4298424812</text:p>
          </table:table-cell>
          <table:table-cell/>
        </table:table-row>
        <table:table-row table:style-name="ro1">
          <table:table-cell office:value-type="float" office:value="9.40177073593" calcext:value-type="float">
            <text:p>9.4017707359</text:p>
          </table:table-cell>
          <table:table-cell/>
        </table:table-row>
        <table:table-row table:style-name="ro1">
          <table:table-cell office:value-type="float" office:value="9.31274353943" calcext:value-type="float">
            <text:p>9.3127435394</text:p>
          </table:table-cell>
          <table:table-cell/>
        </table:table-row>
        <table:table-row table:style-name="ro1">
          <table:table-cell office:value-type="float" office:value="9.3360591011" calcext:value-type="float">
            <text:p>9.3360591011</text:p>
          </table:table-cell>
          <table:table-cell/>
        </table:table-row>
        <table:table-row table:style-name="ro1">
          <table:table-cell office:value-type="float" office:value="9.13729514999" calcext:value-type="float">
            <text:p>9.13729515</text:p>
          </table:table-cell>
          <table:table-cell/>
        </table:table-row>
        <table:table-row table:style-name="ro1">
          <table:table-cell office:value-type="float" office:value="9.03912509003" calcext:value-type="float">
            <text:p>9.03912509</text:p>
          </table:table-cell>
          <table:table-cell/>
        </table:table-row>
        <table:table-row table:style-name="ro1">
          <table:table-cell office:value-type="float" office:value="9.23027929688" calcext:value-type="float">
            <text:p>9.2302792969</text:p>
          </table:table-cell>
          <table:table-cell/>
        </table:table-row>
        <table:table-row table:style-name="ro1">
          <table:table-cell office:value-type="float" office:value="9.11816166534" calcext:value-type="float">
            <text:p>9.1181616653</text:p>
          </table:table-cell>
          <table:table-cell/>
        </table:table-row>
        <table:table-row table:style-name="ro1">
          <table:table-cell office:value-type="float" office:value="9.04086486816" calcext:value-type="float">
            <text:p>9.0408648682</text:p>
          </table:table-cell>
          <table:table-cell/>
        </table:table-row>
        <table:table-row table:style-name="ro1">
          <table:table-cell office:value-type="float" office:value="8.92840109787" calcext:value-type="float">
            <text:p>8.9284010979</text:p>
          </table:table-cell>
          <table:table-cell/>
        </table:table-row>
        <table:table-row table:style-name="ro1">
          <table:table-cell office:value-type="float" office:value="8.9449872345" calcext:value-type="float">
            <text:p>8.9449872345</text:p>
          </table:table-cell>
          <table:table-cell/>
        </table:table-row>
        <table:table-row table:style-name="ro1">
          <table:table-cell office:value-type="float" office:value="9.08027612534" calcext:value-type="float">
            <text:p>9.0802761253</text:p>
          </table:table-cell>
          <table:table-cell/>
        </table:table-row>
        <table:table-row table:style-name="ro1">
          <table:table-cell office:value-type="float" office:value="8.74765860596" calcext:value-type="float">
            <text:p>8.747658606</text:p>
          </table:table-cell>
          <table:table-cell/>
        </table:table-row>
        <table:table-row table:style-name="ro1">
          <table:table-cell office:value-type="float" office:value="8.9371415596" calcext:value-type="float">
            <text:p>8.9371415596</text:p>
          </table:table-cell>
          <table:table-cell/>
        </table:table-row>
        <table:table-row table:style-name="ro1">
          <table:table-cell office:value-type="float" office:value="8.86828787155" calcext:value-type="float">
            <text:p>8.8682878716</text:p>
          </table:table-cell>
          <table:table-cell/>
        </table:table-row>
        <table:table-row table:style-name="ro1">
          <table:table-cell office:value-type="float" office:value="8.7869781601" calcext:value-type="float">
            <text:p>8.7869781601</text:p>
          </table:table-cell>
          <table:table-cell/>
        </table:table-row>
        <table:table-row table:style-name="ro1">
          <table:table-cell office:value-type="float" office:value="8.89100812988" calcext:value-type="float">
            <text:p>8.8910081299</text:p>
          </table:table-cell>
          <table:table-cell/>
        </table:table-row>
        <table:table-row table:style-name="ro1">
          <table:table-cell office:value-type="float" office:value="8.77849116211" calcext:value-type="float">
            <text:p>8.7784911621</text:p>
          </table:table-cell>
          <table:table-cell/>
        </table:table-row>
        <table:table-row table:style-name="ro1">
          <table:table-cell office:value-type="float" office:value="8.84300415268" calcext:value-type="float">
            <text:p>8.8430041527</text:p>
          </table:table-cell>
          <table:table-cell/>
        </table:table-row>
        <table:table-row table:style-name="ro1">
          <table:table-cell office:value-type="float" office:value="9.02601536942" calcext:value-type="float">
            <text:p>9.0260153694</text:p>
          </table:table-cell>
          <table:table-cell/>
        </table:table-row>
        <table:table-row table:style-name="ro1">
          <table:table-cell office:value-type="float" office:value="9.11228254013" calcext:value-type="float">
            <text:p>9.1122825401</text:p>
          </table:table-cell>
          <table:table-cell/>
        </table:table-row>
        <table:table-row table:style-name="ro1">
          <table:table-cell office:value-type="float" office:value="8.92053822632" calcext:value-type="float">
            <text:p>8.9205382263</text:p>
          </table:table-cell>
          <table:table-cell/>
        </table:table-row>
        <table:table-row table:style-name="ro1">
          <table:table-cell office:value-type="float" office:value="9.01914605331" calcext:value-type="float">
            <text:p>9.0191460533</text:p>
          </table:table-cell>
          <table:table-cell/>
        </table:table-row>
        <table:table-row table:style-name="ro1">
          <table:table-cell office:value-type="float" office:value="8.99438126221" calcext:value-type="float">
            <text:p>8.9943812622</text:p>
          </table:table-cell>
          <table:table-cell/>
        </table:table-row>
        <table:table-row table:style-name="ro1">
          <table:table-cell office:value-type="float" office:value="8.98521563187" calcext:value-type="float">
            <text:p>8.9852156319</text:p>
          </table:table-cell>
          <table:table-cell/>
        </table:table-row>
        <table:table-row table:style-name="ro1">
          <table:table-cell office:value-type="float" office:value="8.82806115646" calcext:value-type="float">
            <text:p>8.8280611565</text:p>
          </table:table-cell>
          <table:table-cell/>
        </table:table-row>
        <table:table-row table:style-name="ro1">
          <table:table-cell office:value-type="float" office:value="9.06163065186" calcext:value-type="float">
            <text:p>9.0616306519</text:p>
          </table:table-cell>
          <table:table-cell/>
        </table:table-row>
        <table:table-row table:style-name="ro1">
          <table:table-cell office:value-type="float" office:value="8.98252528992" calcext:value-type="float">
            <text:p>8.9825252899</text:p>
          </table:table-cell>
          <table:table-cell/>
        </table:table-row>
        <table:table-row table:style-name="ro1">
          <table:table-cell office:value-type="float" office:value="8.81736988373" calcext:value-type="float">
            <text:p>8.8173698837</text:p>
          </table:table-cell>
          <table:table-cell/>
        </table:table-row>
        <table:table-row table:style-name="ro1">
          <table:table-cell office:value-type="float" office:value="8.99756197052" calcext:value-type="float">
            <text:p>8.9975619705</text:p>
          </table:table-cell>
          <table:table-cell/>
        </table:table-row>
        <table:table-row table:style-name="ro1">
          <table:table-cell office:value-type="float" office:value="8.77121574326" calcext:value-type="float">
            <text:p>8.7712157433</text:p>
          </table:table-cell>
          <table:table-cell/>
        </table:table-row>
        <table:table-row table:style-name="ro1">
          <table:table-cell office:value-type="float" office:value="8.7887500885" calcext:value-type="float">
            <text:p>8.7887500885</text:p>
          </table:table-cell>
          <table:table-cell/>
        </table:table-row>
        <table:table-row table:style-name="ro1">
          <table:table-cell office:value-type="float" office:value="8.8137832222" calcext:value-type="float">
            <text:p>8.8137832222</text:p>
          </table:table-cell>
          <table:table-cell/>
        </table:table-row>
        <table:table-row table:style-name="ro1">
          <table:table-cell office:value-type="float" office:value="8.82513798676" calcext:value-type="float">
            <text:p>8.8251379868</text:p>
          </table:table-cell>
          <table:table-cell/>
        </table:table-row>
        <table:table-row table:style-name="ro1">
          <table:table-cell office:value-type="float" office:value="8.76309282837" calcext:value-type="float">
            <text:p>8.7630928284</text:p>
          </table:table-cell>
          <table:table-cell/>
        </table:table-row>
        <table:table-row table:style-name="ro1">
          <table:table-cell office:value-type="float" office:value="8.87358425446" calcext:value-type="float">
            <text:p>8.8735842545</text:p>
          </table:table-cell>
          <table:table-cell/>
        </table:table-row>
        <table:table-row table:style-name="ro1">
          <table:table-cell office:value-type="float" office:value="8.84307578049" calcext:value-type="float">
            <text:p>8.8430757805</text:p>
          </table:table-cell>
          <table:table-cell/>
        </table:table-row>
        <table:table-row table:style-name="ro1">
          <table:table-cell office:value-type="float" office:value="8.98130956116" calcext:value-type="float">
            <text:p>8.9813095612</text:p>
          </table:table-cell>
          <table:table-cell/>
        </table:table-row>
        <table:table-row table:style-name="ro1">
          <table:table-cell office:value-type="float" office:value="8.87690141449" calcext:value-type="float">
            <text:p>8.8769014145</text:p>
          </table:table-cell>
          <table:table-cell/>
        </table:table-row>
        <table:table-row table:style-name="ro1">
          <table:table-cell office:value-type="float" office:value="9.17194749451" calcext:value-type="float">
            <text:p>9.1719474945</text:p>
          </table:table-cell>
          <table:table-cell/>
        </table:table-row>
        <table:table-row table:style-name="ro1">
          <table:table-cell office:value-type="float" office:value="8.88248733673" calcext:value-type="float">
            <text:p>8.8824873367</text:p>
          </table:table-cell>
          <table:table-cell/>
        </table:table-row>
        <table:table-row table:style-name="ro1">
          <table:table-cell office:value-type="float" office:value="9.10043105392" calcext:value-type="float">
            <text:p>9.1004310539</text:p>
          </table:table-cell>
          <table:table-cell/>
        </table:table-row>
        <table:table-row table:style-name="ro1">
          <table:table-cell office:value-type="float" office:value="8.8815384552" calcext:value-type="float">
            <text:p>8.8815384552</text:p>
          </table:table-cell>
          <table:table-cell/>
        </table:table-row>
        <table:table-row table:style-name="ro1">
          <table:table-cell office:value-type="float" office:value="9.2662125679" calcext:value-type="float">
            <text:p>9.2662125679</text:p>
          </table:table-cell>
          <table:table-cell/>
        </table:table-row>
        <table:table-row table:style-name="ro1">
          <table:table-cell office:value-type="float" office:value="9.05736991882" calcext:value-type="float">
            <text:p>9.0573699188</text:p>
          </table:table-cell>
          <table:table-cell/>
        </table:table-row>
        <table:table-row table:style-name="ro1">
          <table:table-cell office:value-type="float" office:value="9.20025345078" calcext:value-type="float">
            <text:p>9.2002534508</text:p>
          </table:table-cell>
          <table:table-cell/>
        </table:table-row>
        <table:table-row table:style-name="ro1">
          <table:table-cell office:value-type="float" office:value="9.30396337585" calcext:value-type="float">
            <text:p>9.3039633759</text:p>
          </table:table-cell>
          <table:table-cell/>
        </table:table-row>
        <table:table-row table:style-name="ro1">
          <table:table-cell office:value-type="float" office:value="8.991920047" calcext:value-type="float">
            <text:p>8.991920047</text:p>
          </table:table-cell>
          <table:table-cell/>
        </table:table-row>
        <table:table-row table:style-name="ro1">
          <table:table-cell office:value-type="float" office:value="9.09855729141" calcext:value-type="float">
            <text:p>9.0985572914</text:p>
          </table:table-cell>
          <table:table-cell/>
        </table:table-row>
        <table:table-row table:style-name="ro1">
          <table:table-cell office:value-type="float" office:value="9.3180442215" calcext:value-type="float">
            <text:p>9.3180442215</text:p>
          </table:table-cell>
          <table:table-cell/>
        </table:table-row>
        <table:table-row table:style-name="ro1">
          <table:table-cell office:value-type="float" office:value="9.19005003967" calcext:value-type="float">
            <text:p>9.1900500397</text:p>
          </table:table-cell>
          <table:table-cell/>
        </table:table-row>
        <table:table-row table:style-name="ro1">
          <table:table-cell office:value-type="float" office:value="9.21368385162" calcext:value-type="float">
            <text:p>9.2136838516</text:p>
          </table:table-cell>
          <table:table-cell/>
        </table:table-row>
        <table:table-row table:style-name="ro1">
          <table:table-cell office:value-type="float" office:value="9.40111853409" calcext:value-type="float">
            <text:p>9.4011185341</text:p>
          </table:table-cell>
          <table:table-cell/>
        </table:table-row>
        <table:table-row table:style-name="ro1">
          <table:table-cell office:value-type="float" office:value="9.40681331863" calcext:value-type="float">
            <text:p>9.4068133186</text:p>
          </table:table-cell>
          <table:table-cell/>
        </table:table-row>
        <table:table-row table:style-name="ro1">
          <table:table-cell office:value-type="float" office:value="9.08466960907" calcext:value-type="float">
            <text:p>9.0846696091</text:p>
          </table:table-cell>
          <table:table-cell/>
        </table:table-row>
        <table:table-row table:style-name="ro1">
          <table:table-cell office:value-type="float" office:value="9.36242475128" calcext:value-type="float">
            <text:p>9.3624247513</text:p>
          </table:table-cell>
          <table:table-cell/>
        </table:table-row>
        <table:table-row table:style-name="ro1">
          <table:table-cell office:value-type="float" office:value="9.14945071793" calcext:value-type="float">
            <text:p>9.1494507179</text:p>
          </table:table-cell>
          <table:table-cell/>
        </table:table-row>
        <table:table-row table:style-name="ro1">
          <table:table-cell office:value-type="float" office:value="9.18864331589" calcext:value-type="float">
            <text:p>9.1886433159</text:p>
          </table:table-cell>
          <table:table-cell/>
        </table:table-row>
        <table:table-row table:style-name="ro1">
          <table:table-cell office:value-type="float" office:value="9.43091790771" calcext:value-type="float">
            <text:p>9.4309179077</text:p>
          </table:table-cell>
          <table:table-cell/>
        </table:table-row>
        <table:table-row table:style-name="ro1">
          <table:table-cell office:value-type="float" office:value="9.25582470398" calcext:value-type="float">
            <text:p>9.255824704</text:p>
          </table:table-cell>
          <table:table-cell/>
        </table:table-row>
        <table:table-row table:style-name="ro1">
          <table:table-cell office:value-type="float" office:value="9.32399497452" calcext:value-type="float">
            <text:p>9.3239949745</text:p>
          </table:table-cell>
          <table:table-cell/>
        </table:table-row>
        <table:table-row table:style-name="ro1">
          <table:table-cell office:value-type="float" office:value="9.52668795013" calcext:value-type="float">
            <text:p>9.5266879501</text:p>
          </table:table-cell>
          <table:table-cell/>
        </table:table-row>
        <table:table-row table:style-name="ro1">
          <table:table-cell office:value-type="float" office:value="9.63028583527" calcext:value-type="float">
            <text:p>9.6302858353</text:p>
          </table:table-cell>
          <table:table-cell/>
        </table:table-row>
        <table:table-row table:style-name="ro1">
          <table:table-cell office:value-type="float" office:value="9.46895806808" calcext:value-type="float">
            <text:p>9.4689580681</text:p>
          </table:table-cell>
          <table:table-cell/>
        </table:table-row>
        <table:table-row table:style-name="ro1">
          <table:table-cell office:value-type="float" office:value="9.53018731995" calcext:value-type="float">
            <text:p>9.53018732</text:p>
          </table:table-cell>
          <table:table-cell/>
        </table:table-row>
        <table:table-row table:style-name="ro1">
          <table:table-cell office:value-type="float" office:value="9.74508498611" calcext:value-type="float">
            <text:p>9.7450849861</text:p>
          </table:table-cell>
          <table:table-cell/>
        </table:table-row>
        <table:table-row table:style-name="ro1">
          <table:table-cell office:value-type="float" office:value="9.57746223373" calcext:value-type="float">
            <text:p>9.5774622337</text:p>
          </table:table-cell>
          <table:table-cell/>
        </table:table-row>
        <table:table-row table:style-name="ro1">
          <table:table-cell office:value-type="float" office:value="9.79108215103" calcext:value-type="float">
            <text:p>9.791082151</text:p>
          </table:table-cell>
          <table:table-cell/>
        </table:table-row>
        <table:table-row table:style-name="ro1">
          <table:table-cell office:value-type="float" office:value="9.82357156754" calcext:value-type="float">
            <text:p>9.8235715675</text:p>
          </table:table-cell>
          <table:table-cell/>
        </table:table-row>
        <table:table-row table:style-name="ro1">
          <table:table-cell office:value-type="float" office:value="9.73819858551" calcext:value-type="float">
            <text:p>9.7381985855</text:p>
          </table:table-cell>
          <table:table-cell/>
        </table:table-row>
        <table:table-row table:style-name="ro1">
          <table:table-cell office:value-type="float" office:value="9.61057095413" calcext:value-type="float">
            <text:p>9.6105709541</text:p>
          </table:table-cell>
          <table:table-cell/>
        </table:table-row>
        <table:table-row table:style-name="ro1">
          <table:table-cell office:value-type="float" office:value="9.82860622482" calcext:value-type="float">
            <text:p>9.8286062248</text:p>
          </table:table-cell>
          <table:table-cell/>
        </table:table-row>
        <table:table-row table:style-name="ro1">
          <table:table-cell office:value-type="float" office:value="9.761733255" calcext:value-type="float">
            <text:p>9.761733255</text:p>
          </table:table-cell>
          <table:table-cell/>
        </table:table-row>
        <table:table-row table:style-name="ro1">
          <table:table-cell office:value-type="float" office:value="9.72397583008" calcext:value-type="float">
            <text:p>9.7239758301</text:p>
          </table:table-cell>
          <table:table-cell/>
        </table:table-row>
        <table:table-row table:style-name="ro1">
          <table:table-cell office:value-type="float" office:value="9.74022042618" calcext:value-type="float">
            <text:p>9.7402204262</text:p>
          </table:table-cell>
          <table:table-cell/>
        </table:table-row>
        <table:table-row table:style-name="ro1">
          <table:table-cell office:value-type="float" office:value="9.72927456818" calcext:value-type="float">
            <text:p>9.7292745682</text:p>
          </table:table-cell>
          <table:table-cell/>
        </table:table-row>
        <table:table-row table:style-name="ro1">
          <table:table-cell office:value-type="float" office:value="9.70797303391" calcext:value-type="float">
            <text:p>9.7079730339</text:p>
          </table:table-cell>
          <table:table-cell/>
        </table:table-row>
        <table:table-row table:style-name="ro1">
          <table:table-cell office:value-type="float" office:value="9.7614684639" calcext:value-type="float">
            <text:p>9.7614684639</text:p>
          </table:table-cell>
          <table:table-cell/>
        </table:table-row>
        <table:table-row table:style-name="ro1">
          <table:table-cell office:value-type="float" office:value="9.72523813934" calcext:value-type="float">
            <text:p>9.7252381393</text:p>
          </table:table-cell>
          <table:table-cell/>
        </table:table-row>
        <table:table-row table:style-name="ro1">
          <table:table-cell office:value-type="float" office:value="9.71528105164" calcext:value-type="float">
            <text:p>9.7152810516</text:p>
          </table:table-cell>
          <table:table-cell/>
        </table:table-row>
        <table:table-row table:style-name="ro1">
          <table:table-cell office:value-type="float" office:value="9.78917201385" calcext:value-type="float">
            <text:p>9.7891720139</text:p>
          </table:table-cell>
          <table:table-cell/>
        </table:table-row>
        <table:table-row table:style-name="ro1">
          <table:table-cell office:value-type="float" office:value="9.839614888" calcext:value-type="float">
            <text:p>9.839614888</text:p>
          </table:table-cell>
          <table:table-cell/>
        </table:table-row>
        <table:table-row table:style-name="ro1">
          <table:table-cell office:value-type="float" office:value="9.82080772858" calcext:value-type="float">
            <text:p>9.8208077286</text:p>
          </table:table-cell>
          <table:table-cell/>
        </table:table-row>
        <table:table-row table:style-name="ro1">
          <table:table-cell office:value-type="float" office:value="9.74628863983" calcext:value-type="float">
            <text:p>9.7462886398</text:p>
          </table:table-cell>
          <table:table-cell/>
        </table:table-row>
        <table:table-row table:style-name="ro1">
          <table:table-cell office:value-type="float" office:value="9.8045981987" calcext:value-type="float">
            <text:p>9.8045981987</text:p>
          </table:table-cell>
          <table:table-cell/>
        </table:table-row>
        <table:table-row table:style-name="ro1">
          <table:table-cell office:value-type="float" office:value="9.80830471344" calcext:value-type="float">
            <text:p>9.8083047134</text:p>
          </table:table-cell>
          <table:table-cell/>
        </table:table-row>
        <table:table-row table:style-name="ro1">
          <table:table-cell office:value-type="float" office:value="9.89963327103" calcext:value-type="float">
            <text:p>9.899633271</text:p>
          </table:table-cell>
          <table:table-cell/>
        </table:table-row>
        <table:table-row table:style-name="ro1">
          <table:table-cell office:value-type="float" office:value="9.79218849411" calcext:value-type="float">
            <text:p>9.7921884941</text:p>
          </table:table-cell>
          <table:table-cell/>
        </table:table-row>
        <table:table-row table:style-name="ro1">
          <table:table-cell office:value-type="float" office:value="9.87632193375" calcext:value-type="float">
            <text:p>9.8763219338</text:p>
          </table:table-cell>
          <table:table-cell/>
        </table:table-row>
        <table:table-row table:style-name="ro1">
          <table:table-cell office:value-type="float" office:value="9.84346510696" calcext:value-type="float">
            <text:p>9.843465107</text:p>
          </table:table-cell>
          <table:table-cell/>
        </table:table-row>
        <table:table-row table:style-name="ro1">
          <table:table-cell office:value-type="float" office:value="9.84016275101" calcext:value-type="float">
            <text:p>9.840162751</text:p>
          </table:table-cell>
          <table:table-cell/>
        </table:table-row>
        <table:table-row table:style-name="ro1">
          <table:table-cell office:value-type="float" office:value="9.85158166656" calcext:value-type="float">
            <text:p>9.8515816666</text:p>
          </table:table-cell>
          <table:table-cell/>
        </table:table-row>
        <table:table-row table:style-name="ro1">
          <table:table-cell office:value-type="float" office:value="9.91148703766" calcext:value-type="float">
            <text:p>9.9114870377</text:p>
          </table:table-cell>
          <table:table-cell/>
        </table:table-row>
        <table:table-row table:style-name="ro1">
          <table:table-cell office:value-type="float" office:value="9.84316012802" calcext:value-type="float">
            <text:p>9.843160128</text:p>
          </table:table-cell>
          <table:table-cell/>
        </table:table-row>
        <table:table-row table:style-name="ro1">
          <table:table-cell office:value-type="float" office:value="9.87152653427" calcext:value-type="float">
            <text:p>9.8715265343</text:p>
          </table:table-cell>
          <table:table-cell/>
        </table:table-row>
        <table:table-row table:style-name="ro1">
          <table:table-cell office:value-type="float" office:value="9.86105048141" calcext:value-type="float">
            <text:p>9.8610504814</text:p>
          </table:table-cell>
          <table:table-cell/>
        </table:table-row>
        <table:table-row table:style-name="ro1">
          <table:table-cell office:value-type="float" office:value="9.71599239502" calcext:value-type="float">
            <text:p>9.715992395</text:p>
          </table:table-cell>
          <table:table-cell/>
        </table:table-row>
        <table:table-row table:style-name="ro1">
          <table:table-cell office:value-type="float" office:value="9.74772751389" calcext:value-type="float">
            <text:p>9.7477275139</text:p>
          </table:table-cell>
          <table:table-cell/>
        </table:table-row>
        <table:table-row table:style-name="ro1">
          <table:table-cell office:value-type="float" office:value="9.82838143463" calcext:value-type="float">
            <text:p>9.8283814346</text:p>
          </table:table-cell>
          <table:table-cell/>
        </table:table-row>
        <table:table-row table:style-name="ro1">
          <table:table-cell office:value-type="float" office:value="9.70907986298" calcext:value-type="float">
            <text:p>9.709079863</text:p>
          </table:table-cell>
          <table:table-cell/>
        </table:table-row>
        <table:table-row table:style-name="ro1">
          <table:table-cell office:value-type="float" office:value="9.65929917221" calcext:value-type="float">
            <text:p>9.6592991722</text:p>
          </table:table-cell>
          <table:table-cell/>
        </table:table-row>
        <table:table-row table:style-name="ro1">
          <table:table-cell office:value-type="float" office:value="9.82557808075" calcext:value-type="float">
            <text:p>9.8255780808</text:p>
          </table:table-cell>
          <table:table-cell/>
        </table:table-row>
        <table:table-row table:style-name="ro1">
          <table:table-cell office:value-type="float" office:value="9.68670641632" calcext:value-type="float">
            <text:p>9.6867064163</text:p>
          </table:table-cell>
          <table:table-cell/>
        </table:table-row>
        <table:table-row table:style-name="ro1">
          <table:table-cell office:value-type="float" office:value="9.6494476944" calcext:value-type="float">
            <text:p>9.6494476944</text:p>
          </table:table-cell>
          <table:table-cell/>
        </table:table-row>
        <table:table-row table:style-name="ro1">
          <table:table-cell office:value-type="float" office:value="9.73442586365" calcext:value-type="float">
            <text:p>9.7344258637</text:p>
          </table:table-cell>
          <table:table-cell/>
        </table:table-row>
        <table:table-row table:style-name="ro1">
          <table:table-cell office:value-type="float" office:value="9.80898125229" calcext:value-type="float">
            <text:p>9.8089812523</text:p>
          </table:table-cell>
          <table:table-cell/>
        </table:table-row>
        <table:table-row table:style-name="ro1">
          <table:table-cell office:value-type="float" office:value="9.67069034882" calcext:value-type="float">
            <text:p>9.6706903488</text:p>
          </table:table-cell>
          <table:table-cell/>
        </table:table-row>
        <table:table-row table:style-name="ro1">
          <table:table-cell office:value-type="float" office:value="9.66999911804" calcext:value-type="float">
            <text:p>9.669999118</text:p>
          </table:table-cell>
          <table:table-cell/>
        </table:table-row>
        <table:table-row table:style-name="ro1">
          <table:table-cell office:value-type="float" office:value="9.80637648239" calcext:value-type="float">
            <text:p>9.8063764824</text:p>
          </table:table-cell>
          <table:table-cell/>
        </table:table-row>
        <table:table-row table:style-name="ro1">
          <table:table-cell office:value-type="float" office:value="9.82158797073" calcext:value-type="float">
            <text:p>9.8215879707</text:p>
          </table:table-cell>
          <table:table-cell/>
        </table:table-row>
        <table:table-row table:style-name="ro1">
          <table:table-cell office:value-type="float" office:value="9.75306143036" calcext:value-type="float">
            <text:p>9.7530614304</text:p>
          </table:table-cell>
          <table:table-cell/>
        </table:table-row>
        <table:table-row table:style-name="ro1">
          <table:table-cell office:value-type="float" office:value="9.64183305283" calcext:value-type="float">
            <text:p>9.6418330528</text:p>
          </table:table-cell>
          <table:table-cell/>
        </table:table-row>
        <table:table-row table:style-name="ro1">
          <table:table-cell office:value-type="float" office:value="9.7522996933" calcext:value-type="float">
            <text:p>9.7522996933</text:p>
          </table:table-cell>
          <table:table-cell/>
        </table:table-row>
        <table:table-row table:style-name="ro1">
          <table:table-cell office:value-type="float" office:value="9.80635651932" calcext:value-type="float">
            <text:p>9.8063565193</text:p>
          </table:table-cell>
          <table:table-cell/>
        </table:table-row>
        <table:table-row table:style-name="ro1">
          <table:table-cell office:value-type="float" office:value="9.94998029251" calcext:value-type="float">
            <text:p>9.9499802925</text:p>
          </table:table-cell>
          <table:table-cell/>
        </table:table-row>
        <table:table-row table:style-name="ro1">
          <table:table-cell office:value-type="float" office:value="9.93719809341" calcext:value-type="float">
            <text:p>9.9371980934</text:p>
          </table:table-cell>
          <table:table-cell/>
        </table:table-row>
        <table:table-row table:style-name="ro1">
          <table:table-cell office:value-type="float" office:value="9.80933681183" calcext:value-type="float">
            <text:p>9.8093368118</text:p>
          </table:table-cell>
          <table:table-cell/>
        </table:table-row>
        <table:table-row table:style-name="ro1">
          <table:table-cell office:value-type="float" office:value="9.65965323639" calcext:value-type="float">
            <text:p>9.6596532364</text:p>
          </table:table-cell>
          <table:table-cell/>
        </table:table-row>
        <table:table-row table:style-name="ro1">
          <table:table-cell office:value-type="float" office:value="9.94014601135" calcext:value-type="float">
            <text:p>9.9401460114</text:p>
          </table:table-cell>
          <table:table-cell/>
        </table:table-row>
        <table:table-row table:style-name="ro1">
          <table:table-cell office:value-type="float" office:value="9.77116621857" calcext:value-type="float">
            <text:p>9.7711662186</text:p>
          </table:table-cell>
          <table:table-cell/>
        </table:table-row>
        <table:table-row table:style-name="ro1">
          <table:table-cell office:value-type="float" office:value="9.67478745193" calcext:value-type="float">
            <text:p>9.6747874519</text:p>
          </table:table-cell>
          <table:table-cell/>
        </table:table-row>
        <table:table-row table:style-name="ro1">
          <table:table-cell office:value-type="float" office:value="9.73994307404" calcext:value-type="float">
            <text:p>9.739943074</text:p>
          </table:table-cell>
          <table:table-cell/>
        </table:table-row>
        <table:table-row table:style-name="ro1">
          <table:table-cell office:value-type="float" office:value="9.6287821373" calcext:value-type="float">
            <text:p>9.6287821373</text:p>
          </table:table-cell>
          <table:table-cell/>
        </table:table-row>
        <table:table-row table:style-name="ro1">
          <table:table-cell office:value-type="float" office:value="9.61091361618" calcext:value-type="float">
            <text:p>9.6109136162</text:p>
          </table:table-cell>
          <table:table-cell/>
        </table:table-row>
        <table:table-row table:style-name="ro1">
          <table:table-cell office:value-type="float" office:value="9.73492030487" calcext:value-type="float">
            <text:p>9.7349203049</text:p>
          </table:table-cell>
          <table:table-cell/>
        </table:table-row>
        <table:table-row table:style-name="ro1">
          <table:table-cell office:value-type="float" office:value="9.59562889252" calcext:value-type="float">
            <text:p>9.5956288925</text:p>
          </table:table-cell>
          <table:table-cell/>
        </table:table-row>
        <table:table-row table:style-name="ro1">
          <table:table-cell office:value-type="float" office:value="9.6471688385" calcext:value-type="float">
            <text:p>9.6471688385</text:p>
          </table:table-cell>
          <table:table-cell/>
        </table:table-row>
        <table:table-row table:style-name="ro1">
          <table:table-cell office:value-type="float" office:value="9.78006324463" calcext:value-type="float">
            <text:p>9.7800632446</text:p>
          </table:table-cell>
          <table:table-cell/>
        </table:table-row>
        <table:table-row table:style-name="ro1">
          <table:table-cell office:value-type="float" office:value="9.95043977966" calcext:value-type="float">
            <text:p>9.9504397797</text:p>
          </table:table-cell>
          <table:table-cell/>
        </table:table-row>
        <table:table-row table:style-name="ro1">
          <table:table-cell office:value-type="float" office:value="9.96262166595" calcext:value-type="float">
            <text:p>9.962621666</text:p>
          </table:table-cell>
          <table:table-cell/>
        </table:table-row>
        <table:table-row table:style-name="ro1">
          <table:table-cell office:value-type="float" office:value="9.90047205658" calcext:value-type="float">
            <text:p>9.9004720566</text:p>
          </table:table-cell>
          <table:table-cell/>
        </table:table-row>
        <table:table-row table:style-name="ro1">
          <table:table-cell office:value-type="float" office:value="10.0468008263" calcext:value-type="float">
            <text:p>10.0468008263</text:p>
          </table:table-cell>
          <table:table-cell/>
        </table:table-row>
        <table:table-row table:style-name="ro1">
          <table:table-cell office:value-type="float" office:value="9.95265893326" calcext:value-type="float">
            <text:p>9.9526589333</text:p>
          </table:table-cell>
          <table:table-cell/>
        </table:table-row>
        <table:table-row table:style-name="ro1">
          <table:table-cell office:value-type="float" office:value="9.90803327637" calcext:value-type="float">
            <text:p>9.9080332764</text:p>
          </table:table-cell>
          <table:table-cell/>
        </table:table-row>
        <table:table-row table:style-name="ro1">
          <table:table-cell office:value-type="float" office:value="9.98176460876" calcext:value-type="float">
            <text:p>9.9817646088</text:p>
          </table:table-cell>
          <table:table-cell/>
        </table:table-row>
        <table:table-row table:style-name="ro1">
          <table:table-cell office:value-type="float" office:value="9.89890162811" calcext:value-type="float">
            <text:p>9.8989016281</text:p>
          </table:table-cell>
          <table:table-cell/>
        </table:table-row>
        <table:table-row table:style-name="ro1">
          <table:table-cell office:value-type="float" office:value="9.71268390808" calcext:value-type="float">
            <text:p>9.7126839081</text:p>
          </table:table-cell>
          <table:table-cell/>
        </table:table-row>
        <table:table-row table:style-name="ro1">
          <table:table-cell office:value-type="float" office:value="10.0343997948" calcext:value-type="float">
            <text:p>10.0343997948</text:p>
          </table:table-cell>
          <table:table-cell/>
        </table:table-row>
        <table:table-row table:style-name="ro1">
          <table:table-cell office:value-type="float" office:value="9.86623994598" calcext:value-type="float">
            <text:p>9.866239946</text:p>
          </table:table-cell>
          <table:table-cell/>
        </table:table-row>
        <table:table-row table:style-name="ro1">
          <table:table-cell office:value-type="float" office:value="9.69428083267" calcext:value-type="float">
            <text:p>9.6942808327</text:p>
          </table:table-cell>
          <table:table-cell/>
        </table:table-row>
        <table:table-row table:style-name="ro1">
          <table:table-cell office:value-type="float" office:value="9.57724282684" calcext:value-type="float">
            <text:p>9.5772428268</text:p>
          </table:table-cell>
          <table:table-cell/>
        </table:table-row>
        <table:table-row table:style-name="ro1">
          <table:table-cell office:value-type="float" office:value="9.89750559616" calcext:value-type="float">
            <text:p>9.8975055962</text:p>
          </table:table-cell>
          <table:table-cell/>
        </table:table-row>
        <table:table-row table:style-name="ro1">
          <table:table-cell office:value-type="float" office:value="9.71047238083" calcext:value-type="float">
            <text:p>9.7104723808</text:p>
          </table:table-cell>
          <table:table-cell/>
        </table:table-row>
        <table:table-row table:style-name="ro1">
          <table:table-cell office:value-type="float" office:value="9.68601432571" calcext:value-type="float">
            <text:p>9.6860143257</text:p>
          </table:table-cell>
          <table:table-cell/>
        </table:table-row>
        <table:table-row table:style-name="ro1">
          <table:table-cell office:value-type="float" office:value="9.73835036469" calcext:value-type="float">
            <text:p>9.7383503647</text:p>
          </table:table-cell>
          <table:table-cell/>
        </table:table-row>
        <table:table-row table:style-name="ro1">
          <table:table-cell office:value-type="float" office:value="9.60076725311" calcext:value-type="float">
            <text:p>9.6007672531</text:p>
          </table:table-cell>
          <table:table-cell/>
        </table:table-row>
        <table:table-row table:style-name="ro1">
          <table:table-cell office:value-type="float" office:value="9.60243491745" calcext:value-type="float">
            <text:p>9.6024349175</text:p>
          </table:table-cell>
          <table:table-cell/>
        </table:table-row>
        <table:table-row table:style-name="ro1">
          <table:table-cell office:value-type="float" office:value="9.76416632004" calcext:value-type="float">
            <text:p>9.76416632</text:p>
          </table:table-cell>
          <table:table-cell/>
        </table:table-row>
        <table:table-row table:style-name="ro1">
          <table:table-cell office:value-type="float" office:value="9.59189931183" calcext:value-type="float">
            <text:p>9.59189931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20:14:36.578532499</meta:creation-date>
    <dc:date>2019-10-12T20:20:02.305358069</dc:date>
    <meta:editing-duration>PT5M26S</meta:editing-duration>
    <meta:editing-cycles>2</meta:editing-cycles>
    <meta:generator>LibreOffice/5.1.6.2$Linux_X86_64 LibreOffice_project/10m0$Build-2</meta:generator>
    <meta:document-statistic meta:table-count="1" meta:cell-count="7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cm" svg:y="4.201cm" style:legend-expansion="high" chart:style-name="ch2"/>
        <chart:plot-area chart:style-name="ch3" table:cell-range-address="Sheet1.A2:Sheet1.A716" svg:x="0.32cm" svg:y="0.18cm" svg:width="13.26cm" svg:height="8.64cm">
          <chartooo:coordinate-region svg:x="0.941cm" svg:y="0.301cm" svg:width="12.63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716" chart:class="chart:line">
            <chart:data-point chart:repeated="7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8831118011">
                <text:p>9.88831118011</text:p>
                <draw:g>
                  <svg:desc>Sheet1.A2:Sheet1.A7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7137756729">
                <text:p>9.97137756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2452980347">
                <text:p>9.92452980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78655221558">
                <text:p>9.78655221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7008992386">
                <text:p>9.67008992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83911880188">
                <text:p>9.83911880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8878852005">
                <text:p>9.68878852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60764972839">
                <text:p>9.60764972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72139061203">
                <text:p>9.72139061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64151962509">
                <text:p>9.64151962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9050246582">
                <text:p>9.69050246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81596627197">
                <text:p>9.81596627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9738879166">
                <text:p>9.697388791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77375390396">
                <text:p>9.77375390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93262935333">
                <text:p>9.93262935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0669684654">
                <text:p>10.0669684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75031475067">
                <text:p>9.75031475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7080319901">
                <text:p>9.97080319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91984868698">
                <text:p>9.91984868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80616582336">
                <text:p>9.80616582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66438302689">
                <text:p>9.664383026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0044282227">
                <text:p>9.90044282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6772438446">
                <text:p>9.6772438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53643916397">
                <text:p>9.536439163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8024164963">
                <text:p>9.88024164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7051156601">
                <text:p>9.7051156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64071762543">
                <text:p>9.64071762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80193675461">
                <text:p>9.801936754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61662114868">
                <text:p>9.61662114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67511856232">
                <text:p>9.67511856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8245533844">
                <text:p>9.8245533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49976737137">
                <text:p>9.499767371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64980422592">
                <text:p>9.649804225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8743241684">
                <text:p>9.87432416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0145425552">
                <text:p>10.0145425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81793024216">
                <text:p>9.81793024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98400484695">
                <text:p>9.984004846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0546606323">
                <text:p>10.0546606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66753405228">
                <text:p>9.66753405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0129797531">
                <text:p>10.01297975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92901899033">
                <text:p>9.92901899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81011196976">
                <text:p>9.81011196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73637271194">
                <text:p>9.736372711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92432834091">
                <text:p>9.92432834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69801175919">
                <text:p>9.698011759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69584038239">
                <text:p>9.695840382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0443843597">
                <text:p>10.04438435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95195185165">
                <text:p>9.95195185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1111478317">
                <text:p>10.1111478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0865201279">
                <text:p>10.08652012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1060628555">
                <text:p>10.10606285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1000243248">
                <text:p>10.1000243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3087972527">
                <text:p>10.30879725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379417112">
                <text:p>10.379417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2290387169">
                <text:p>10.22903871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3668772736">
                <text:p>10.36687727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4269149841">
                <text:p>10.42691498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4656871613">
                <text:p>10.46568716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5241679016">
                <text:p>10.5241679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5764941086">
                <text:p>10.57649410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4743707245">
                <text:p>10.47437072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5298712471">
                <text:p>10.52987124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5143184799">
                <text:p>10.51431847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467150803">
                <text:p>10.6467150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59152649">
                <text:p>10.591526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758901695">
                <text:p>10.5758901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6632412903">
                <text:p>10.66324129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6124842781">
                <text:p>10.61248427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5040984329">
                <text:p>10.50409843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6002103897">
                <text:p>10.60021038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667085154">
                <text:p>10.66708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5571000572">
                <text:p>10.5571000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5854971558">
                <text:p>10.58549715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6789574631">
                <text:p>10.6789574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4730893867">
                <text:p>10.47308938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649158239">
                <text:p>10.6491582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6486311615">
                <text:p>10.64863116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7097179428">
                <text:p>10.7097179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6112678764">
                <text:p>10.6112678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4894577988">
                <text:p>10.48945779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7625049454">
                <text:p>10.76250494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4123599594">
                <text:p>10.41235995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8000138412">
                <text:p>10.80001384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5403958992">
                <text:p>10.5403958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7912882584">
                <text:p>10.7912882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7675397148">
                <text:p>10.76753971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6214332306">
                <text:p>10.62143323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5441927711">
                <text:p>10.54419277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426103302">
                <text:p>10.4261033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6144802116">
                <text:p>10.61448021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3524288681">
                <text:p>10.3524288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5230041367">
                <text:p>10.52300413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6362995148">
                <text:p>10.6362995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7810077988">
                <text:p>10.78100779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5019751694">
                <text:p>10.50197516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6551104874">
                <text:p>10.65511048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7606340988">
                <text:p>10.76063409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6735222733">
                <text:p>10.6735222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8637777679">
                <text:p>10.86377776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827721167">
                <text:p>10.8277211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4679862419">
                <text:p>10.46798624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5633712288">
                <text:p>10.56337122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7326509537">
                <text:p>10.73265095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5809532013">
                <text:p>10.58095320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3864456841">
                <text:p>10.38644568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404656288">
                <text:p>10.64046562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198988861">
                <text:p>10.71989888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2810787491">
                <text:p>10.28107874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5048696655">
                <text:p>10.50486966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3048261337">
                <text:p>10.30482613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09174337">
                <text:p>10.2091743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2288211792">
                <text:p>10.2288211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3757885429">
                <text:p>10.37578854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0377052162">
                <text:p>10.03770521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2185234108">
                <text:p>10.21852341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3101657326">
                <text:p>10.31016573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0217407387">
                <text:p>10.02174073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1791836693">
                <text:p>10.17918366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2438946457">
                <text:p>10.24389464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1848071251">
                <text:p>10.18480712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1564444572">
                <text:p>10.15644445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2184043427">
                <text:p>10.2184043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0264420052">
                <text:p>10.02644200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76917652817">
                <text:p>9.769176528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96172770157">
                <text:p>9.961727701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81279476013">
                <text:p>9.812794760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63684303207">
                <text:p>9.636843032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50499223862">
                <text:p>9.504992238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62233653183">
                <text:p>9.622336531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46225593338">
                <text:p>9.462255933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49843377075">
                <text:p>9.498433770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70703435822">
                <text:p>9.707034358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93715158768">
                <text:p>9.937151587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74528214951">
                <text:p>9.745282149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91068055191">
                <text:p>9.910680551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0382689301">
                <text:p>10.03826893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71105688019">
                <text:p>9.711056880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90149978104">
                <text:p>9.901499781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92432004166">
                <text:p>9.924320041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87364075089">
                <text:p>9.873640750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96266103134">
                <text:p>9.962661031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92259185257">
                <text:p>9.922591852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87505293274">
                <text:p>9.875052932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65497197037">
                <text:p>9.654971970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91029018784">
                <text:p>9.910290187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80457801132">
                <text:p>9.804578011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90382394638">
                <text:p>9.903823946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75486999512">
                <text:p>9.754869995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76336170349">
                <text:p>9.763361703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68600157776">
                <text:p>9.686001577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71438962936">
                <text:p>9.714389629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70527072906">
                <text:p>9.705270729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68130547028">
                <text:p>9.681305470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7272895134">
                <text:p>9.7272895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81701265106">
                <text:p>9.817012651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79244876175">
                <text:p>9.792448761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85617223892">
                <text:p>9.856172238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82787817078">
                <text:p>9.827878170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80524610138">
                <text:p>9.805246101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85016866226">
                <text:p>9.850168662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82511048126">
                <text:p>9.825110481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90881243439">
                <text:p>9.908812434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88403130646">
                <text:p>9.884031306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81228499146">
                <text:p>9.812284991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80635988388">
                <text:p>9.806359883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82226858444">
                <text:p>9.82226858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80455356216">
                <text:p>9.804553562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85533588333">
                <text:p>9.85533588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89217605362">
                <text:p>9.892176053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86918636856">
                <text:p>9.869186368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9003010994">
                <text:p>9.90030109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89465136261">
                <text:p>9.894651362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83977324677">
                <text:p>9.839773246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73935894852">
                <text:p>9.739358948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69858866959">
                <text:p>9.698588669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83464053116">
                <text:p>9.834640531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74347343521">
                <text:p>9.743473435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75561655426">
                <text:p>9.755616554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.77077753677">
                <text:p>9.770777536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73020576706">
                <text:p>9.73020576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68151156845">
                <text:p>9.681511568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74656954346">
                <text:p>9.746569543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69078303299">
                <text:p>9.69078303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72802653961">
                <text:p>9.728026539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88471550903">
                <text:p>9.884715509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87100136337">
                <text:p>9.871001363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76157983093">
                <text:p>9.761579830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83243797607">
                <text:p>9.832437976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88307812576">
                <text:p>9.883078125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89509174652">
                <text:p>9.895091746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92590168533">
                <text:p>9.925901685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97356916885">
                <text:p>9.973569168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76127795486">
                <text:p>9.761277954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92395999603">
                <text:p>9.923959996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8683016586">
                <text:p>9.786830165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81458067017">
                <text:p>9.814580670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0240399315">
                <text:p>10.02403993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93485822678">
                <text:p>9.934858226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73098238297">
                <text:p>9.730982382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67294778366">
                <text:p>9.672947783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74062350082">
                <text:p>9.740623500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74993522797">
                <text:p>9.749935227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66404182281">
                <text:p>9.664041822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69846436768">
                <text:p>9.698464367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86126420593">
                <text:p>9.861264205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53281541748">
                <text:p>9.532815417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69166290359">
                <text:p>9.691662903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85995344696">
                <text:p>9.859953446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93740142517">
                <text:p>9.937401425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89966336517">
                <text:p>9.899663365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93965942078">
                <text:p>9.939659420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98042801743">
                <text:p>9.980428017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55282918396">
                <text:p>9.552829183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0813406448">
                <text:p>10.08134064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0366829872">
                <text:p>10.03668298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85551880341">
                <text:p>9.855518803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96927598648">
                <text:p>9.969275986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.85972540436">
                <text:p>9.859725404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.6474296669">
                <text:p>9.64742966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53969426651">
                <text:p>9.539694266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.67379789658">
                <text:p>9.673797896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.61673943176">
                <text:p>9.616739431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61966850815">
                <text:p>9.619668508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76128431015">
                <text:p>9.761284310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.60370705872">
                <text:p>9.603707058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61769048157">
                <text:p>9.617690481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76476472626">
                <text:p>9.764764726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98348326492">
                <text:p>9.983483264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66852839279">
                <text:p>9.668528392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8576824791">
                <text:p>9.85768247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94476017303">
                <text:p>9.944760173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79656395874">
                <text:p>9.796563958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9361279007">
                <text:p>9.93612790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88161712036">
                <text:p>9.881617120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0205395897">
                <text:p>10.02053958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59408489456">
                <text:p>9.594084894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0809495331">
                <text:p>10.08094953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95877982101">
                <text:p>9.958779821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74610471039">
                <text:p>9.746104710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91874593277">
                <text:p>9.918745932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75299679337">
                <text:p>9.752996793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3357148056">
                <text:p>9.633571480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57125599823">
                <text:p>9.571255998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80946339417">
                <text:p>9.809463394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1341102753">
                <text:p>9.713411027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2146497726">
                <text:p>9.821464977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2007672119">
                <text:p>9.820076721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71464589691">
                <text:p>9.714645896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70771239243">
                <text:p>9.707712392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75397674103">
                <text:p>9.753976741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87910364227">
                <text:p>9.879103642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.73164422989">
                <text:p>9.731644229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82464684448">
                <text:p>9.824646844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.88735037308">
                <text:p>9.887350373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88610103607">
                <text:p>9.886101036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87471913071">
                <text:p>9.874719130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85039020004">
                <text:p>9.850390200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80977839203">
                <text:p>9.809778392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74454086151">
                <text:p>9.744540861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88266170502">
                <text:p>9.882661705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.94371001816">
                <text:p>9.943710018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.88737497177">
                <text:p>9.887374971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8702609726">
                <text:p>9.87026097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7913985321">
                <text:p>9.79139853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63932465897">
                <text:p>9.639324658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.79559231033">
                <text:p>9.795592310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.8938925415">
                <text:p>9.89389254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.85488058319">
                <text:p>9.854880583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.81486908798">
                <text:p>9.814869087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75553640289">
                <text:p>9.755536402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85228388824">
                <text:p>9.852283888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78578935699">
                <text:p>9.785789356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87507984924">
                <text:p>9.875079849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85045143509">
                <text:p>9.850451435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83315851593">
                <text:p>9.833158515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75335882034">
                <text:p>9.753358820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87694781723">
                <text:p>9.876947817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72678942719">
                <text:p>9.726789427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79514508514">
                <text:p>9.795145085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74745793762">
                <text:p>9.747457937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98299480515">
                <text:p>9.982994805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69615683823">
                <text:p>9.696156838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74332438507">
                <text:p>9.743324385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9168538147">
                <text:p>9.91685381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81730701294">
                <text:p>9.817307012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81498161392">
                <text:p>9.814981613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85572781754">
                <text:p>9.855727817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77045588455">
                <text:p>9.770455884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82217448883">
                <text:p>9.822174488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92171815033">
                <text:p>9.921718150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8457590866">
                <text:p>9.784575908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87925878601">
                <text:p>9.879258786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88064393921">
                <text:p>9.880643939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77696223907">
                <text:p>9.776962239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9776247757">
                <text:p>9.97762477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62600020447">
                <text:p>9.626000204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72923209991">
                <text:p>9.729232099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62411818008">
                <text:p>9.624118180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64362763596">
                <text:p>9.643627635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80109860458">
                <text:p>9.801098604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68093458328">
                <text:p>9.680934583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.71657352982">
                <text:p>9.716573529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.88632866745">
                <text:p>9.886328667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0049366158">
                <text:p>10.00493661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.72428522034">
                <text:p>9.724285220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.66793312683">
                <text:p>9.667933126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.97576850891">
                <text:p>9.975768508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.88971973572">
                <text:p>9.889719735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.95939748001">
                <text:p>9.95939748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0073315491">
                <text:p>10.00733154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.86417496414">
                <text:p>9.864174964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.68493246918">
                <text:p>9.684932469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001323748">
                <text:p>10.0013237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.78257212448">
                <text:p>9.782572124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.68475526886">
                <text:p>9.684755268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.64495331116">
                <text:p>9.644953311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66800830612">
                <text:p>9.668008306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.53324327774">
                <text:p>9.533243277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.61049039154">
                <text:p>9.610490391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65828015823">
                <text:p>9.658280158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58473955917">
                <text:p>9.584739559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.73518191833">
                <text:p>9.735181918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.69565364914">
                <text:p>9.695653649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.71813020096">
                <text:p>9.718130200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.67659369888">
                <text:p>9.676593698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.98513668594">
                <text:p>9.985136685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0841452698">
                <text:p>10.08414526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.79877320557">
                <text:p>9.798773205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.8963835144">
                <text:p>9.89638351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.91196674957">
                <text:p>9.911966749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.82468587341">
                <text:p>9.824685873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97891912308">
                <text:p>9.978919123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.92817855988">
                <text:p>9.928178559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77573458481">
                <text:p>9.775734584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.60014765015">
                <text:p>9.600147650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.90152340775">
                <text:p>9.901523407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.76226119232">
                <text:p>9.762261192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92062040558">
                <text:p>9.920620405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78234471741">
                <text:p>9.782344717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.75134759674">
                <text:p>9.751347596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.69054736404">
                <text:p>9.690547364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.71538423157">
                <text:p>9.715384231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86797961197">
                <text:p>9.867979611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69058138351">
                <text:p>9.690581383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80508411636">
                <text:p>9.805084116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85115477829">
                <text:p>9.851154778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84600307159">
                <text:p>9.846003071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87791068039">
                <text:p>9.877910680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86848212814">
                <text:p>9.868482128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90022431259">
                <text:p>9.900224312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82599760437">
                <text:p>9.825997604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82838509827">
                <text:p>9.828385098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77067764664">
                <text:p>9.770677646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80892513885">
                <text:p>9.808925138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.82286747665">
                <text:p>9.822867476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.84750183487">
                <text:p>9.847501834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.83097024155">
                <text:p>9.830970241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76876504211">
                <text:p>9.768765042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.88035806351">
                <text:p>9.880358063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88206109314">
                <text:p>9.882061093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.8374329689">
                <text:p>9.83743296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.87084109802">
                <text:p>9.870841098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.77605272293">
                <text:p>9.776052722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.79235821762">
                <text:p>9.792358217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.7258224144">
                <text:p>9.72582241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.74798056641">
                <text:p>9.747980566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.76696088867">
                <text:p>9.766960888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.7193743042">
                <text:p>9.71937430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.73061628113">
                <text:p>9.730616281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.78678010864">
                <text:p>9.786780108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.69816761322">
                <text:p>9.698167613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.74622101212">
                <text:p>9.746221012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.88469868622">
                <text:p>9.884698686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.74676001511">
                <text:p>9.746760015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91769652557">
                <text:p>9.917696525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.90882394867">
                <text:p>9.908823948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.81051545563">
                <text:p>9.810515455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.81241923752">
                <text:p>9.812419237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.8562788208">
                <text:p>9.85627882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.90228039703">
                <text:p>9.902280397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.8118767952">
                <text:p>9.81187679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0036616333">
                <text:p>10.0036616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.88016733017">
                <text:p>9.880167330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.78239219513">
                <text:p>9.782392195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.69760640411">
                <text:p>9.697606404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.82571842041">
                <text:p>9.825718420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.66355758743">
                <text:p>9.663557587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.7989335083">
                <text:p>9.79893350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.73437834854">
                <text:p>9.734378348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.98432025604">
                <text:p>9.984320256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.68363273849">
                <text:p>9.683632738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.76893674698">
                <text:p>9.768936746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.86495430908">
                <text:p>9.864954309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67552320709">
                <text:p>9.675523207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.61889794846">
                <text:p>9.618897948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59685168686">
                <text:p>9.596851686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99841426086">
                <text:p>9.998414260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.86093788071">
                <text:p>9.860937880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92128909378">
                <text:p>9.921289093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.87098577423">
                <text:p>9.870985774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.97468067093">
                <text:p>9.974680670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.97436328049">
                <text:p>9.974363280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.87385701752">
                <text:p>9.873857017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.72351245499">
                <text:p>9.723512454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99047669601">
                <text:p>9.990476696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.83694914474">
                <text:p>9.836949144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.71324893036">
                <text:p>9.713248930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.66426365967">
                <text:p>9.664263659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.63331637192">
                <text:p>9.633316371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.50509781113">
                <text:p>9.505097811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59976098709">
                <text:p>9.599760987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.8265458786">
                <text:p>9.82654587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.7162146431">
                <text:p>9.71621464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.76052836761">
                <text:p>9.760528367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89659308929">
                <text:p>9.896593089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93822331314">
                <text:p>9.938223313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.76635108032">
                <text:p>9.766351080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.98186176987">
                <text:p>9.981861769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91240246048">
                <text:p>9.912402460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.83926216965">
                <text:p>9.839262169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.6766758316">
                <text:p>9.67667583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.97523462753">
                <text:p>9.975234627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83175814743">
                <text:p>9.831758147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.0301000328">
                <text:p>10.03010003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.0097233421">
                <text:p>10.00972334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82550723801">
                <text:p>9.825507238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69258412094">
                <text:p>9.692584120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93921537323">
                <text:p>9.939215373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.70504971466">
                <text:p>9.705049714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62784148026">
                <text:p>9.627841480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.66094186401">
                <text:p>9.660941864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.0004518776">
                <text:p>10.00045187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56830845413">
                <text:p>9.568308454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.75407741623">
                <text:p>9.754077416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71663435364">
                <text:p>9.716634353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81471282272">
                <text:p>9.814712822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88718636932">
                <text:p>9.887186369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96189271469">
                <text:p>9.961892714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.96016426392">
                <text:p>9.960164263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84788703995">
                <text:p>9.847887039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.953836306">
                <text:p>9.9538363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75672700958">
                <text:p>9.756727009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84712055511">
                <text:p>9.847120555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8815488945">
                <text:p>9.88154889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74454321671">
                <text:p>9.744543216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75155242386">
                <text:p>9.751552423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.66200072937">
                <text:p>9.662000729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.89990509033">
                <text:p>9.899905090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85454446335">
                <text:p>9.854544463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.79390311279">
                <text:p>9.793903112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.77742258606">
                <text:p>9.777422586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79514015045">
                <text:p>9.795140150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77653882751">
                <text:p>9.776538827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76287571106">
                <text:p>9.762875711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80572353287">
                <text:p>9.805723532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87774835892">
                <text:p>9.877748358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75100859833">
                <text:p>9.751008598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80138507843">
                <text:p>9.801385078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79256663361">
                <text:p>9.792566633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77261185913">
                <text:p>9.772611859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75501257782">
                <text:p>9.755012577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79000489273">
                <text:p>9.790004892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74796318283">
                <text:p>9.747963182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77863801575">
                <text:p>9.778638015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86310892105">
                <text:p>9.863108921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70813116837">
                <text:p>9.708131168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72399302673">
                <text:p>9.723993026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75511108475">
                <text:p>9.755111084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7431077446">
                <text:p>9.74310774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79466929855">
                <text:p>9.794669298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87125718231">
                <text:p>9.871257182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90362098846">
                <text:p>9.903620988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80368079453">
                <text:p>9.803680794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89557269211">
                <text:p>9.895572692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91087902374">
                <text:p>9.910879023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80513282776">
                <text:p>9.805132827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90108294907">
                <text:p>9.901082949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92230855637">
                <text:p>9.922308556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84471874313">
                <text:p>9.844718743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72067627792">
                <text:p>9.720676277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9639556778">
                <text:p>9.96395567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8572820961">
                <text:p>9.85728209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71986874542">
                <text:p>9.719868745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90574769135">
                <text:p>9.905747691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73077019119">
                <text:p>9.730770191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65022472153">
                <text:p>9.650224721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64641289597">
                <text:p>9.646412895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76456509552">
                <text:p>9.764565095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72804411011">
                <text:p>9.728044110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75773271484">
                <text:p>9.757732714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88157861481">
                <text:p>9.881578614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64091116257">
                <text:p>9.640911162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75335683899">
                <text:p>9.753356838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94381155319">
                <text:p>9.943811553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87875298004">
                <text:p>9.878752980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75714716873">
                <text:p>9.757147168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6590449234">
                <text:p>9.659044923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94002503662">
                <text:p>9.940025036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90486382065">
                <text:p>9.904863820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99890279541">
                <text:p>9.998902795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.92488446579">
                <text:p>9.924884465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77748240051">
                <text:p>9.777482400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0839486671">
                <text:p>10.08394866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.97287053604">
                <text:p>9.972870536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.76508256531">
                <text:p>9.7650825653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.65432219849">
                <text:p>9.654322198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.73479181595">
                <text:p>9.734791815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.59875659027">
                <text:p>9.598756590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.56735362854">
                <text:p>9.567353628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.70308604355">
                <text:p>9.703086043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.94359128647">
                <text:p>9.943591286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.66115416794">
                <text:p>9.661154167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.83281854553">
                <text:p>9.8328185455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.97787251968">
                <text:p>9.977872519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.98494337311">
                <text:p>9.984943373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.89250615463">
                <text:p>9.892506154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0428148285">
                <text:p>10.04281482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.98923341522">
                <text:p>9.989233415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.82742593613">
                <text:p>9.827425936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.94848119278">
                <text:p>9.948481192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.83922052383">
                <text:p>9.839220523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.71454066086">
                <text:p>9.714540660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.9664925209">
                <text:p>9.96649252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.84531412125">
                <text:p>9.845314121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.62259840698">
                <text:p>9.622598406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.66165204849">
                <text:p>9.6616520484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.74151656799">
                <text:p>9.741516567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.67032327499">
                <text:p>9.670323274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.63074588318">
                <text:p>9.630745883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.93291911697">
                <text:p>9.932919116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.63951688766">
                <text:p>9.6395168876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.89803087921">
                <text:p>9.898030879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.7940965004">
                <text:p>9.79409650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.85216111908">
                <text:p>9.852161119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.75281701355">
                <text:p>9.752817013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.90340109558">
                <text:p>9.9034010955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.94874975967">
                <text:p>9.948749759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.78527001801">
                <text:p>9.785270018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.84440505371">
                <text:p>9.8444050537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.6910407959">
                <text:p>9.69104079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.8861138588">
                <text:p>9.88611385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.88018647079">
                <text:p>9.880186470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.84560085678">
                <text:p>9.845600856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.82817941132">
                <text:p>9.828179411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.82795749969">
                <text:p>9.827957499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.77841718826">
                <text:p>9.7784171882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.8504930809">
                <text:p>9.850493080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.78851061554">
                <text:p>9.788510615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.80108062286">
                <text:p>9.801080622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.83718429031">
                <text:p>9.837184290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.84551614456">
                <text:p>9.845516144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.77089118423">
                <text:p>9.770891184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.73874013062">
                <text:p>9.7387401306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.84113948364">
                <text:p>9.841139483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.75308315048">
                <text:p>9.753083150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.83318696518">
                <text:p>9.833186965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.68457821808">
                <text:p>9.684578218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.63841906815">
                <text:p>9.638419068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.58226694183">
                <text:p>9.582266941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.62018078156">
                <text:p>9.620180781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.46545368881">
                <text:p>9.4654536888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.48652568512">
                <text:p>9.486525685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.45782330856">
                <text:p>9.457823308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.52484230042">
                <text:p>9.524842300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.25370084229">
                <text:p>9.2537008422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.3175707901">
                <text:p>9.31757079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.42984248123">
                <text:p>9.429842481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.40177073593">
                <text:p>9.4017707359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.31274353943">
                <text:p>9.3127435394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.3360591011">
                <text:p>9.33605910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.13729514999">
                <text:p>9.137295149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.03912509003">
                <text:p>9.039125090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.23027929688">
                <text:p>9.230279296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.11816166534">
                <text:p>9.118161665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.04086486816">
                <text:p>9.040864868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.92840109787">
                <text:p>8.928401097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.9449872345">
                <text:p>8.94498723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.08027612534">
                <text:p>9.080276125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.74765860596">
                <text:p>8.747658605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.9371415596">
                <text:p>8.937141559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.86828787155">
                <text:p>8.868287871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.7869781601">
                <text:p>8.78697816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.89100812988">
                <text:p>8.891008129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.77849116211">
                <text:p>8.778491162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.84300415268">
                <text:p>8.843004152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.02601536942">
                <text:p>9.026015369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11228254013">
                <text:p>9.112282540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.92053822632">
                <text:p>8.920538226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01914605331">
                <text:p>9.019146053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.99438126221">
                <text:p>8.994381262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.98521563187">
                <text:p>8.985215631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.82806115646">
                <text:p>8.828061156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06163065186">
                <text:p>9.061630651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.98252528992">
                <text:p>8.982525289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.81736988373">
                <text:p>8.8173698837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.99756197052">
                <text:p>8.997561970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.77121574326">
                <text:p>8.771215743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.7887500885">
                <text:p>8.788750088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.8137832222">
                <text:p>8.81378322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.82513798676">
                <text:p>8.825137986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.76309282837">
                <text:p>8.763092828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.87358425446">
                <text:p>8.8735842544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.84307578049">
                <text:p>8.843075780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.98130956116">
                <text:p>8.9813095611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.87690141449">
                <text:p>8.8769014144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17194749451">
                <text:p>9.171947494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.88248733673">
                <text:p>8.8824873367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.10043105392">
                <text:p>9.100431053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.8815384552">
                <text:p>8.88153845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.2662125679">
                <text:p>9.26621256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.05736991882">
                <text:p>9.0573699188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.20025345078">
                <text:p>9.200253450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.30396337585">
                <text:p>9.3039633758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.991920047">
                <text:p>8.99192004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.09855729141">
                <text:p>9.098557291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.3180442215">
                <text:p>9.31804422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.19005003967">
                <text:p>9.190050039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.21368385162">
                <text:p>9.2136838516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.40111853409">
                <text:p>9.401118534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.40681331863">
                <text:p>9.406813318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.08466960907">
                <text:p>9.084669609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.36242475128">
                <text:p>9.362424751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.14945071793">
                <text:p>9.149450717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.18864331589">
                <text:p>9.1886433158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.43091790771">
                <text:p>9.430917907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.25582470398">
                <text:p>9.2558247039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.32399497452">
                <text:p>9.323994974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.52668795013">
                <text:p>9.526687950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.63028583527">
                <text:p>9.630285835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.46895806808">
                <text:p>9.468958068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.53018731995">
                <text:p>9.530187319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.74508498611">
                <text:p>9.745084986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.57746223373">
                <text:p>9.577462233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.79108215103">
                <text:p>9.791082151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.82357156754">
                <text:p>9.823571567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.73819858551">
                <text:p>9.738198585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.61057095413">
                <text:p>9.610570954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.82860622482">
                <text:p>9.828606224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.761733255">
                <text:p>9.7617332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.72397583008">
                <text:p>9.723975830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.74022042618">
                <text:p>9.740220426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.72927456818">
                <text:p>9.7292745681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.70797303391">
                <text:p>9.707973033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.7614684639">
                <text:p>9.76146846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.72523813934">
                <text:p>9.7252381393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.71528105164">
                <text:p>9.715281051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.78917201385">
                <text:p>9.7891720138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.839614888">
                <text:p>9.83961488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.82080772858">
                <text:p>9.820807728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.74628863983">
                <text:p>9.746288639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.8045981987">
                <text:p>9.80459819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.80830471344">
                <text:p>9.808304713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.89963327103">
                <text:p>9.899633271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.79218849411">
                <text:p>9.792188494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.87632193375">
                <text:p>9.876321933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.84346510696">
                <text:p>9.843465106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.84016275101">
                <text:p>9.8401627510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.85158166656">
                <text:p>9.851581666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.91148703766">
                <text:p>9.9114870376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.84316012802">
                <text:p>9.8431601280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.87152653427">
                <text:p>9.871526534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.86105048141">
                <text:p>9.861050481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.71599239502">
                <text:p>9.715992395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.74772751389">
                <text:p>9.747727513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.82838143463">
                <text:p>9.828381434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.70907986298">
                <text:p>9.709079862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.65929917221">
                <text:p>9.6592991722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.82557808075">
                <text:p>9.825578080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.68670641632">
                <text:p>9.686706416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.6494476944">
                <text:p>9.649447694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.73442586365">
                <text:p>9.734425863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.80898125229">
                <text:p>9.808981252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.67069034882">
                <text:p>9.6706903488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.66999911804">
                <text:p>9.669999118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.80637648239">
                <text:p>9.8063764823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.82158797073">
                <text:p>9.821587970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.75306143036">
                <text:p>9.753061430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.64183305283">
                <text:p>9.6418330528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.7522996933">
                <text:p>9.75229969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.80635651932">
                <text:p>9.806356519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.94998029251">
                <text:p>9.949980292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.93719809341">
                <text:p>9.9371980934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.80933681183">
                <text:p>9.809336811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.65965323639">
                <text:p>9.659653236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.94014601135">
                <text:p>9.940146011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.77116621857">
                <text:p>9.7711662185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.67478745193">
                <text:p>9.674787451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.73994307404">
                <text:p>9.739943074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.6287821373">
                <text:p>9.62878213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.61091361618">
                <text:p>9.610913616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.73492030487">
                <text:p>9.734920304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.59562889252">
                <text:p>9.595628892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.6471688385">
                <text:p>9.64716883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.78006324463">
                <text:p>9.780063244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.95043977966">
                <text:p>9.9504397796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.96262166595">
                <text:p>9.962621665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.90047205658">
                <text:p>9.9004720565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.0468008263">
                <text:p>10.04680082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.95265893326">
                <text:p>9.952658933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.90803327637">
                <text:p>9.908033276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.98176460876">
                <text:p>9.981764608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.89890162811">
                <text:p>9.898901628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.71268390808">
                <text:p>9.7126839080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.0343997948">
                <text:p>10.03439979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.86623994598">
                <text:p>9.866239945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.69428083267">
                <text:p>9.694280832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.57724282684">
                <text:p>9.5772428268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.89750559616">
                <text:p>9.897505596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.71047238083">
                <text:p>9.710472380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.68601432571">
                <text:p>9.686014325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.73835036469">
                <text:p>9.738350364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.60076725311">
                <text:p>9.600767253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.60243491745">
                <text:p>9.6024349174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.76416632004">
                <text:p>9.7641663200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.59189931183">
                <text:p>9.59189931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